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settings.xml" manifest:media-type="text/xml"/>
  <manifest:file-entry manifest:full-path="Object 2" manifest:media-type="application/vnd.sun.star.oleobject"/>
  <manifest:file-entry manifest:full-path="Object 8" manifest:media-type="application/vnd.sun.star.oleobject"/>
  <manifest:file-entry manifest:full-path="Object 7" manifest:media-type="application/vnd.sun.star.oleobject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12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7" manifest:media-type=""/>
  <manifest:file-entry manifest:full-path="ObjectReplacements/Object 2" manifest:media-type=""/>
  <manifest:file-entry manifest:full-path="ObjectReplacements/Object 11" manifest:media-type=""/>
  <manifest:file-entry manifest:full-path="ObjectReplacements/Object 1" manifest:media-type=""/>
  <manifest:file-entry manifest:full-path="ObjectReplacements/Object 10" manifest:media-type=""/>
  <manifest:file-entry manifest:full-path="content.xml" manifest:media-type="text/xml"/>
  <manifest:file-entry manifest:full-path="Object 9" manifest:media-type="application/vnd.sun.star.oleobject"/>
  <manifest:file-entry manifest:full-path="Object 10" manifest:media-type="application/vnd.sun.star.oleobject"/>
  <manifest:file-entry manifest:full-path="Object 1" manifest:media-type="application/vnd.sun.star.oleobject"/>
  <manifest:file-entry manifest:full-path="Object 12" manifest:media-type="application/vnd.sun.star.oleobject"/>
  <manifest:file-entry manifest:full-path="Object 3" manifest:media-type="application/vnd.sun.star.oleobject"/>
  <manifest:file-entry manifest:full-path="Object 4" manifest:media-type="application/vnd.sun.star.oleobject"/>
  <manifest:file-entry manifest:full-path="Object 11" manifest:media-type="application/vnd.sun.star.oleobject"/>
  <manifest:file-entry manifest:full-path="styles.xml" manifest:media-type="text/xml"/>
  <manifest:file-entry manifest:full-path="Thumbnails/thumbnail.png" manifest:media-type="image/png"/>
  <manifest:file-entry manifest:full-path="Object 5" manifest:media-type="application/vnd.sun.star.oleobject"/>
  <manifest:file-entry manifest:full-path="Object 6" manifest:media-type="application/vnd.sun.star.oleobjec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irisWipe" smil:subtype="rectangl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min-height="0.746cm" fo:min-width="11.022cm" fo:padding-top="0.134cm" fo:padding-bottom="0.134cm" fo:padding-left="0.268cm" fo:padding-right="0.268cm" fo:wrap-option="wrap" draw:shadow-color="#808080"/>
    </style:style>
    <style:style style:name="gr3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eeece1" draw:visible-area-left="0cm" draw:visible-area-top="0cm" draw:visible-area-width="3.331cm" draw:visible-area-height="2.222cm" draw:ole-draw-aspect="1"/>
    </style:style>
    <style:style style:name="gr4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eeece1" draw:visible-area-left="0cm" draw:visible-area-top="0cm" draw:visible-area-width="10.966cm" draw:visible-area-height="6.341cm" draw:ole-draw-aspect="1"/>
    </style:style>
    <style:style style:name="gr5" style:family="graphic" style:parent-style-name="standard">
      <style:graphic-properties draw:stroke="non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6">
      <style:graphic-properties draw:stroke="none" draw:fill="solid" draw:fill-color="#1f497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eeece1" draw:visible-area-left="0cm" draw:visible-area-top="0cm" draw:visible-area-width="8.593cm" draw:visible-area-height="4.241cm" draw:ole-draw-aspect="1"/>
    </style:style>
    <style:style style:name="gr8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eeece1" draw:visible-area-left="0cm" draw:visible-area-top="0cm" draw:visible-area-width="6.176cm" draw:visible-area-height="4.673cm" draw:ole-draw-aspect="1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587cm" fo:min-width="2.887cm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587cm" fo:min-width="2.886cm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586cm" fo:min-width="2.886cm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586cm" fo:min-width="2.887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offset-x="0.071cm" draw:shadow-offset-y="0.071cm" draw:shadow-color="#eeece1" draw:shadow-opacity="100%" draw:visible-area-left="0cm" draw:visible-area-top="0cm" draw:visible-area-width="3.329cm" draw:visible-area-height="2.222cm" draw:ole-draw-aspect="1"/>
    </style:style>
    <style:style style:name="gr14" style:family="graphic" style:parent-style-name="standard">
      <style:graphic-properties draw:stroke="solid" svg:stroke-width="0.026cm" svg:stroke-color="#4a7ebb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standard">
      <style:graphic-properties draw:stroke="solid" svg:stroke-width="0.026cm" svg:stroke-color="#4a7ebb" svg:stroke-opacity="100%" draw:stroke-linejoin="round" draw:fill="none" draw:fill-color="#ffffff" draw:textarea-horizontal-align="left" draw:textarea-vertical-align="middle" draw:auto-grow-height="false" fo:min-height="7.493cm" fo:min-width="0.73cm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solid" svg:stroke-width="0.026cm" svg:stroke-color="#4a7ebb" svg:stroke-opacity="100%" draw:stroke-linejoin="round" draw:fill="none" draw:fill-color="#ffffff" draw:textarea-horizontal-align="left" draw:textarea-vertical-align="middle" draw:auto-grow-height="false" fo:min-height="3.762cm" fo:min-width="0.77cm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solid" svg:stroke-width="0.026cm" svg:stroke-color="#4a7ebb" draw:marker-start="msArrowOpenEnd_20_5" draw:marker-start-width="0.315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solid" svg:stroke-width="0.026cm" svg:stroke-color="#4a7ebb" draw:marker-end="msArrowOpenEnd_20_5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eeece1" draw:visible-area-left="0cm" draw:visible-area-top="0cm" draw:visible-area-width="3.329cm" draw:visible-area-height="2.222cm" draw:ole-draw-aspect="1"/>
    </style:style>
    <style:style style:name="gr21" style:family="graphic" style:parent-style-name="standard">
      <style:graphic-properties draw:stroke="solid" svg:stroke-width="0.026cm" svg:stroke-color="#4a7ebb" svg:stroke-opacity="100%" draw:stroke-linejoin="round" draw:fill="none" draw:fill-color="#ffffff" draw:textarea-horizontal-align="left" draw:textarea-vertical-align="middle" draw:auto-grow-height="false" fo:min-height="9.64cm" fo:min-width="2.009cm" fo:padding-top="0.13cm" fo:padding-bottom="0.13cm" fo:padding-left="0.25cm" fo:padding-right="0.25cm" fo:wrap-option="wrap" draw:shadow-color="#808080"/>
    </style:style>
    <style:style style:name="gr22" style:family="graphic" style:parent-style-name="standard">
      <style:graphic-properties draw:stroke="solid" svg:stroke-width="0.026cm" svg:stroke-color="#4a7ebb" svg:stroke-opacity="100%" draw:stroke-linejoin="round" draw:fill="none" draw:fill-color="#ffffff" draw:textarea-horizontal-align="left" draw:textarea-vertical-align="middle" draw:auto-grow-height="false" fo:min-height="7.933cm" fo:min-width="1.118cm" fo:padding-top="0.13cm" fo:padding-bottom="0.13cm" fo:padding-left="0.25cm" fo:padding-right="0.25cm" fo:wrap-option="wrap" draw:shadow-color="#808080"/>
    </style:style>
    <style:style style:name="gr23" style:family="graphic" style:parent-style-name="standard">
      <style:graphic-properties draw:stroke="solid" svg:stroke-width="0.026cm" svg:stroke-color="#4a7ebb" svg:stroke-opacity="100%" draw:stroke-linejoin="round" draw:fill="none" draw:fill-color="#ffffff" draw:textarea-horizontal-align="left" draw:textarea-vertical-align="middle" draw:auto-grow-height="false" fo:min-height="7.938cm" fo:min-width="1.118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>
      <style:graphic-properties style:protect="size"/>
    </style:style>
    <style:style style:name="gr26" style:family="graphic" style:parent-style-name="standard">
      <style:graphic-properties draw:stroke="solid" svg:stroke-width="0.026cm" svg:stroke-color="#4a7ebb" svg:stroke-opacity="100%" draw:stroke-linejoin="round" draw:fill="none" draw:fill-color="#ffffff" draw:textarea-horizontal-align="left" draw:textarea-vertical-align="middle" draw:auto-grow-height="false" fo:min-height="0.587cm" fo:min-width="2.251cm" fo:padding-top="0.13cm" fo:padding-bottom="0.13cm" fo:padding-left="0.25cm" fo:padding-right="0.25cm" fo:wrap-option="wrap" draw:shadow-color="#808080"/>
    </style:style>
    <style:style style:name="gr27" style:family="graphic" style:parent-style-name="standard">
      <style:graphic-properties draw:stroke="solid" svg:stroke-width="0.026cm" svg:stroke-color="#4a7ebb" svg:stroke-opacity="100%" draw:stroke-linejoin="round" draw:fill="none" draw:fill-color="#ffffff" draw:textarea-horizontal-align="left" draw:textarea-vertical-align="middle" draw:auto-grow-height="false" fo:min-height="0.768cm" fo:min-width="3.31cm" fo:padding-top="0.13cm" fo:padding-bottom="0.13cm" fo:padding-left="0.25cm" fo:padding-right="0.25cm" fo:wrap-option="wrap" draw:shadow-color="#808080"/>
    </style:style>
    <style:style style:name="gr28" style:family="graphic" style:parent-style-name="standard">
      <style:graphic-properties draw:stroke="solid" svg:stroke-width="0.026cm" svg:stroke-color="#4a7ebb" svg:stroke-opacity="100%" draw:stroke-linejoin="round" draw:fill="none" draw:fill-color="#ffffff" draw:textarea-horizontal-align="left" draw:textarea-vertical-align="middle" draw:auto-grow-height="false" fo:min-height="0.587cm" fo:min-width="1.405cm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solid" svg:stroke-width="0.026cm" svg:stroke-color="#4a7ebb" svg:stroke-opacity="100%" draw:stroke-linejoin="round" draw:fill="none" draw:fill-color="#ffffff" draw:textarea-horizontal-align="left" draw:textarea-vertical-align="middle" draw:auto-grow-height="false" fo:min-height="0.587cm" fo:min-width="2.252cm" fo:padding-top="0.13cm" fo:padding-bottom="0.13cm" fo:padding-left="0.25cm" fo:padding-right="0.25cm" fo:wrap-option="wrap" draw:shadow-color="#808080"/>
    </style:style>
    <style:style style:name="gr30" style:family="graphic" style:parent-style-name="standard">
      <style:graphic-properties draw:stroke="dash" draw:stroke-dash="Dashed_20__28_var_29__20_4" svg:stroke-width="0.02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9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13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.058cm" fo:min-width="0.612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13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.058cm" fo:min-width="0.612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eeece1" draw:visible-area-left="0cm" draw:visible-area-top="0cm" draw:visible-area-width="6.176cm" draw:visible-area-height="4.559cm" draw:ole-draw-aspect="1"/>
    </style:style>
    <style:style style:name="pr1" style:family="presentation" style:parent-style-name="Title12-notes">
      <style:graphic-properties draw:stroke="none" draw:fill="none" draw:fill-color="#ffffff" draw:textarea-horizontal-align="left" draw:textarea-vertical-align="top" fo:min-height="9.142cm" draw:shadow-color="#808080"/>
    </style:style>
    <style:style style:name="pr2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319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Title2-notes">
      <style:graphic-properties draw:stroke="none" draw:fill="none" draw:fill-color="#ffffff" draw:textarea-horizontal-align="left" draw:textarea-vertical-align="top" fo:min-height="9.142cm" draw:shadow-color="#808080"/>
    </style:style>
    <style:style style:name="pr4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2.075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Title15-title">
      <style:graphic-properties draw:stroke="none" draw:fill="none" draw:fill-color="#ffffff" draw:textarea-horizontal-align="justify" draw:textarea-vertical-align="middle" draw:auto-grow-height="false" draw:auto-grow-width="false" fo:min-height="1.652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Title15-notes">
      <style:graphic-properties draw:stroke="none" draw:fill="none" draw:fill-color="#ffffff" draw:textarea-horizontal-align="left" draw:textarea-vertical-align="top" fo:min-height="9.142cm" draw:shadow-color="#808080"/>
    </style:style>
    <style:style style:name="pr8" style:family="presentation" style:parent-style-name="Title7-notes">
      <style:graphic-properties draw:fill-color="#ffffff" fo:min-height="9.142cm"/>
    </style:style>
    <style:style style:name="pr9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3.98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Title2-notes">
      <style:graphic-properties draw:fill-color="#ffffff" fo:min-height="9.142cm"/>
    </style:style>
    <style:style style:name="co1" style:family="table-column">
      <style:table-column-properties style:column-width="3.881cm" style:use-optimal-column-width="false"/>
    </style:style>
    <style:style style:name="co2" style:family="table-column">
      <style:table-column-properties style:column-width="3.88cm" style:use-optimal-column-width="false"/>
    </style:style>
    <style:style style:name="ro1" style:family="table-row">
      <style:table-row-properties style:row-height="1.102cm"/>
    </style:style>
    <style:style style:name="ce1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100%" fo:text-indent="0cm" fo:border-left="0.54pt solid #000000" fo:border-right="0.23pt solid #000000" fo:border-top="0.54pt solid #000000" fo:border-bottom="0.23pt solid #000000" style:punctuation-wrap="hanging" style:line-break="strict"/>
    </style:style>
    <style:style style:name="ce2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100%" fo:text-indent="0cm" fo:border-left="0.23pt solid #000000" fo:border-right="0.23pt solid #000000" fo:border-top="0.54pt solid #000000" fo:border-bottom="0.23pt solid #000000" style:punctuation-wrap="hanging" style:line-break="strict"/>
    </style:style>
    <style:style style:name="ce3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100%" fo:text-indent="0cm" fo:border-left="0.23pt solid #000000" fo:border-right="0.54pt solid #000000" fo:border-top="0.54pt solid #000000" fo:border-bottom="0.23pt solid #000000" style:punctuation-wrap="hanging" style:line-break="strict"/>
    </style:style>
    <style:style style:name="ce4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100%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5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100%" fo:text-indent="0cm" fo:border="0.23pt solid #000000" style:punctuation-wrap="hanging" style:line-break="strict"/>
    </style:style>
    <style:style style:name="ce6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100%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7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100%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8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100%" fo:text-indent="0cm" fo:border="0.23pt solid #000000" style:punctuation-wrap="hanging" style:line-break="strict"/>
    </style:style>
    <style:style style:name="ce9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100%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10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100%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11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100%" fo:text-indent="0cm" fo:border="0.23pt solid #000000" style:punctuation-wrap="hanging" style:line-break="strict"/>
    </style:style>
    <style:style style:name="ce12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100%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13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100%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14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100%" fo:text-indent="0cm" fo:border="0.23pt solid #000000" style:punctuation-wrap="hanging" style:line-break="strict"/>
    </style:style>
    <style:style style:name="ce15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100%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16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100%" fo:text-indent="0cm" fo:border-left="0.54pt solid #000000" fo:border-right="0.23pt solid #000000" fo:border-top="0.23pt solid #000000" fo:border-bottom="0.54pt solid #000000" style:punctuation-wrap="hanging" style:line-break="strict"/>
    </style:style>
    <style:style style:name="ce17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100%" fo:text-indent="0cm" fo:border-left="0.23pt solid #000000" fo:border-right="0.23pt solid #000000" fo:border-top="0.23pt solid #000000" fo:border-bottom="0.54pt solid #000000" style:punctuation-wrap="hanging" style:line-break="strict"/>
    </style:style>
    <style:style style:name="ce18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100%" fo:text-indent="0cm" fo:border-left="0.23pt solid #000000" fo:border-right="0.54pt solid #000000" fo:border-top="0.23pt solid #000000" fo:border-bottom="0.54pt solid #000000" style:punctuation-wrap="hanging" style:line-break="strict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text-align="end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5" style:family="paragraph">
      <loext:graphic-properties draw:fill="none" draw:fill-color="#ffffff"/>
      <style:text-properties fo:language="en" fo:country="US" style:language-asian="en" style:country-asian="US" style:language-complex="en" style:country-complex="US"/>
    </style:style>
    <style:style style:name="P6" style:family="paragraph">
      <loext:graphic-properties draw:fill="none" draw:fill-color="#4f81bd"/>
      <style:paragraph-properties fo:text-align="center" style:writing-mode="lr-tb"/>
    </style:style>
    <style:style style:name="P7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8" style:family="paragraph">
      <style:paragraph-properties fo:margin-left="0cm" fo:margin-right="0cm" fo:margin-top="0.211cm" fo:margin-bottom="0cm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9" style:family="paragraph">
      <style:paragraph-properties fo:margin-left="2.063cm" fo:margin-right="0cm" fo:margin-top="0.211cm" fo:margin-bottom="0cm" fo:text-indent="-0.793cm" style:punctuation-wrap="hanging" style:line-break="strict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0" style:family="paragraph">
      <style:paragraph-properties fo:margin-left="2.063cm" fo:margin-right="0cm" fo:margin-top="0.211cm" fo:margin-bottom="0cm" fo:text-indent="-0.793cm" style:punctuation-wrap="hanging" style:line-break="strict"/>
    </style:style>
    <style:style style:name="P11" style:family="paragraph">
      <loext:graphic-properties draw:fill="none" draw:fill-color="#ffffff"/>
      <style:paragraph-properties style:writing-mode="lr-tb" style:font-independent-line-spacing="true"/>
    </style:style>
    <style:style style:name="P12" style:family="paragraph">
      <style:paragraph-properties fo:margin-left="0cm" fo:margin-right="0cm" fo:text-align="center" fo:text-indent="0cm" style:punctuation-wrap="hanging" style:line-break="strict"/>
    </style:style>
    <style:style style:name="P13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4" style:family="paragraph">
      <loext:graphic-properties draw:fill="solid" draw:fill-color="#ffff00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5" style:family="paragraph">
      <loext:graphic-properties draw:fill="solid" draw:fill-color="#1f497d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6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7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P19" style:family="paragraph">
      <loext:graphic-properties draw:fill-color="#ffffff"/>
    </style:style>
    <style:style style:name="P20" style:family="paragraph">
      <loext:graphic-properties draw:fill="solid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1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loext:graphic-properties draw:fill="solid" draw:fill-color="#4f81bd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24" style:family="paragraph">
      <style:paragraph-properties fo:margin-left="0cm" fo:margin-right="0cm" fo:line-height="100%" fo:text-indent="0cm" style:punctuation-wrap="hanging" style:line-break="strict"/>
    </style:style>
    <style:style style:name="P25" style:family="paragraph">
      <style:paragraph-properties fo:margin-left="0cm" fo:margin-right="0cm" fo:text-indent="0cm"/>
    </style:style>
    <style:style style:name="P26" style:family="paragraph">
      <style:paragraph-properties fo:margin-left="0.952cm" fo:margin-right="0cm" fo:margin-top="0.317cm" fo:margin-bottom="0cm" fo:text-align="center" fo:text-indent="-0.952cm"/>
    </style:style>
    <style:style style:name="P27" style:family="paragraph">
      <style:paragraph-properties fo:margin-left="0.952cm" fo:margin-right="0cm" fo:margin-top="0.282cm" fo:margin-bottom="0cm" fo:text-align="center" fo:text-indent="-0.952cm"/>
    </style:style>
    <style:style style:name="T1" style:family="text">
      <style:text-properties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3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4" style:family="text">
      <style:text-properties style:text-position="-25% 58%" fo:font-size="24pt" fo:language="en" fo:country="US" style:font-size-asian="24pt" style:language-asian="en" style:country-asian="US" style:font-size-complex="24pt" style:language-complex="en" style:country-complex="US"/>
    </style:style>
    <style:style style:name="T5" style:family="text">
      <style:text-properties fo:language="en" fo:country="US" style:language-asian="en" style:country-asian="US" style:language-complex="en" style:country-complex="US"/>
    </style:style>
    <style:style style:name="T6" style:family="text">
      <style:text-properties fo:font-size="36pt" fo:language="en" fo:country="US" style:font-size-asian="36pt" style:language-asian="en" style:country-asian="US" style:font-size-complex="36pt" style:language-complex="en" style:country-complex="US"/>
    </style:style>
    <style:style style:name="T7" style:family="text">
      <style:text-properties style:text-position="-25% 58%" fo:language="en" fo:country="US" style:language-asian="en" style:country-asian="US" style:language-complex="en" style:country-complex="US"/>
    </style:style>
    <style:style style:name="T8" style:family="text">
      <style:text-properties style:font-name="Symbol" fo:language="en" fo:country="US" style:font-name-asian="Symbol" style:language-asian="en" style:country-asian="US" style:font-name-complex="Symbol" style:language-complex="en" style:country-complex="US"/>
    </style:style>
    <style:style style:name="T9" style:family="text">
      <style:text-properties style:text-position="-25% 58%" fo:language="en" fo:country="US" style:font-name-asian="Times New Roman" style:language-asian="en" style:country-asian="US" style:font-name-complex="Times New Roman" style:language-complex="en" style:country-complex="US"/>
    </style:style>
    <style:style style:name="T10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11" style:family="text">
      <style:text-properties style:text-position="-25% 58%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12" style:family="text">
      <style:text-properties style:text-position="30% 58%" fo:language="en" fo:country="US" style:language-asian="en" style:country-asian="US" style:language-complex="en" style:country-complex="US"/>
    </style:style>
    <style:style style:name="T13" style:family="text">
      <style:text-properties fo:color="#ffff00" fo:language="en" fo:country="US" style:language-asian="en" style:country-asian="US" style:language-complex="en" style:country-complex="US"/>
    </style:style>
    <style:style style:name="T14" style:family="text">
      <style:text-properties fo:color="#ffffff" fo:language="en" fo:country="US" style:language-asian="en" style:country-asian="US" style:language-complex="en" style:country-complex="US"/>
    </style:style>
    <style:style style:name="T15" style:family="text">
      <style:text-properties fo:color="#ffffff" style:text-position="-25% 58%" fo:language="en" fo:country="US" style:language-asian="en" style:country-asian="US" style:language-complex="en" style:country-complex="US"/>
    </style:style>
    <style:style style:name="T16" style:family="text">
      <style:text-properties fo:color="#ffffff" style:font-name="Symbol" fo:language="en" fo:country="US" style:font-name-asian="Symbol" style:language-asian="en" style:country-asian="US" style:font-name-complex="Symbol" style:language-complex="en" style:country-complex="US"/>
    </style:style>
    <style:style style:name="T17" style:family="text">
      <style:text-properties fo:color="#ffffff" style:text-position="-25% 58%" fo:language="en" fo:country="US" style:font-name-asian="Times New Roman" style:language-asian="en" style:country-asian="US" style:font-name-complex="Times New Roman" style:language-complex="en" style:country-complex="US"/>
    </style:style>
    <style:style style:name="T18" style:family="text">
      <style:text-properties fo:color="#ffffff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19" style:family="text">
      <style:text-properties fo:color="#ffffff" style:text-position="-25% 58%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20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style:style style:name="T21" style:family="text">
      <style:text-properties style:font-name="Arial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22" style:family="text">
      <style:text-properties style:font-name="Arial" fo:font-size="20pt" fo:language="en" fo:country="US" style:font-size-asian="20pt" style:language-asian="en" style:country-asian="US" style:font-size-complex="20pt" style:language-complex="en" style:country-complex="US"/>
    </style:style>
    <style:style style:name="T23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24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25" style:family="text">
      <style:text-properties style:text-position="-25% 58%" fo:font-size="20pt" fo:language="en" fo:country="US" style:font-size-asian="20pt" style:language-asian="en" style:country-asian="US" style:font-size-complex="20pt" style:language-complex="en" style:country-complex="US"/>
    </style:style>
    <style:style style:name="T26" style:family="text">
      <style:text-properties fo:color="#0000ff" fo:font-size="28pt" fo:language="en" fo:country="US" style:font-size-asian="28pt" style:language-asian="en" style:country-asian="US" style:font-size-complex="28pt" style:language-complex="en" style:country-complex="US"/>
    </style:style>
    <style:style style:name="T27" style:family="text">
      <style:text-properties fo:color="#0000ff" style:text-position="-25% 58%" fo:font-size="28pt" fo:language="en" fo:country="US" style:font-size-asian="28pt" style:language-asian="en" style:country-asian="US" style:font-size-complex="28pt" style:language-complex="en" style:country-complex="US"/>
    </style:style>
    <style:style style:name="T28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29" style:family="text">
      <style:text-properties style:font-name="Symbol" fo:font-size="20pt" fo:language="en" fo:country="US" style:font-name-asian="Symbol" style:font-size-asian="20pt" style:language-asian="en" style:country-asian="US" style:font-name-complex="Symbol" style:font-size-complex="20pt" style:language-complex="en" style:country-complex="US"/>
    </style:style>
    <style:style style:name="T30" style:family="text">
      <style:text-properties style:text-position="-25% 58%" fo:font-size="20pt" fo:language="en" fo:country="US" style:font-name-asian="Times New Roman" style:font-size-asian="20pt" style:language-asian="en" style:country-asian="US" style:font-name-complex="Times New Roman" style:font-size-complex="20pt" style:language-complex="en" style:country-complex="US"/>
    </style:style>
    <style:style style:name="T31" style:family="text">
      <style:text-properties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32" style:family="text">
      <style:text-properties style:text-position="-25% 58%"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33" style:family="text">
      <style:text-properties style:text-position="30% 58%" fo:font-size="20pt" fo:language="en" fo:country="US" style:font-size-asian="20pt" style:language-asian="en" style:country-asian="US" style:font-size-complex="20pt" style:language-complex="en" style:country-complex="US"/>
    </style:style>
    <style:style style:name="T34" style:family="text">
      <style:text-properties fo:color="#0000ff" fo:font-size="22pt" fo:language="en" fo:country="US" style:font-size-asian="22pt" style:language-asian="en" style:country-asian="US" style:font-size-complex="22pt" style:language-complex="en" style:country-complex="US"/>
    </style:style>
    <style:style style:name="T35" style:family="text">
      <style:text-properties fo:color="#0000ff" style:text-position="-25% 58%" fo:font-size="22pt" fo:language="en" fo:country="US" style:font-size-asian="22pt" style:language-asian="en" style:country-asian="US" style:font-size-complex="22pt" style:language-complex="en" style:country-complex="US"/>
    </style:style>
    <style:style style:name="T36" style:family="text">
      <style:text-properties fo:color="#0000ff" style:font-name="Symbol" fo:font-size="22pt" fo:language="en" fo:country="US" style:font-name-asian="Symbol" style:font-size-asian="22pt" style:language-asian="en" style:country-asian="US" style:font-name-complex="Symbol" style:font-size-complex="22pt" style:language-complex="en" style:country-complex="US"/>
    </style:style>
    <style:style style:name="T37" style:family="text">
      <style:text-properties fo:color="#0000ff" style:text-position="-25% 58%" fo:font-size="22pt" fo:language="en" fo:country="US" style:font-name-asian="Times New Roman" style:font-size-asian="22pt" style:language-asian="en" style:country-asian="US" style:font-name-complex="Times New Roman" style:font-size-complex="22pt" style:language-complex="en" style:country-complex="US"/>
    </style:style>
    <style:style style:name="T38" style:family="text">
      <style:text-properties fo:color="#0000ff" fo:font-size="22pt" fo:language="en" fo:country="US" fo:font-style="italic" style:font-size-asian="22pt" style:language-asian="en" style:country-asian="US" style:font-style-asian="italic" style:font-size-complex="22pt" style:language-complex="en" style:country-complex="US" style:font-style-complex="italic"/>
    </style:style>
    <style:style style:name="T39" style:family="text">
      <style:text-properties fo:color="#0000ff" style:text-position="-25% 58%" fo:font-size="22pt" fo:language="en" fo:country="US" fo:font-style="italic" style:font-size-asian="22pt" style:language-asian="en" style:country-asian="US" style:font-style-asian="italic" style:font-size-complex="22pt" style:language-complex="en" style:country-complex="US" style:font-style-complex="italic"/>
    </style:style>
    <style:style style:name="T40" style:family="text">
      <style:text-properties fo:color="#0000ff" style:text-position="30% 58%" fo:font-size="22pt" fo:language="en" fo:country="US" style:font-size-asian="22pt" style:language-asian="en" style:country-asian="US" style:font-size-complex="22pt" style:language-complex="en" style:country-complex="US"/>
    </style:style>
    <style:style style:name="T41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42" style:family="text">
      <style:text-properties fo:font-size="22pt" fo:language="en" fo:country="US" fo:font-style="italic" style:font-size-asian="22pt" style:language-asian="en" style:country-asian="US" style:font-style-asian="italic" style:font-size-complex="22pt" style:language-complex="en" style:country-complex="US" style:font-style-complex="italic"/>
    </style:style>
    <style:style style:name="T43" style:family="text">
      <style:text-properties style:text-position="-25% 58%" fo:font-size="22pt" fo:language="en" fo:country="US" style:font-size-asian="22pt" style:language-asian="en" style:country-asian="US" style:font-size-complex="22pt" style:language-complex="en" style:country-complex="US"/>
    </style:style>
    <style:style style:name="T44" style:family="text">
      <style:text-properties style:text-position="-25% 58%" fo:font-size="22pt" fo:language="en" fo:country="US" fo:font-style="italic" style:font-size-asian="22pt" style:language-asian="en" style:country-asian="US" style:font-style-asian="italic" style:font-size-complex="22pt" style:language-complex="en" style:country-complex="US" style:font-style-complex="italic"/>
    </style:style>
    <style:style style:name="T45" style:family="text">
      <style:text-properties style:font-name="Symbol" fo:font-size="22pt" fo:language="en" fo:country="US" style:font-name-asian="Symbol" style:font-size-asian="22pt" style:language-asian="en" style:country-asian="US" style:font-name-complex="Symbol" style:font-size-complex="22pt" style:language-complex="en" style:country-complex="US"/>
    </style:style>
    <style:style style:name="T46" style:family="text">
      <style:text-properties style:text-position="-25% 58%" fo:font-size="22pt" fo:language="en" fo:country="US" style:font-name-asian="Times New Roman" style:font-size-asian="22pt" style:language-asian="en" style:country-asian="US" style:font-name-complex="Times New Roman" style:font-size-complex="22pt" style:language-complex="en" style:country-complex="US"/>
    </style:style>
    <style:style style:name="T47" style:family="text">
      <style:text-properties style:text-position="30% 58%" fo:font-size="22pt" fo:language="en" fo:country="US" style:font-size-asian="22pt" style:language-asian="en" style:country-asian="US" style:font-size-complex="22pt" style:language-complex="en" style:country-complex="US"/>
    </style:style>
    <style:style style:name="T48" style:family="text">
      <style:text-properties fo:color="#ff0000" fo:font-size="22pt" fo:language="en" fo:country="US" style:font-size-asian="22pt" style:language-asian="en" style:country-asian="US" style:font-size-complex="22pt" style:language-complex="en" style:country-complex="US"/>
    </style:style>
    <style:style style:name="T49" style:family="text">
      <style:text-properties fo:color="#ff0000" fo:font-size="22pt" fo:language="en" fo:country="US" fo:font-style="italic" style:font-size-asian="22pt" style:language-asian="en" style:country-asian="US" style:font-style-asian="italic" style:font-size-complex="22pt" style:language-complex="en" style:country-complex="US" style:font-style-complex="italic"/>
    </style:style>
    <style:style style:name="T50" style:family="text">
      <style:text-properties fo:color="#ff0000" style:text-position="-25% 58%" fo:font-size="22pt" fo:language="en" fo:country="US" fo:font-style="italic" style:font-size-asian="22pt" style:language-asian="en" style:country-asian="US" style:font-style-asian="italic" style:font-size-complex="22pt" style:language-complex="en" style:country-complex="US" style:font-style-complex="italic"/>
    </style:style>
    <style:style style:name="T51" style:family="text">
      <style:text-properties fo:color="#ff0000" style:font-name="Symbol" fo:font-size="22pt" fo:language="en" fo:country="US" style:font-name-asian="Symbol" style:font-size-asian="22pt" style:language-asian="en" style:country-asian="US" style:font-name-complex="Symbol" style:font-size-complex="22pt" style:language-complex="en" style:country-complex="US"/>
    </style:style>
    <style:style style:name="T52" style:family="text">
      <style:text-properties fo:color="#ff0000" style:text-position="-25% 58%" fo:font-size="22pt" fo:language="en" fo:country="US" style:font-name-asian="Times New Roman" style:font-size-asian="22pt" style:language-asian="en" style:country-asian="US" style:font-name-complex="Times New Roman" style:font-size-complex="22pt" style:language-complex="en" style:country-complex="US"/>
    </style:style>
    <style:style style:name="T53" style:family="text">
      <style:text-properties fo:color="#ff0000" style:text-position="30% 58%" fo:font-size="22pt" fo:language="en" fo:country="US" style:font-size-asian="22pt" style:language-asian="en" style:country-asian="US" style:font-size-complex="22pt" style:language-complex="en" style:country-complex="US"/>
    </style:style>
    <style:style style:name="T54" style:family="text">
      <style:text-properties fo:font-variant="normal" fo:text-transform="none" fo:color="#ff0000" style:text-outline="false" style:text-line-through-style="none" style:text-line-through-type="none" style:font-name="Symbol" fo:font-size="22pt" fo:language="en" fo:country="US" fo:text-shadow="none" style:text-underline-style="none" fo:font-weight="normal" style:font-name-asian="Symbol" style:font-size-asian="22pt" style:language-asian="en" style:country-asian="US" style:font-weight-asian="normal" style:font-name-complex="Symbol" style:font-size-complex="22pt" style:language-complex="en" style:country-complex="US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ff0000" style:text-outline="false" style:text-line-through-style="none" style:text-line-through-type="none" style:text-position="-25% 58%" fo:font-size="22pt" fo:language="en" fo:country="US" fo:text-shadow="none" style:text-underline-style="none" fo:font-weight="normal" style:font-name-asian="Times New Roman" style:font-size-asian="22pt" style:language-asian="en" style:country-asian="US" style:font-weight-asian="normal" style:font-name-complex="Times New Roman" style:font-size-complex="22pt" style:language-complex="en" style:country-complex="US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ff0000" style:text-outline="false" style:text-line-through-style="none" style:text-line-through-type="none" fo:font-size="22pt" fo:language="en" fo:country="US" fo:font-style="italic" fo:text-shadow="none" style:text-underline-style="none" fo:font-weight="normal" style:font-size-asian="22pt" style:language-asian="en" style:country-asian="US" style:font-style-asian="italic" style:font-weight-asian="normal" style:font-size-complex="2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ff0000" style:text-outline="false" style:text-line-through-style="none" style:text-line-through-type="none" style:text-position="-25% 58%" fo:font-size="22pt" fo:language="en" fo:country="US" fo:font-style="italic" fo:text-shadow="none" style:text-underline-style="none" fo:font-weight="normal" style:font-size-asian="22pt" style:language-asian="en" style:country-asian="US" style:font-style-asian="italic" style:font-weight-asian="normal" style:font-size-complex="2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ff0000" style:text-outline="false" style:text-line-through-style="none" style:text-line-through-type="none" fo:font-size="22pt" fo:language="en" fo:country="US" fo:text-shadow="none" style:text-underline-style="none" fo:font-weight="normal" style:font-size-asian="22pt" style:language-asian="en" style:country-asian="US" style:font-weight-asian="normal" style:font-size-complex="22pt" style:language-complex="en" style:country-complex="US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ff0000" style:text-outline="false" style:text-line-through-style="none" style:text-line-through-type="none" style:text-position="-25% 58%" fo:font-size="22pt" fo:language="en" fo:country="US" fo:text-shadow="none" style:text-underline-style="none" fo:font-weight="normal" style:font-size-asian="22pt" style:language-asian="en" style:country-asian="US" style:font-weight-asian="normal" style:font-size-complex="22pt" style:language-complex="en" style:country-complex="US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ff0000" style:text-outline="false" style:text-line-through-style="none" style:text-line-through-type="none" fo:font-size="22pt" fo:language="en" fo:country="US" fo:font-style="normal" fo:text-shadow="none" style:text-underline-style="none" fo:font-weight="normal" style:font-size-asian="22pt" style:language-asian="en" style:country-asian="US" style:font-style-asian="normal" style:font-weight-asian="normal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ff0000" style:text-outline="false" style:text-line-through-style="none" style:text-line-through-type="none" style:text-position="-25% 58%" fo:font-size="22pt" fo:language="en" fo:country="US" fo:font-style="normal" fo:text-shadow="none" style:text-underline-style="none" fo:font-weight="normal" style:font-size-asian="22pt" style:language-asian="en" style:country-asian="US" style:font-style-asian="normal" style:font-weight-asian="normal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ff0000" style:text-outline="false" style:text-line-through-style="none" style:text-line-through-type="none" style:font-name="Symbol" fo:font-size="22pt" fo:language="en" fo:country="US" fo:font-style="normal" fo:text-shadow="none" style:text-underline-style="none" fo:font-weight="normal" style:font-name-asian="Symbol" style:font-size-asian="22pt" style:language-asian="en" style:country-asian="US" style:font-style-asian="normal" style:font-weight-asian="normal" style:font-name-complex="Symbol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ff0000" style:text-outline="false" style:text-line-through-style="none" style:text-line-through-type="none" style:text-position="-25% 58%" style:font-name="Times New Roman" fo:font-size="22pt" fo:language="en" fo:country="US" fo:font-style="normal" fo:text-shadow="none" style:text-underline-style="none" fo:font-weight="normal" style:font-name-asian="Times New Roman" style:font-size-asian="22pt" style:language-asian="en" style:country-asian="US" style:font-style-asian="normal" style:font-weight-asian="normal" style:font-name-complex="Times New Roman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style:font-name="Symbol" fo:font-size="24pt" fo:language="en" fo:country="US" style:font-name-asian="Symbol" style:font-size-asian="24pt" style:language-asian="en" style:country-asian="US" style:font-name-complex="Symbol" style:font-size-complex="24pt" style:language-complex="en" style:country-complex="US"/>
    </style:style>
    <style:style style:name="T65" style:family="text">
      <style:text-properties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66" style:family="text">
      <style:text-properties fo:font-size="48pt" fo:language="en" fo:country="US" fo:font-weight="bold" style:font-size-asian="48pt" style:language-asian="en" style:country-asian="US" style:font-weight-asian="bold" style:font-size-complex="48pt" style:language-complex="en" style:country-complex="US" style:font-weight-complex="bold"/>
    </style:style>
    <style:style style:name="T67" style:family="text">
      <style:text-properties fo:font-size="36pt" fo:language="en" fo:country="US" fo:font-weight="bold" style:font-size-asian="36pt" style:language-asian="en" style:country-asian="US" style:font-weight-asian="bold" style:font-size-complex="36pt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6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Title12" presentation:use-date-time-name="dtd1" xml:id="id1" draw:id="id1">
        <office:forms form:automatic-focus="false" form:apply-design-mode="false"/>
        <draw:custom-shape draw:name="TextBox 1" draw:style-name="gr1" draw:text-style-name="P2" draw:layer="layout" svg:width="20.109cm" svg:height="1.954cm" svg:x="2.328cm" svg:y="7.197cm">
          <text:list text:style-name="L1">
            <text:list-header>
              <text:p text:style-name="P1"><text:span text:style-name="T1">INV</text:span><text:span text:style-name="T1">ERT</text:span><text:span text:style-name="T1">ER- </text:span><text:span text:style-name="T1">CM</text:span><text:span text:style-name="T1">OS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1.begin">
            <anim:transitionFilter smil:dur="1s" smil:type="irisWipe" smil:subtype="rectangle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2" draw:text-style-name="P4" draw:layer="layout" svg:width="11.558cm" svg:height="1.014cm" svg:x="15.112cm" svg:y="19.306cm">
            <text:list text:style-name="L1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0.173cm" svg:height="7.629cm" svg:x="8.255cm" svg:y="1.521cm" draw:page-number="1" presentation:class="page"/>
          <draw:frame presentation:style-name="pr1" draw:text-style-name="P5" draw:layer="layout" svg:width="19.544cm" svg:height="9.142cm" svg:x="3.563cm" svg:y="9.657cm" presentation:class="notes" presentation:placeholder="true">
            <draw:text-box/>
          </draw:frame>
        </presentation:notes>
      </draw:page>
      <draw:page draw:name="page2" draw:style-name="dp3" draw:master-page-name="Title2" presentation:use-date-time-name="dtd1">
        <draw:frame draw:name="Object 4" draw:style-name="gr3" draw:text-style-name="P6" draw:layer="layout" svg:width="8.679cm" svg:height="5.794cm" svg:x="15.663cm" svg:y="8.255cm">
          <draw:object-ole draw:class-id="00000000-0000-0000-0000-000000000000" xlink:href="./Object 1" xlink:type="simple" xlink:show="embed" xlink:actuate="onLoad">
            <loext:p/>
          </draw:object-ole>
          <draw:image xlink:href="./ObjectReplacements/Object 1" xlink:type="simple" xlink:show="embed" xlink:actuate="onLoad"/>
        </draw:frame>
        <draw:frame presentation:style-name="pr2" draw:text-style-name="P11" draw:layer="layout" svg:width="22.86cm" svg:height="12.572cm" svg:x="1.058cm" svg:y="4.233cm" presentation:class="outline" presentation:user-transformed="true">
          <draw:text-box>
            <text:list text:style-name="L2">
              <text:list-item>
                <text:p text:style-name="P7"><text:span text:style-name="T3">DC Response: V</text:span><text:span text:style-name="T4">out</text:span><text:span text:style-name="T3"> vs. V</text:span><text:span text:style-name="T4">in</text:span><text:span text:style-name="T3"> for a gate</text:span></text:p>
              </text:list-item>
              <text:list-item>
                <text:p text:style-name="P7"><text:span text:style-name="T3">Ex: Inverter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3">When V</text:span><text:span text:style-name="T4">in</text:span><text:span text:style-name="T3"> = 0 <text:s/></text:span><text:span text:style-name="T3"><text:tab/></text:span><text:span text:style-name="T3">-&gt; </text:span><text:span text:style-name="T3"><text:tab/></text:span><text:span text:style-name="T3">V</text:span><text:span text:style-name="T4">out</text:span><text:span text:style-name="T3"> = V</text:span><text:span text:style-name="T4">DD</text:span></text:p>
                  </text:list-item>
                  <text:list-item>
                    <text:p text:style-name="P8"><text:span text:style-name="T3">When V</text:span><text:span text:style-name="T4">in</text:span><text:span text:style-name="T3"> = V</text:span><text:span text:style-name="T4">DD</text:span><text:span text:style-name="T3"> <text:s/></text:span><text:span text:style-name="T3"><text:tab/></text:span><text:span text:style-name="T3">-&gt; </text:span><text:span text:style-name="T3"><text:tab/></text:span><text:span text:style-name="T3">V</text:span><text:span text:style-name="T4">out</text:span><text:span text:style-name="T3"> = 0</text:span></text:p>
                  </text:list-item>
                  <text:list-item>
                    <text:p text:style-name="P7"><text:span text:style-name="T3">In between, V</text:span><text:span text:style-name="T4">out</text:span><text:span text:style-name="T3"> depends on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9"><text:span text:style-name="T3"><text:tab/></text:span><text:span text:style-name="T3">transistor size and current</text:span>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3">I</text:span><text:span text:style-name="T4">dsn</text:span><text:span text:style-name="T3"> = -I</text:span><text:span text:style-name="T4">dsp</text:span></text:p>
                  </text:list-item>
                  <text:list-item>
                    <text:p text:style-name="P7"><text:span text:style-name="T3">We could solve equations</text:span></text:p>
                  </text:list-item>
                  <text:list-item>
                    <text:p text:style-name="P7"><text:span text:style-name="T3">But graphical solution gives more insight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0"><text:span text:style-name="T3"/></text:p>
                  </text:list-header>
                </text:list>
              </text:list-item>
            </text:list>
          </draw:text-box>
        </draw:frame>
        <draw:custom-shape draw:name="TextBox 3" draw:style-name="gr1" draw:text-style-name="P13" draw:layer="layout" svg:width="13.547cm" svg:height="1.277cm" svg:x="5.503cm" svg:y="1.482cm">
          <text:list text:style-name="L1">
            <text:list-header>
              <text:p text:style-name="P12"><text:span text:style-name="T5">CMOS </text:span><text:span text:style-name="T5">INVERT</text:span><text:span text:style-name="T5">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2" draw:text-style-name="P4" draw:layer="layout" svg:width="11.558cm" svg:height="1.014cm" svg:x="15.112cm" svg:y="19.306cm">
            <text:list text:style-name="L1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0.173cm" svg:height="7.629cm" svg:x="8.255cm" svg:y="1.521cm" draw:page-number="2" presentation:class="page"/>
          <draw:frame presentation:style-name="pr3" draw:text-style-name="P5" draw:layer="layout" svg:width="19.544cm" svg:height="9.142cm" svg:x="3.563cm" svg:y="9.657cm" presentation:class="notes" presentation:placeholder="true">
            <draw:text-box/>
          </draw:frame>
        </presentation:notes>
      </draw:page>
      <draw:page draw:name="I-V Characteristics" draw:style-name="dp3" draw:master-page-name="Title2" presentation:use-date-time-name="dtd1">
        <draw:frame presentation:style-name="pr4" draw:text-style-name="P11" draw:layer="layout" svg:width="22.86cm" svg:height="2.328cm" svg:x="1.27cm" svg:y="-0.635cm" presentation:class="title" presentation:user-transformed="true">
          <draw:text-box>
            <text:list text:style-name="L5">
              <text:list-header>
                <text:p text:style-name="P1"><text:span text:style-name="T6">I-V </text:span><text:span text:style-name="T6">Char</text:span><text:span text:style-name="T6">acter</text:span><text:span text:style-name="T6">istics</text:span></text:p>
              </text:list-header>
            </text:list>
          </draw:text-box>
        </draw:frame>
        <draw:frame draw:name="Object 4" draw:style-name="gr4" draw:text-style-name="P6" draw:layer="layout" svg:width="19.897cm" svg:height="11.505cm" svg:x="-0.212cm" svg:y="7.545cm">
          <draw:object-ole draw:class-id="00000000-0000-0000-0000-000000000000" xlink:href="./Object 2" xlink:type="simple" xlink:show="embed" xlink:actuate="onLoad">
            <loext:p/>
          </draw:object-ole>
          <draw:image xlink:href="./ObjectReplacements/Object 2" xlink:type="simple" xlink:show="embed" xlink:actuate="onLoad"/>
        </draw:frame>
        <draw:custom-shape draw:name="Rectangle 4" draw:style-name="gr5" draw:text-style-name="P14" draw:layer="layout" svg:width="12.7cm" svg:height="3.589cm" svg:x="0cm" svg:y="4.868cm">
          <text:list text:style-name="L1">
            <text:list-header>
              <text:p text:style-name="P12"><text:span text:style-name="T5">Saturatio</text:span><text:span text:style-name="T5">n region</text:span></text:p>
              <text:p text:style-name="P12"><text:span text:style-name="T5">I</text:span><text:span text:style-name="T7">dsn</text:span><text:span text:style-name="T5">= </text:span><text:span text:style-name="T8"></text:span><text:span text:style-name="T9">n</text:span><text:span text:style-name="T5"> </text:span><text:span text:style-name="T10">C</text:span><text:span text:style-name="T11">ox</text:span><text:span text:style-name="T5"> </text:span><text:span text:style-name="T5">(W</text:span><text:span text:style-name="T7">n</text:span><text:span text:style-name="T5">/L</text:span><text:span text:style-name="T7">n</text:span><text:span text:style-name="T5">) </text:span><text:span text:style-name="T5">(</text:span><text:span text:style-name="T10">V</text:span><text:span text:style-name="T11">gs</text:span><text:span text:style-name="T10"> – </text:span><text:span text:style-name="T10">V</text:span><text:span text:style-name="T11">tn </text:span><text:span text:style-name="T5">)</text:span><text:span text:style-name="T12">2</text:span><text:span text:style-name="T10">/2</text:span></text:p>
              <text:p text:style-name="P12"><text:span text:style-name="T5">I</text:span><text:span text:style-name="T7">dsp</text:span><text:span text:style-name="T5">= - </text:span><text:span text:style-name="T8"></text:span><text:span text:style-name="T7">p</text:span><text:span text:style-name="T5"> </text:span><text:span text:style-name="T10">C</text:span><text:span text:style-name="T11">ox</text:span><text:span text:style-name="T5"> </text:span><text:span text:style-name="T5">(W</text:span><text:span text:style-name="T7">p</text:span><text:span text:style-name="T5">/L</text:span><text:span text:style-name="T7">p</text:span><text:span text:style-name="T5">) </text:span><text:span text:style-name="T5">(</text:span><text:span text:style-name="T10">V</text:span><text:span text:style-name="T11">gs</text:span><text:span text:style-name="T10"> – </text:span><text:span text:style-name="T10">V</text:span><text:span text:style-name="T11">tp</text:span><text:span text:style-name="T5">)</text:span><text:span text:style-name="T12">2</text:span><text:span text:style-name="T10">/2 </text:span><text:span text:style-name="T7"><text:s/></text:span><text:span text:style-name="T10"><text:s/></text:span><text:span text:style-name="T7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6" draw:text-style-name="P15" draw:layer="layout" svg:width="18.203cm" svg:height="3.589cm" svg:x="0cm" svg:y="1.27cm">
          <text:list text:style-name="L6">
            <text:list-header>
              <text:p text:style-name="P12"><text:span text:style-name="T13">Resistive </text:span><text:span text:style-name="T13">region</text:span></text:p>
            </text:list-header>
          </text:list>
          <text:list text:style-name="L7">
            <text:list-header>
              <text:p text:style-name="P12"><text:span text:style-name="T14">I</text:span><text:span text:style-name="T15">dsn</text:span><text:span text:style-name="T14">= </text:span><text:span text:style-name="T16"></text:span><text:span text:style-name="T17">n</text:span><text:span text:style-name="T14"> </text:span><text:span text:style-name="T18">C</text:span><text:span text:style-name="T19">ox</text:span><text:span text:style-name="T14"> </text:span><text:span text:style-name="T14">(W</text:span><text:span text:style-name="T15">n</text:span><text:span text:style-name="T14">/L</text:span><text:span text:style-name="T15">n</text:span><text:span text:style-name="T14">)</text:span><text:span text:style-name="T14">{(</text:span><text:span text:style-name="T18">V</text:span><text:span text:style-name="T19">gs</text:span><text:span text:style-name="T18"> – </text:span><text:span text:style-name="T18">V</text:span><text:span text:style-name="T19">tn</text:span><text:span text:style-name="T14">) - </text:span><text:span text:style-name="T18">V</text:span><text:span text:style-name="T19">ds</text:span><text:span text:style-name="T18">/</text:span><text:span text:style-name="T18">2</text:span><text:span text:style-name="T14">}</text:span><text:span text:style-name="T18"> </text:span><text:span text:style-name="T14">V</text:span><text:span text:style-name="T15">ds</text:span></text:p>
              <text:p text:style-name="P12"><text:span text:style-name="T14">I</text:span><text:span text:style-name="T15">dsp</text:span><text:span text:style-name="T14">= - </text:span><text:span text:style-name="T16"></text:span><text:span text:style-name="T17">p</text:span><text:span text:style-name="T14"> </text:span><text:span text:style-name="T18">C</text:span><text:span text:style-name="T19">ox</text:span><text:span text:style-name="T14"> </text:span><text:span text:style-name="T14">(W</text:span><text:span text:style-name="T15">p</text:span><text:span text:style-name="T14">/L</text:span><text:span text:style-name="T15">p</text:span><text:span text:style-name="T14">)</text:span><text:span text:style-name="T14">{(</text:span><text:span text:style-name="T18">V</text:span><text:span text:style-name="T19">gs</text:span><text:span text:style-name="T18"> – </text:span><text:span text:style-name="T18">V</text:span><text:span text:style-name="T19">tp</text:span><text:span text:style-name="T14">) - </text:span><text:span text:style-name="T18">V</text:span><text:span text:style-name="T19">ds</text:span><text:span text:style-name="T18">/</text:span><text:span text:style-name="T18">2</text:span><text:span text:style-name="T14">}</text:span><text:span text:style-name="T18"> </text:span><text:span text:style-name="T14">V</text:span><text:span text:style-name="T15">d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Object 17" draw:style-name="gr3" draw:text-style-name="P6" draw:layer="layout" svg:width="9.737cm" svg:height="7.62cm" svg:x="16.298cm" svg:y="2.752cm">
          <draw:object-ole draw:class-id="00000000-0000-0000-0000-000000000000" xlink:href="./Object 3" xlink:type="simple" xlink:show="embed" xlink:actuate="onLoad">
            <loext:p/>
          </draw:object-ole>
          <draw:image xlink:href="./ObjectReplacements/Object 3" xlink:type="simple" xlink:show="embed" xlink:actuate="onLoad"/>
        </draw:frame>
        <presentation:notes draw:style-name="dp2" presentation:use-date-time-name="dtd1">
          <draw:custom-shape draw:name="Rectangle 7" draw:style-name="gr2" draw:text-style-name="P4" draw:layer="layout" svg:width="11.558cm" svg:height="1.014cm" svg:x="15.112cm" svg:y="19.306cm">
            <text:list text:style-name="L1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0.173cm" svg:height="7.629cm" svg:x="8.255cm" svg:y="1.521cm" draw:page-number="3" presentation:class="page"/>
          <draw:frame presentation:style-name="pr3" draw:text-style-name="P5" draw:layer="layout" svg:width="19.544cm" svg:height="9.142cm" svg:x="3.563cm" svg:y="9.657cm" presentation:class="notes" presentation:placeholder="true">
            <draw:text-box/>
          </draw:frame>
        </presentation:notes>
      </draw:page>
      <draw:page draw:name="Current vs. Vout, Vin" draw:style-name="dp3" draw:master-page-name="Title2" presentation:use-date-time-name="dtd1">
        <draw:frame presentation:style-name="pr5" draw:text-style-name="P11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1"><text:span text:style-name="T5">Curr</text:span><text:span text:style-name="T5">ent </text:span><text:span text:style-name="T5">vs. </text:span><text:span text:style-name="T5">V</text:span><text:span text:style-name="T7">out</text:span><text:span text:style-name="T5">, </text:span><text:span text:style-name="T5">V</text:span><text:span text:style-name="T7">in</text:span></text:p>
              </text:list-header>
            </text:list>
          </draw:text-box>
        </draw:frame>
        <draw:frame draw:name="Object 4" draw:style-name="gr7" draw:text-style-name="P6" draw:layer="layout" svg:width="21.59cm" svg:height="10.667cm" svg:x="1.905cm" svg:y="6.138cm">
          <draw:object-ole draw:class-id="00000000-0000-0000-0000-000000000000" xlink:href="./Object 4" xlink:type="simple" xlink:show="embed" xlink:actuate="onLoad">
            <loext:p/>
          </draw:object-ole>
          <draw:image xlink:href="./ObjectReplacements/Object 4" xlink:type="simple" xlink:show="embed" xlink:actuate="onLoad"/>
        </draw:frame>
        <presentation:notes draw:style-name="dp2" presentation:use-date-time-name="dtd1">
          <draw:custom-shape draw:name="Rectangle 7" draw:style-name="gr2" draw:text-style-name="P4" draw:layer="layout" svg:width="11.558cm" svg:height="1.014cm" svg:x="15.112cm" svg:y="19.306cm">
            <text:list text:style-name="L1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0.173cm" svg:height="7.629cm" svg:x="8.255cm" svg:y="1.521cm" draw:page-number="4" presentation:class="page"/>
          <draw:frame presentation:style-name="pr3" draw:text-style-name="P5" draw:layer="layout" svg:width="19.544cm" svg:height="9.142cm" svg:x="3.563cm" svg:y="9.657cm" presentation:class="notes" presentation:placeholder="true">
            <draw:text-box/>
          </draw:frame>
        </presentation:notes>
      </draw:page>
      <draw:page draw:name="DC Transfer Curve" draw:style-name="dp3" draw:master-page-name="Title2" presentation:use-date-time-name="dtd1">
        <draw:frame presentation:style-name="pr5" draw:text-style-name="P11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1"><text:span text:style-name="T5">DC </text:span><text:span text:style-name="T5">Tran</text:span><text:span text:style-name="T5">sfer </text:span><text:span text:style-name="T5">Cur</text:span><text:span text:style-name="T5">ve</text:span></text:p>
              </text:list-header>
            </text:list>
          </draw:text-box>
        </draw:frame>
        <draw:frame presentation:style-name="pr2" draw:text-style-name="P11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16"><text:span text:style-name="T5">Transcribe points onto V</text:span><text:span text:style-name="T7">in</text:span><text:span text:style-name="T5"> vs. V</text:span><text:span text:style-name="T7">out</text:span><text:span text:style-name="T5"> plot</text:span></text:p>
              </text:list-item>
            </text:list>
          </draw:text-box>
        </draw:frame>
        <draw:frame draw:name="Object 6" draw:style-name="gr7" draw:text-style-name="P6" draw:layer="layout" svg:width="13.335cm" svg:height="7.214cm" svg:x="0.423cm" svg:y="7.197cm">
          <draw:object-ole draw:class-id="00000000-0000-0000-0000-000000000000" xlink:href="./Object 5" xlink:type="simple" xlink:show="embed" xlink:actuate="onLoad">
            <loext:p/>
          </draw:object-ole>
          <draw:image xlink:href="./ObjectReplacements/Object 5" xlink:type="simple" xlink:show="embed" xlink:actuate="onLoad"/>
        </draw:frame>
        <draw:frame draw:name="Object 7" draw:style-name="gr8" draw:text-style-name="P6" draw:layer="layout" svg:width="10.371cm" svg:height="7.858cm" svg:x="14.182cm" svg:y="7.408cm">
          <draw:object-ole draw:class-id="00000000-0000-0000-0000-000000000000" xlink:href="./Object 6" xlink:type="simple" xlink:show="embed" xlink:actuate="onLoad">
            <loext:p/>
          </draw:object-ole>
          <draw:image xlink:href="./ObjectReplacements/Object 6" xlink:type="simple" xlink:show="embed" xlink:actuate="onLoad"/>
        </draw:frame>
        <presentation:notes draw:style-name="dp2" presentation:use-date-time-name="dtd1">
          <draw:custom-shape draw:name="Rectangle 7" draw:style-name="gr2" draw:text-style-name="P4" draw:layer="layout" svg:width="11.558cm" svg:height="1.014cm" svg:x="15.112cm" svg:y="19.306cm">
            <text:list text:style-name="L1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0.173cm" svg:height="7.629cm" svg:x="8.255cm" svg:y="1.521cm" draw:page-number="5" presentation:class="page"/>
          <draw:frame presentation:style-name="pr3" draw:text-style-name="P5" draw:layer="layout" svg:width="19.544cm" svg:height="9.142cm" svg:x="3.563cm" svg:y="9.657cm" presentation:class="notes" presentation:placeholder="true">
            <draw:text-box/>
          </draw:frame>
        </presentation:notes>
      </draw:page>
      <draw:page draw:name="CMOS Inverter: Operating Regions" draw:style-name="dp1" draw:master-page-name="Title15" presentation:use-date-time-name="dtd1" xml:id="id2" draw:id="id2">
        <draw:frame presentation:style-name="pr6" draw:text-style-name="P11" draw:layer="layout" svg:width="22.86cm" svg:height="1.905cm" svg:x="2.54cm" svg:y="-0.001cm" presentation:class="title" presentation:user-transformed="true">
          <draw:text-box>
            <text:list text:style-name="L5">
              <text:list-header>
                <text:p text:style-name="P1"><text:span text:style-name="T20">CMO</text:span><text:span text:style-name="T20">S </text:span><text:span text:style-name="T20">Inve</text:span><text:span text:style-name="T20">rter: </text:span><text:span text:style-name="T20">Ope</text:span><text:span text:style-name="T20">ratin</text:span><text:span text:style-name="T20">g </text:span><text:span text:style-name="T20">Regi</text:span><text:span text:style-name="T20">ons</text:span></text:p>
              </text:list-header>
            </text:list>
          </draw:text-box>
        </draw:frame>
        <draw:frame draw:name="Object 4" draw:style-name="gr8" draw:text-style-name="P6" draw:layer="layout" svg:width="11.007cm" svg:height="9.314cm" svg:x="0.635cm" svg:y="9.313cm">
          <draw:object-ole draw:class-id="00000000-0000-0000-0000-000000000000" xlink:href="./Object 7" xlink:type="simple" xlink:show="embed" xlink:actuate="onLoad">
            <loext:p/>
          </draw:object-ole>
          <draw:image xlink:href="./ObjectReplacements/Object 7" xlink:type="simple" xlink:show="embed" xlink:actuate="onLoad"/>
        </draw:frame>
        <draw:frame draw:layer="layout" svg:width="11.641cm" svg:height="6.611cm" svg:x="1.27cm" svg:y="2.328cm">
          <table:table>
            <table:table-column table:style-name="co1"/>
            <table:table-column table:style-name="co2"/>
            <table:table-column table:style-name="co1"/>
            <table:table-row table:style-name="ro1">
              <table:table-cell table:style-name="ce1">
                <text:list text:style-name="L8">
                  <text:list-header>
                    <text:p text:style-name="P17"><text:span text:style-name="T21">Region</text:span></text:p>
                  </text:list-header>
                </text:list>
              </table:table-cell>
              <table:table-cell table:style-name="ce2">
                <text:list text:continue-numbering="true" text:style-name="L8">
                  <text:list-header>
                    <text:p text:style-name="P17"><text:span text:style-name="T21">nMOS</text:span></text:p>
                  </text:list-header>
                </text:list>
              </table:table-cell>
              <table:table-cell table:style-name="ce3">
                <text:list text:continue-numbering="true" text:style-name="L8">
                  <text:list-header>
                    <text:p text:style-name="P17"><text:span text:style-name="T21">pMOS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8">
                  <text:list-header>
                    <text:p text:style-name="P17"><text:span text:style-name="T22">A</text:span></text:p>
                  </text:list-header>
                </text:list>
              </table:table-cell>
              <table:table-cell table:style-name="ce5">
                <text:list text:continue-numbering="true" text:style-name="L8">
                  <text:list-header>
                    <text:p text:style-name="P17"><text:span text:style-name="T22">Cutoff</text:span></text:p>
                  </text:list-header>
                </text:list>
              </table:table-cell>
              <table:table-cell table:style-name="ce6">
                <text:list text:continue-numbering="true" text:style-name="L8">
                  <text:list-header>
                    <text:p text:style-name="P17"><text:span text:style-name="T22">Linear</text:span></text:p>
                  </text:list-header>
                </text:list>
              </table:table-cell>
            </table:table-row>
            <table:table-row table:style-name="ro1">
              <table:table-cell table:style-name="ce7">
                <text:list text:continue-numbering="true" text:style-name="L8">
                  <text:list-header>
                    <text:p text:style-name="P17"><text:span text:style-name="T22">B</text:span></text:p>
                  </text:list-header>
                </text:list>
              </table:table-cell>
              <table:table-cell table:style-name="ce8">
                <text:list text:continue-numbering="true" text:style-name="L8">
                  <text:list-header>
                    <text:p text:style-name="P17"><text:span text:style-name="T22">Saturation</text:span></text:p>
                  </text:list-header>
                </text:list>
              </table:table-cell>
              <table:table-cell table:style-name="ce9">
                <text:list text:continue-numbering="true" text:style-name="L8">
                  <text:list-header>
                    <text:p text:style-name="P17"><text:span text:style-name="T22">Linear</text:span></text:p>
                  </text:list-header>
                </text:list>
              </table:table-cell>
            </table:table-row>
            <table:table-row table:style-name="ro1">
              <table:table-cell table:style-name="ce10">
                <text:list text:continue-numbering="true" text:style-name="L8">
                  <text:list-header>
                    <text:p text:style-name="P17"><text:span text:style-name="T22">C</text:span></text:p>
                  </text:list-header>
                </text:list>
              </table:table-cell>
              <table:table-cell table:style-name="ce11">
                <text:list text:continue-numbering="true" text:style-name="L8">
                  <text:list-header>
                    <text:p text:style-name="P17"><text:span text:style-name="T22">Saturation</text:span></text:p>
                  </text:list-header>
                </text:list>
              </table:table-cell>
              <table:table-cell table:style-name="ce12">
                <text:list text:continue-numbering="true" text:style-name="L8">
                  <text:list-header>
                    <text:p text:style-name="P17"><text:span text:style-name="T22">Saturation</text:span></text:p>
                  </text:list-header>
                </text:list>
              </table:table-cell>
            </table:table-row>
            <table:table-row table:style-name="ro1">
              <table:table-cell table:style-name="ce13">
                <text:list text:continue-numbering="true" text:style-name="L8">
                  <text:list-header>
                    <text:p text:style-name="P17"><text:span text:style-name="T22">D</text:span></text:p>
                  </text:list-header>
                </text:list>
              </table:table-cell>
              <table:table-cell table:style-name="ce14">
                <text:list text:continue-numbering="true" text:style-name="L8">
                  <text:list-header>
                    <text:p text:style-name="P17"><text:span text:style-name="T22">Linear</text:span></text:p>
                  </text:list-header>
                </text:list>
              </table:table-cell>
              <table:table-cell table:style-name="ce15">
                <text:list text:continue-numbering="true" text:style-name="L8">
                  <text:list-header>
                    <text:p text:style-name="P17"><text:span text:style-name="T22">Saturation</text:span></text:p>
                  </text:list-header>
                </text:list>
              </table:table-cell>
            </table:table-row>
            <table:table-row table:style-name="ro1">
              <table:table-cell table:style-name="ce16">
                <text:list text:continue-numbering="true" text:style-name="L8">
                  <text:list-header>
                    <text:p text:style-name="P17"><text:span text:style-name="T22">E</text:span></text:p>
                  </text:list-header>
                </text:list>
              </table:table-cell>
              <table:table-cell table:style-name="ce17">
                <text:list text:continue-numbering="true" text:style-name="L8">
                  <text:list-header>
                    <text:p text:style-name="P17"><text:span text:style-name="T22">Linear</text:span></text:p>
                  </text:list-header>
                </text:list>
              </table:table-cell>
              <table:table-cell table:style-name="ce18">
                <text:list text:continue-numbering="true" text:style-name="L8">
                  <text:list-header>
                    <text:p text:style-name="P17"><text:span text:style-name="T22">Cutoff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35" draw:style-name="gr9" draw:text-style-name="P13" xml:id="id3" draw:id="id3" draw:layer="layout" svg:width="3.387cm" svg:height="0.847cm" svg:x="5.503cm" svg:y="6.306cm">
          <text:list text:style-name="L1">
            <text:list-header>
              <text:p text:style-name="P12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7" draw:style-name="gr9" draw:text-style-name="P13" xml:id="id4" draw:id="id4" draw:layer="layout" svg:width="3.387cm" svg:height="0.847cm" svg:x="9.313cm" svg:y="6.306cm">
          <text:list text:style-name="L1">
            <text:list-header>
              <text:p text:style-name="P12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8" draw:style-name="gr10" draw:text-style-name="P13" xml:id="id5" draw:id="id5" draw:layer="layout" svg:width="3.386cm" svg:height="0.847cm" svg:x="5.292cm" svg:y="7.364cm">
          <text:list text:style-name="L1">
            <text:list-header>
              <text:p text:style-name="P12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9" draw:style-name="gr9" draw:text-style-name="P13" xml:id="id6" draw:id="id6" draw:layer="layout" svg:width="3.387cm" svg:height="0.847cm" svg:x="9.313cm" svg:y="7.364cm">
          <text:list text:style-name="L1">
            <text:list-header>
              <text:p text:style-name="P12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0" draw:style-name="gr11" draw:text-style-name="P13" xml:id="id7" draw:id="id7" draw:layer="layout" svg:width="3.386cm" svg:height="0.846cm" svg:x="5.292cm" svg:y="8.423cm">
          <text:list text:style-name="L1">
            <text:list-header>
              <text:p text:style-name="P12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1" draw:style-name="gr12" draw:text-style-name="P13" xml:id="id8" draw:id="id8" draw:layer="layout" svg:width="3.387cm" svg:height="0.846cm" svg:x="9.313cm" svg:y="8.423cm">
          <text:list text:style-name="L1">
            <text:list-header>
              <text:p text:style-name="P12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2" draw:style-name="gr10" draw:text-style-name="P13" xml:id="id9" draw:id="id9" draw:layer="layout" svg:width="3.386cm" svg:height="0.847cm" svg:x="5.292cm" svg:y="9.481cm">
          <text:list text:style-name="L1">
            <text:list-header>
              <text:p text:style-name="P12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3" draw:style-name="gr9" draw:text-style-name="P13" xml:id="id10" draw:id="id10" draw:layer="layout" svg:width="3.387cm" svg:height="0.847cm" svg:x="9.313cm" svg:y="9.481cm">
          <text:list text:style-name="L1">
            <text:list-header>
              <text:p text:style-name="P12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4" draw:style-name="gr10" draw:text-style-name="P13" xml:id="id11" draw:id="id11" draw:layer="layout" svg:width="3.386cm" svg:height="0.847cm" svg:x="5.292cm" svg:y="10.539cm">
          <text:list text:style-name="L1">
            <text:list-header>
              <text:p text:style-name="P12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5" draw:style-name="gr9" draw:text-style-name="P13" xml:id="id12" draw:id="id12" draw:layer="layout" svg:width="3.387cm" svg:height="0.847cm" svg:x="9.313cm" svg:y="10.539cm">
          <text:list text:style-name="L1">
            <text:list-header>
              <text:p text:style-name="P12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draw:frame draw:name="Object 46" draw:style-name="gr13" draw:text-style-name="P6" draw:layer="layout" svg:width="7.197cm" svg:height="5.503cm" svg:x="13.758cm" svg:y="2.752cm">
          <draw:object-ole draw:class-id="00000000-0000-0000-0000-000000000000" xlink:href="./Object 8" xlink:type="simple" xlink:show="embed" xlink:actuate="onLoad">
            <loext:p/>
          </draw:object-ole>
          <draw:image xlink:href="./ObjectReplacements/Object 8" xlink:type="simple" xlink:show="embed" xlink:actuate="onLoad"/>
        </draw:frame>
        <draw:line draw:name="Straight Connector 21" draw:style-name="gr14" draw:text-style-name="P18" draw:layer="layout" svg:x1="13.547cm" svg:y1="18.406cm" svg:x2="15.452cm" svg:y2="18.411cm">
          <text:p/>
        </draw:line>
        <draw:line draw:name="Straight Connector 22" draw:style-name="gr15" draw:text-style-name="P18" draw:layer="layout" svg:x1="18.419cm" svg:y1="9.529cm" svg:x2="18.411cm" svg:y2="18.627cm">
          <text:p/>
        </draw:line>
        <draw:custom-shape draw:name="Freeform 23" draw:style-name="gr16" draw:text-style-name="P11" draw:layer="layout" svg:width="1.23cm" svg:height="7.753cm" svg:x="17.145cm" svg:y="10.023cm">
          <text:p/>
          <draw:enhanced-geometry svg:viewBox="0 0 518615 2866029" draw:extrusion-allowed="true" draw:glue-points="0 2790825 186490 943565 186490 943565 244768 212634 442913 0 442913 0 442913 0" draw:glue-point-type="0 2790825 186490 943565 186490 943565 244768 212634 442913 0 442913 0 442913 0" draw:type="non-primitive" draw:enhanced-path="M 0 2866029 L 218364 968991 L 218364 968991 C 229737 843887 236561 379863 286603 218364 C 336645 56866 518615 0 518615 0 L 518615 0 L 518615 0 N">
            <draw:equation draw:name="f0" draw:formula="-17555-43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max(,-8670)"/>
            <draw:equation draw:name="f7" draw:formula=""/>
            <draw:equation draw:name="f8" draw:formula=""/>
            <draw:equation draw:name="f9" draw:formula=""/>
            <draw:equation draw:name="f10" draw:formula=""/>
          </draw:enhanced-geometry>
        </draw:custom-shape>
        <draw:custom-shape draw:name="Arc 24" draw:style-name="gr17" draw:text-style-name="P11" draw:layer="layout" svg:width="1.27cm" svg:height="4.022cm" draw:transform="rotate (1.5707963267949) translate (13.123cm 18.411cm)">
          <text:p/>
          <draw:enhanced-geometry svg:viewBox="0 0 457200 1447800" draw:extrusion-allowed="true" draw:glue-points="228600 0 457200 723900" draw:glue-point-type="228600 0 457200 723900" draw:mirror-horizontal="true" draw:mirror-vertical="true" draw:type="non-primitive" draw:enhanced-path="M 228600 0 S C 354852 0 457200 324101 457200 723900 L 228600 723900 L 228600 0 Z N M 228600 0 F C 354852 0 457200 324101 457200 723900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</draw:enhanced-geometry>
        </draw:custom-shape>
        <draw:custom-shape draw:name="Freeform 25" draw:style-name="gr16" draw:text-style-name="P11" draw:layer="layout" svg:width="1.23cm" svg:height="7.753cm" svg:x="18.415cm" svg:y="10.023cm">
          <text:p/>
          <draw:enhanced-geometry svg:viewBox="0 0 518615 2866029" draw:extrusion-allowed="true" draw:glue-points="0 2790825 186490 943565 186490 943565 244768 212634 442913 0 442913 0 442913 0" draw:glue-point-type="0 2790825 186490 943565 186490 943565 244768 212634 442913 0 442913 0 442913 0" draw:mirror-horizontal="true" draw:type="non-primitive" draw:enhanced-path="M 0 2866029 L 218364 968991 L 218364 968991 C 229737 843887 236561 379863 286603 218364 C 336645 56866 518615 0 518615 0 L 518615 0 L 518615 0 N">
            <draw:equation draw:name="f0" draw:formula="-17555-43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max(,-8670)"/>
            <draw:equation draw:name="f7" draw:formula=""/>
            <draw:equation draw:name="f8" draw:formula=""/>
            <draw:equation draw:name="f9" draw:formula=""/>
            <draw:equation draw:name="f10" draw:formula=""/>
          </draw:enhanced-geometry>
        </draw:custom-shape>
        <draw:custom-shape draw:name="Arc 26" draw:style-name="gr17" draw:text-style-name="P11" draw:layer="layout" svg:width="1.27cm" svg:height="4.022cm" draw:transform="rotate (1.5707963267949) translate (19.685cm 18.411cm)">
          <text:p/>
          <draw:enhanced-geometry svg:viewBox="0 0 457200 1447800" draw:extrusion-allowed="true" draw:glue-points="228600 0 457200 723900" draw:glue-point-type="228600 0 457200 723900" draw:mirror-vertical="true" draw:type="non-primitive" draw:enhanced-path="M 228600 0 S C 354852 0 457200 324101 457200 723900 L 228600 723900 L 228600 0 Z N M 228600 0 F C 354852 0 457200 324101 457200 723900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</draw:enhanced-geometry>
        </draw:custom-shape>
        <draw:line draw:name="Straight Connector 27" draw:style-name="gr14" draw:text-style-name="P18" draw:layer="layout" svg:x1="21.59cm" svg:y1="18.411cm" svg:x2="23.495cm" svg:y2="18.419cm">
          <text:p/>
        </draw:line>
        <draw:line draw:name="Straight Connector 28" draw:style-name="gr18" draw:text-style-name="P18" draw:layer="layout" svg:x1="13.546cm" svg:y1="8.89cm" svg:x2="13.541cm" svg:y2="18.622cm">
          <text:p/>
        </draw:line>
        <draw:line draw:name="Straight Connector 29" draw:style-name="gr19" draw:text-style-name="P18" draw:layer="layout" svg:x1="13.547cm" svg:y1="18.622cm" svg:x2="24.342cm" svg:y2="18.627cm">
          <text:p/>
        </draw:line>
        <draw:line draw:name="Straight Connector 30" draw:style-name="gr15" draw:text-style-name="P18" draw:layer="layout" svg:x1="21.166cm" svg:y1="9.525cm" svg:x2="21.161cm" svg:y2="18.622cm">
          <text:p/>
        </draw:line>
        <draw:line draw:name="Straight Connector 31" draw:style-name="gr15" draw:text-style-name="P18" draw:layer="layout" svg:x1="15.455cm" svg:y1="9.529cm" svg:x2="15.446cm" svg:y2="18.627cm">
          <text:p/>
        </draw:line>
        <draw:line draw:name="Straight Connector 32" draw:style-name="gr15" draw:text-style-name="P18" draw:layer="layout" svg:x1="22.86cm" svg:y1="9.525cm" svg:x2="22.856cm" svg:y2="18.622cm">
          <text:p/>
        </draw:line>
        <draw:custom-shape draw:name="TextBox 33" draw:style-name="gr1" draw:text-style-name="P2" draw:layer="layout" svg:width="1.058cm" svg:height="1.023cm" svg:x="14.182cm" svg:y="10.795cm">
          <text:list text:style-name="L1">
            <text:list-header>
              <text:p text:style-name="P1"><text:span text:style-name="T2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4" draw:style-name="gr1" draw:text-style-name="P2" draw:layer="layout" svg:width="1.058cm" svg:height="1.023cm" svg:x="15.875cm" svg:y="10.795cm">
          <text:list text:style-name="L1">
            <text:list-header>
              <text:p text:style-name="P1"><text:span text:style-name="T23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5" draw:style-name="gr1" draw:text-style-name="P2" draw:layer="layout" svg:width="1.058cm" svg:height="1.023cm" svg:x="17.992cm" svg:y="10.826cm">
          <text:list text:style-name="L1">
            <text:list-header>
              <text:p text:style-name="P1"><text:span text:style-name="T23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6" draw:style-name="gr1" draw:text-style-name="P2" draw:layer="layout" svg:width="1.058cm" svg:height="1.023cm" svg:x="19.262cm" svg:y="10.795cm">
          <text:list text:style-name="L1">
            <text:list-header>
              <text:p text:style-name="P1"><text:span text:style-name="T23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7" draw:style-name="gr1" draw:text-style-name="P2" draw:layer="layout" svg:width="1.059cm" svg:height="1.023cm" svg:x="20.743cm" svg:y="10.795cm">
          <text:list text:style-name="L1">
            <text:list-header>
              <text:p text:style-name="P1"><text:span text:style-name="T23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3" draw:style-name="gr1" draw:text-style-name="P2" draw:layer="layout" svg:width="2.963cm" svg:height="2.802cm" svg:x="10.795cm" svg:y="10.16cm">
          <text:list text:style-name="L1">
            <text:list-header>
              <text:p text:style-name="P1"><text:span text:style-name="T24">Current <text:s/>between rail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4" draw:style-name="gr1" draw:text-style-name="P2" draw:layer="layout" svg:width="1.694cm" svg:height="1.224cm" svg:x="23.283cm" svg:y="17.145cm">
          <text:list text:style-name="L1">
            <text:list-header>
              <text:p text:style-name="P1"><text:span text:style-name="T24">V</text:span><text:span text:style-name="T25">in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2.begin">
            <anim:transitionFilter smil:dur="1s" smil:type="irisWipe" smil:subtype="rectangle"/>
          </anim:par>
          <anim:seq smil:dur="indefinite" presentation:node-type="main-sequence">
            <anim:par smil:begin="next" smil:fill="hold">
              <anim:par smil:begin="0s" smil:fill="hold">
                <anim:par smil:begin="0s" smil:end="begin" smil:fill="hold" presentation:node-type="on-click" presentation:group-id="0" presentation:preset-class="exit" presentation:preset-id="ooo-exit-checkerboard" presentation:preset-sub-type="across">
                  <anim:transitionFilter smil:dur="0.5s" smil:targetElement="id3" smil:type="checkerBoardWipe" smil:subtype="across" smil:mode="out"/>
                  <anim:set smil:begin="0.499s" smil:dur="0.001s" smil:fill="hold" smil:targetElement="id3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end="begin" smil:fill="hold" presentation:node-type="on-click" presentation:group-id="0" presentation:preset-class="exit" presentation:preset-id="ooo-exit-checkerboard" presentation:preset-sub-type="across">
                  <anim:transitionFilter smil:dur="0.5s" smil:targetElement="id4" smil:type="checkerBoardWipe" smil:subtype="across" smil:mode="out"/>
                  <anim:set smil:begin="0.499s" smil:dur="0.001s" smil:fill="hold" smil:targetElement="id4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end="begin" smil:fill="hold" presentation:node-type="on-click" presentation:group-id="0" presentation:preset-class="exit" presentation:preset-id="ooo-exit-checkerboard" presentation:preset-sub-type="across">
                  <anim:transitionFilter smil:dur="0.5s" smil:targetElement="id5" smil:type="checkerBoardWipe" smil:subtype="across" smil:mode="out"/>
                  <anim:set smil:begin="0.499s" smil:dur="0.001s" smil:fill="hold" smil:targetElement="id5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end="begin" smil:fill="hold" presentation:node-type="on-click" presentation:group-id="0" presentation:preset-class="exit" presentation:preset-id="ooo-exit-checkerboard" presentation:preset-sub-type="across">
                  <anim:transitionFilter smil:dur="0.5s" smil:targetElement="id6" smil:type="checkerBoardWipe" smil:subtype="across" smil:mode="out"/>
                  <anim:set smil:begin="0.499s" smil:dur="0.001s" smil:fill="hold" smil:targetElement="id6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end="begin" smil:fill="hold" presentation:node-type="on-click" presentation:group-id="0" presentation:preset-class="exit" presentation:preset-id="ooo-exit-checkerboard" presentation:preset-sub-type="across">
                  <anim:transitionFilter smil:dur="0.5s" smil:targetElement="id7" smil:type="checkerBoardWipe" smil:subtype="across" smil:mode="out"/>
                  <anim:set smil:begin="0.499s" smil:dur="0.001s" smil:fill="hold" smil:targetElement="id7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end="begin" smil:fill="hold" presentation:node-type="on-click" presentation:group-id="0" presentation:preset-class="exit" presentation:preset-id="ooo-exit-checkerboard" presentation:preset-sub-type="across">
                  <anim:transitionFilter smil:dur="0.5s" smil:targetElement="id8" smil:type="checkerBoardWipe" smil:subtype="across" smil:mode="out"/>
                  <anim:set smil:begin="0.499s" smil:dur="0.001s" smil:fill="hold" smil:targetElement="id8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end="begin" smil:fill="hold" presentation:node-type="on-click" presentation:group-id="0" presentation:preset-class="exit" presentation:preset-id="ooo-exit-checkerboard" presentation:preset-sub-type="across">
                  <anim:transitionFilter smil:dur="0.5s" smil:targetElement="id9" smil:type="checkerBoardWipe" smil:subtype="across" smil:mode="out"/>
                  <anim:set smil:begin="0.499s" smil:dur="0.001s" smil:fill="hold" smil:targetElement="id9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end="begin" smil:fill="hold" presentation:node-type="on-click" presentation:group-id="0" presentation:preset-class="exit" presentation:preset-id="ooo-exit-checkerboard" presentation:preset-sub-type="across">
                  <anim:transitionFilter smil:dur="0.5s" smil:targetElement="id10" smil:type="checkerBoardWipe" smil:subtype="across" smil:mode="out"/>
                  <anim:set smil:begin="0.499s" smil:dur="0.001s" smil:fill="hold" smil:targetElement="id10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end="begin" smil:fill="hold" presentation:node-type="on-click" presentation:group-id="0" presentation:preset-class="exit" presentation:preset-id="ooo-exit-checkerboard" presentation:preset-sub-type="across">
                  <anim:transitionFilter smil:dur="0.5s" smil:targetElement="id11" smil:type="checkerBoardWipe" smil:subtype="across" smil:mode="out"/>
                  <anim:set smil:begin="0.499s" smil:dur="0.001s" smil:fill="hold" smil:targetElement="id11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end="begin" smil:fill="hold" presentation:node-type="on-click" presentation:group-id="0" presentation:preset-class="exit" presentation:preset-id="ooo-exit-checkerboard" presentation:preset-sub-type="across">
                  <anim:transitionFilter smil:dur="0.5s" smil:targetElement="id12" smil:type="checkerBoardWipe" smil:subtype="across" smil:mode="out"/>
                  <anim:set smil:begin="0.499s" smil:dur="0.001s" smil:fill="hold" smil:targetElement="id12" smil:attributeName="visibility" smil:to="hidden"/>
                </anim:par>
              </anim:par>
            </anim:par>
          </anim:seq>
        </anim:par>
        <presentation:notes draw:style-name="dp2" presentation:use-date-time-name="dtd1">
          <draw:custom-shape draw:name="Rectangle 7" draw:style-name="gr2" draw:text-style-name="P4" draw:layer="layout" svg:width="11.558cm" svg:height="1.014cm" svg:x="15.112cm" svg:y="19.306cm">
            <text:list text:style-name="L1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0.173cm" svg:height="7.629cm" svg:x="8.255cm" svg:y="1.521cm" draw:page-number="6" presentation:class="page"/>
          <draw:frame presentation:style-name="pr7" draw:text-style-name="P5" draw:layer="layout" svg:width="19.544cm" svg:height="9.142cm" svg:x="3.563cm" svg:y="9.657cm" presentation:class="notes" presentation:placeholder="true">
            <draw:text-box/>
          </draw:frame>
        </presentation:notes>
      </draw:page>
      <draw:page draw:name="page7" draw:style-name="dp4" draw:master-page-name="Title7" presentation:use-date-time-name="dtd1">
        <draw:custom-shape draw:name="TextBox 33" draw:style-name="gr1" draw:text-style-name="P2" draw:layer="layout" svg:width="1.058cm" svg:height="1.277cm" svg:x="4.657cm" svg:y="8.043cm">
          <text:list text:style-name="L1">
            <text:list-header>
              <text:p text:style-name="P1"><text:span text:style-name="T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4" draw:style-name="gr1" draw:text-style-name="P2" draw:layer="layout" svg:width="1.059cm" svg:height="1.277cm" svg:x="8.043cm" svg:y="8.043cm">
          <text:list text:style-name="L1">
            <text:list-header>
              <text:p text:style-name="P1"><text:span text:style-name="T5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5" draw:style-name="gr1" draw:text-style-name="P2" draw:layer="layout" svg:width="1.058cm" svg:height="1.277cm" svg:x="12.065cm" svg:y="8.074cm">
          <text:list text:style-name="L1">
            <text:list-header>
              <text:p text:style-name="P1"><text:span text:style-name="T5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6" draw:style-name="gr1" draw:text-style-name="P2" draw:layer="layout" svg:width="1.058cm" svg:height="1.277cm" svg:x="15.875cm" svg:y="8.043cm">
          <text:list text:style-name="L1">
            <text:list-header>
              <text:p text:style-name="P1"><text:span text:style-name="T5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7" draw:style-name="gr1" draw:text-style-name="P2" draw:layer="layout" svg:width="1.059cm" svg:height="1.277cm" svg:x="19.473cm" svg:y="8.043cm">
          <text:list text:style-name="L1">
            <text:list-header>
              <text:p text:style-name="P1"><text:span text:style-name="T5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3" draw:style-name="gr1" draw:text-style-name="P2" draw:layer="layout" svg:width="2.963cm" svg:height="2.802cm" svg:x="0cm" svg:y="8.89cm">
          <text:list text:style-name="L1">
            <text:list-header>
              <text:p text:style-name="P1"><text:span text:style-name="T24">Current <text:s/>between rail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4" draw:style-name="gr1" draw:text-style-name="P2" draw:layer="layout" svg:width="1.693cm" svg:height="1.224cm" svg:x="23.072cm" svg:y="17.145cm">
          <text:list text:style-name="L1">
            <text:list-header>
              <text:p text:style-name="P1"><text:span text:style-name="T24">V</text:span><text:span text:style-name="T25">i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46" draw:style-name="gr20" draw:text-style-name="P6" draw:layer="layout" svg:width="11.218cm" svg:height="7.408cm" svg:x="0.847cm" svg:y="0.635cm">
          <draw:object-ole draw:class-id="00000000-0000-0000-0000-000000000000" xlink:href="./Object 9" xlink:type="simple" xlink:show="embed" xlink:actuate="onLoad">
            <loext:p/>
          </draw:object-ole>
          <draw:image xlink:href="./ObjectReplacements/Object 9" xlink:type="simple" xlink:show="embed" xlink:actuate="onLoad"/>
        </draw:frame>
        <draw:line draw:name="Straight Connector 1" draw:style-name="gr14" draw:text-style-name="P18" draw:layer="layout" svg:x1="2.981cm" svg:y1="18.292cm" svg:x2="6.862cm" svg:y2="18.296cm">
          <text:p/>
        </draw:line>
        <draw:line draw:name="Straight Connector 2" draw:style-name="gr15" draw:text-style-name="P18" draw:layer="layout" svg:x1="15.055cm" svg:y1="6.954cm" svg:x2="15.037cm" svg:y2="18.574cm">
          <text:p/>
        </draw:line>
        <draw:custom-shape draw:name="Freeform 3" draw:style-name="gr21" draw:text-style-name="P11" draw:layer="layout" svg:width="2.509cm" svg:height="9.9cm" svg:x="10.31cm" svg:y="7.585cm">
          <text:p/>
          <draw:enhanced-geometry svg:viewBox="0 0 518615 2866029" draw:extrusion-allowed="true" draw:glue-points="0 3563938 380331 1204951 380331 1204951 499185 271538 903288 0 903288 0 903288 0" draw:glue-point-type="0 3563938 380331 1204951 380331 1204951 499185 271538 903288 0 903288 0 903288 0" draw:type="non-primitive" draw:enhanced-path="M 0 2866029 L 218364 968991 L 218364 968991 C 229737 843887 236561 379863 286603 218364 C 336645 56866 518615 0 518615 0 L 518615 0 L 518615 0 N">
            <draw:equation draw:name="f0" draw:formula="-17555-43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max(,-8670)"/>
            <draw:equation draw:name="f7" draw:formula=""/>
            <draw:equation draw:name="f8" draw:formula=""/>
            <draw:equation draw:name="f9" draw:formula=""/>
            <draw:equation draw:name="f10" draw:formula=""/>
          </draw:enhanced-geometry>
        </draw:custom-shape>
        <draw:custom-shape draw:name="Arc 4" draw:style-name="gr22" draw:text-style-name="P11" draw:layer="layout" svg:width="1.618cm" svg:height="8.193cm" draw:transform="rotate (1.5707963267949) translate (2.115cm 18.296cm)">
          <text:p/>
          <draw:enhanced-geometry svg:viewBox="0 0 582613 2949575" draw:extrusion-allowed="true" draw:glue-points="291306 0 582613 1474788" draw:glue-point-type="291306 0 582613 1474788" draw:mirror-horizontal="true" draw:mirror-vertical="true" draw:type="non-primitive" draw:enhanced-path="M 291306 0 S C 452190 0 582613 660285 582613 1474788 L 291307 1474788 C 291307 983192 291306 491596 291306 0 Z N M 291306 0 F C 452190 0 582613 660285 582613 1474788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</draw:enhanced-geometry>
        </draw:custom-shape>
        <draw:custom-shape draw:name="Freeform 5" draw:style-name="gr21" draw:text-style-name="P11" draw:layer="layout" svg:width="2.509cm" svg:height="9.9cm" svg:x="12.87cm" svg:y="7.589cm">
          <text:p/>
          <draw:enhanced-geometry svg:viewBox="0 0 518615 2866029" draw:extrusion-allowed="true" draw:glue-points="0 3563937 380331 1204950 380331 1204950 499185 271538 903287 0 903287 0 903287 0" draw:glue-point-type="0 3563937 380331 1204950 380331 1204950 499185 271538 903287 0 903287 0 903287 0" draw:mirror-horizontal="true" draw:type="non-primitive" draw:enhanced-path="M 0 2866029 L 218364 968991 L 218364 968991 C 229737 843887 236561 379863 286603 218364 C 336645 56866 518615 0 518615 0 L 518615 0 L 518615 0 N">
            <draw:equation draw:name="f0" draw:formula="-17555-43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max(,-8670)"/>
            <draw:equation draw:name="f7" draw:formula=""/>
            <draw:equation draw:name="f8" draw:formula=""/>
            <draw:equation draw:name="f9" draw:formula=""/>
            <draw:equation draw:name="f10" draw:formula=""/>
          </draw:enhanced-geometry>
        </draw:custom-shape>
        <draw:custom-shape draw:name="Arc 6" draw:style-name="gr23" draw:text-style-name="P11" draw:layer="layout" svg:width="1.618cm" svg:height="8.198cm" draw:transform="rotate (1.5707963267949) translate (15.447cm 18.296cm)">
          <text:p/>
          <draw:enhanced-geometry svg:viewBox="0 0 582613 2951162" draw:extrusion-allowed="true" draw:glue-points="291306 0 582613 1475581" draw:glue-point-type="291306 0 582613 1475581" draw:mirror-vertical="true" draw:type="non-primitive" draw:enhanced-path="M 291306 0 S C 452190 0 582613 660640 582613 1475581 L 291307 1475581 C 291307 983721 291306 491860 291306 0 Z N M 291306 0 F C 452190 0 582613 660640 582613 1475581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</draw:enhanced-geometry>
        </draw:custom-shape>
        <draw:line draw:name="Straight Connector 7" draw:style-name="gr14" draw:text-style-name="P18" draw:layer="layout" svg:x1="19.368cm" svg:y1="18.296cm" svg:x2="23.252cm" svg:y2="18.309cm">
          <text:p/>
        </draw:line>
        <draw:line draw:name="Straight Connector 8" draw:style-name="gr18" draw:text-style-name="P18" draw:layer="layout" svg:x1="2.98cm" svg:y1="6.138cm" svg:x2="2.971cm" svg:y2="18.569cm">
          <text:p/>
        </draw:line>
        <draw:line draw:name="Straight Connector 9" draw:style-name="gr19" draw:text-style-name="P18" draw:layer="layout" svg:x1="2.981cm" svg:y1="18.569cm" svg:x2="24.977cm" svg:y2="18.574cm">
          <text:p/>
        </draw:line>
        <draw:line draw:name="Straight Connector 10" draw:style-name="gr15" draw:text-style-name="P18" draw:layer="layout" svg:x1="18.507cm" svg:y1="6.95cm" svg:x2="18.498cm" svg:y2="18.569cm">
          <text:p/>
        </draw:line>
        <draw:line draw:name="Straight Connector 11" draw:style-name="gr15" draw:text-style-name="P18" draw:layer="layout" svg:x1="6.869cm" svg:y1="6.954cm" svg:x2="6.852cm" svg:y2="18.574cm">
          <text:p/>
        </draw:line>
        <draw:line draw:name="Straight Connector 12" draw:style-name="gr15" draw:text-style-name="P18" draw:layer="layout" svg:x1="21.955cm" svg:y1="6.95cm" svg:x2="21.946cm" svg:y2="18.569cm">
          <text:p/>
        </draw:line>
        <draw:line draw:name="Straight Connector 21" draw:style-name="gr15" draw:text-style-name="P18" draw:layer="layout" svg:x1="10.31cm" svg:y1="7.219cm" svg:x2="10.292cm" svg:y2="18.838cm">
          <text:p/>
        </draw:line>
        <draw:custom-shape draw:name="TextBox 22" draw:style-name="gr24" draw:text-style-name="P2" draw:layer="layout" svg:width="8.679cm" svg:height="1.61cm" svg:x="9.948cm" svg:y="0.635cm">
          <text:list text:style-name="L9">
            <text:list-header>
              <text:p text:style-name="P1"><text:span text:style-name="T26">Current versus V</text:span><text:span text:style-name="T27">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5" draw:style-name="gr1" draw:text-style-name="P2" draw:layer="layout" svg:width="3.81cm" svg:height="3.564cm" svg:x="3.175cm" svg:y="9.737cm">
          <text:list text:style-name="L1">
            <text:list-header>
              <text:p xml:id="id13" text:id="id13" text:style-name="P1"><text:span text:style-name="T24">N Off</text:span></text:p>
              <text:p xml:id="id14" text:id="id14" text:style-name="P1"><text:span text:style-name="T24">P On</text:span></text:p>
              <text:p text:style-name="P1"><text:span text:style-name="T24"/></text:p>
              <text:p xml:id="id15" text:id="id15" text:style-name="P1"><text:span text:style-name="T23">No Curr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6" draw:style-name="gr1" draw:text-style-name="P2" draw:layer="layout" svg:width="3.81cm" svg:height="4.442cm" svg:x="6.985cm" svg:y="9.745cm">
          <text:list text:style-name="L1">
            <text:list-header>
              <text:p xml:id="id16" text:id="id16" text:style-name="P1"><text:span text:style-name="T24">V</text:span><text:span text:style-name="T25">in</text:span><text:span text:style-name="T24"> &gt; V</text:span><text:span text:style-name="T25">tn </text:span></text:p>
              <text:p text:style-name="P1"><text:span text:style-name="T24"/></text:p>
              <text:p xml:id="id17" text:id="id17" text:style-name="P1"><text:span text:style-name="T23">N saturation</text:span></text:p>
              <text:p text:style-name="P1"><text:span text:style-name="T24"/></text:p>
              <text:p xml:id="id18" text:id="id18" text:style-name="P1"><text:span text:style-name="T23">P <text:s/>resisti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7" draw:style-name="gr1" draw:text-style-name="P13" draw:layer="layout" svg:width="3.81cm" svg:height="2.802cm" svg:x="11.007cm" svg:y="10.169cm">
          <text:list text:style-name="L1">
            <text:list-header>
              <text:p xml:id="id19" text:id="id19" text:style-name="P12"><text:span text:style-name="T24">Both in</text:span></text:p>
              <text:p text:style-name="P12"><text:span text:style-name="T24"/></text:p>
              <text:p xml:id="id20" text:id="id20" text:style-name="P12"><text:span text:style-name="T24">satur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8" draw:style-name="gr1" draw:text-style-name="P2" draw:layer="layout" svg:width="3.81cm" svg:height="3.479cm" svg:x="15.24cm" svg:y="9.737cm">
          <text:list text:style-name="L1">
            <text:list-header>
              <text:p text:style-name="P1"><text:span text:style-name="T24"/></text:p>
              <text:p xml:id="id21" text:id="id21" text:style-name="P1"><text:span text:style-name="T23">P saturation</text:span></text:p>
              <text:p text:style-name="P1"><text:span text:style-name="T24"/></text:p>
              <text:p xml:id="id22" text:id="id22" text:style-name="P1"><text:span text:style-name="T23">N <text:s/>resisti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9" draw:style-name="gr1" draw:text-style-name="P2" draw:layer="layout" svg:width="3.81cm" svg:height="3.564cm" svg:x="18.627cm" svg:y="9.737cm">
          <text:list text:style-name="L1">
            <text:list-header>
              <text:p xml:id="id23" text:id="id23" text:style-name="P1"><text:span text:style-name="T24">N On</text:span></text:p>
              <text:p xml:id="id24" text:id="id24" text:style-name="P1"><text:span text:style-name="T24">P Off</text:span></text:p>
              <text:p text:style-name="P1"><text:span text:style-name="T24"/></text:p>
              <text:p xml:id="id25" text:id="id25" text:style-name="P1"><text:span text:style-name="T23">No Current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2s" smil:targetElement="id13" anim:sub-item="text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2s" smil:targetElement="id16" anim:sub-item="text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2s" smil:targetElement="id2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2s" smil:targetElement="id21" anim:sub-item="text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2s" smil:targetElement="id23" anim:sub-item="text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2s" smil:targetElement="id25" anim:sub-item="text" smil:type="fade" smil:subtype="crossfade"/>
                </anim:par>
              </anim:par>
            </anim:par>
          </anim:seq>
        </anim:par>
        <presentation:notes draw:style-name="dp5">
          <draw:page-thumbnail draw:style-name="gr25" draw:layer="layout" svg:width="10.173cm" svg:height="7.629cm" svg:x="8.254cm" svg:y="1.52cm" draw:page-number="7" presentation:class="page"/>
          <draw:frame presentation:style-name="pr8" draw:text-style-name="P19" draw:layer="layout" svg:width="19.544cm" svg:height="9.142cm" svg:x="3.563cm" svg:y="9.657cm" presentation:class="notes" presentation:placeholder="true">
            <draw:text-box/>
          </draw:frame>
        </presentation:notes>
      </draw:page>
      <draw:page draw:name="page8" draw:style-name="dp4" draw:master-page-name="Title7" presentation:use-date-time-name="dtd1">
        <draw:custom-shape draw:name="TextBox 1" draw:style-name="gr1" draw:text-style-name="P13" draw:layer="layout" svg:width="16.087cm" svg:height="1.615cm" svg:x="3.598cm" svg:y="0.423cm">
          <text:list text:style-name="L1">
            <text:list-header>
              <text:p text:style-name="P12"><text:span text:style-name="T28">CMOS INVERT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28" draw:style-name="gr18" draw:text-style-name="P18" draw:layer="layout" svg:x1="1.062cm" svg:y1="1.305cm" svg:x2="1.053cm" svg:y2="12.312cm">
          <text:p/>
        </draw:line>
        <draw:line draw:name="Straight Connector 29" draw:style-name="gr19" draw:text-style-name="P18" draw:layer="layout" svg:x1="1.058cm" svg:y1="12.307cm" svg:x2="17.992cm" svg:y2="12.276cm">
          <text:p/>
        </draw:line>
        <draw:custom-shape draw:name="Freeform 30" draw:style-name="gr26" draw:text-style-name="P11" draw:layer="layout" svg:width="2.751cm" svg:height="0.847cm" svg:x="2.117cm" svg:y="2.359cm">
          <text:p/>
          <draw:enhanced-geometry svg:viewBox="0 0 1277257 174171" draw:extrusion-allowed="true" draw:glue-points="0 0 776721 152401 990600 304800 990600 304800 990600 304800" draw:glue-point-type="0 0 776721 152401 990600 304800 990600 304800 990600 304800" draw:type="non-primitive" draw:enhanced-path="M 0 0 C 394305 29029 788610 58058 1001486 87086 C 1214362 116114 1277257 174171 1277257 174171 L 1277257 174171 L 1277257 174171 N">
            <draw:equation draw:name="f0" draw:formula=""/>
            <draw:equation draw:name="f1" draw:formula=""/>
            <draw:equation draw:name="f2" draw:formula="-(sin(0*(pi/180))*(12-10800)-cos(0*(pi/180))*(-7478-10800))+10800"/>
            <draw:equation draw:name="f3" draw:formula="15+?f46 -1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</draw:enhanced-geometry>
        </draw:custom-shape>
        <draw:custom-shape draw:name="Freeform 31" draw:style-name="gr27" draw:text-style-name="P11" draw:layer="layout" svg:width="3.81cm" svg:height="1.028cm" svg:x="9.737cm" svg:y="11.249cm">
          <text:p/>
          <draw:enhanced-geometry svg:viewBox="0 0 1277257 174171" draw:extrusion-allowed="true" draw:glue-points="0 0 1075460 184945 1371600 369887 1371600 369887 1371600 369887" draw:glue-point-type="0 0 1075460 184945 1371600 369887 1371600 369887 1371600 369887" draw:mirror-horizontal="true" draw:mirror-vertical="true" draw:type="non-primitive" draw:enhanced-path="M 0 0 C 394305 29029 788610 58058 1001486 87086 C 1214362 116114 1277257 174171 1277257 174171 L 1277257 174171 L 1277257 174171 N">
            <draw:equation draw:name="f0" draw:formula=""/>
            <draw:equation draw:name="f1" draw:formula=""/>
            <draw:equation draw:name="f2" draw:formula="-(sin(0*(pi/180))*(12-10800)-cos(0*(pi/180))*(-7478-10800))+10800"/>
            <draw:equation draw:name="f3" draw:formula="15+?f46 -1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</draw:enhanced-geometry>
        </draw:custom-shape>
        <draw:line draw:name="Straight Connector 32" draw:style-name="gr14" draw:text-style-name="P18" draw:layer="layout" svg:x1="4.868cm" svg:y1="3.206cm" svg:x2="9.737cm" svg:y2="11.249cm">
          <text:p/>
        </draw:line>
        <draw:line draw:name="Straight Connector 33" draw:style-name="gr14" draw:text-style-name="P18" draw:layer="layout" svg:x1="13.547cm" svg:y1="12.277cm" svg:x2="14.605cm" svg:y2="12.277cm">
          <text:p/>
        </draw:line>
        <draw:line draw:name="Straight Connector 34" draw:style-name="gr15" draw:text-style-name="P18" draw:layer="layout" svg:x1="1.058cm" svg:y1="2.359cm" svg:x2="11.007cm" svg:y2="2.364cm">
          <text:p/>
        </draw:line>
        <draw:line draw:name="Straight Connector 35" draw:style-name="gr14" draw:text-style-name="P18" draw:layer="layout" svg:x1="1.058cm" svg:y1="2.359cm" svg:x2="2.117cm" svg:y2="2.364cm">
          <text:p/>
        </draw:line>
        <draw:line draw:name="Straight Connector 36" draw:style-name="gr15" draw:text-style-name="P18" draw:layer="layout" svg:x1="6.777cm" svg:y1="6.354cm" svg:x2="6.772cm" svg:y2="12.281cm">
          <text:p/>
        </draw:line>
        <draw:custom-shape draw:name="TextBox 37" draw:style-name="gr1" draw:text-style-name="P2" draw:layer="layout" svg:width="2.54cm" svg:height="1.417cm" svg:x="10.16cm" svg:y="1.513cm">
          <text:list text:style-name="L1">
            <text:list-header>
              <text:p text:style-name="P1"><text:span text:style-name="T5">V</text:span><text:span text:style-name="T7">D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8" draw:style-name="gr1" draw:text-style-name="P2" draw:layer="layout" svg:width="1.905cm" svg:height="1.417cm" svg:x="1.27cm" svg:y="0.847cm">
          <text:list text:style-name="L1">
            <text:list-header>
              <text:p text:style-name="P1"><text:span text:style-name="T5">V</text:span><text:span text:style-name="T7">o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9" draw:style-name="gr1" draw:text-style-name="P2" draw:layer="layout" svg:width="1.905cm" svg:height="1.417cm" svg:x="16.087cm" svg:y="11.007cm">
          <text:list text:style-name="L1">
            <text:list-header>
              <text:p text:style-name="P1"><text:span text:style-name="T5">V</text:span><text:span text:style-name="T7">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0" draw:style-name="gr1" draw:text-style-name="P2" draw:layer="layout" svg:width="1.905cm" svg:height="1.417cm" svg:x="2.752cm" svg:y="12.308cm">
          <text:list text:style-name="L1">
            <text:list-header>
              <text:p text:style-name="P1"><text:span text:style-name="T5">V</text:span><text:span text:style-name="T7">tp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67" draw:style-name="gr28" draw:text-style-name="P11" draw:layer="layout" svg:width="1.905cm" svg:height="0.847cm" svg:x="1.693cm" svg:y="2.328cm">
          <text:p/>
          <draw:enhanced-geometry svg:viewBox="0 0 1277257 174171" draw:extrusion-allowed="true" draw:glue-points="0 0 537730 152401 685800 304800 685800 304800 685800 304800" draw:glue-point-type="0 0 537730 152401 685800 304800 685800 304800 685800 304800" draw:type="non-primitive" draw:enhanced-path="M 0 0 C 394305 29029 788610 58058 1001486 87086 C 1214362 116114 1277257 174171 1277257 174171 L 1277257 174171 L 1277257 174171 N">
            <draw:equation draw:name="f0" draw:formula=""/>
            <draw:equation draw:name="f1" draw:formula=""/>
            <draw:equation draw:name="f2" draw:formula="-(sin(0*(pi/180))*(12-10800)-cos(0*(pi/180))*(-7478-10800))+10800"/>
            <draw:equation draw:name="f3" draw:formula="15+?f46 -1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</draw:enhanced-geometry>
        </draw:custom-shape>
        <draw:custom-shape draw:name="Freeform 68" draw:style-name="gr27" draw:text-style-name="P11" draw:layer="layout" svg:width="3.81cm" svg:height="1.028cm" svg:x="8.467cm" svg:y="11.218cm">
          <text:p/>
          <draw:enhanced-geometry svg:viewBox="0 0 1277257 174171" draw:extrusion-allowed="true" draw:glue-points="0 0 1075460 184945 1371600 369888 1371600 369888 1371600 369888" draw:glue-point-type="0 0 1075460 184945 1371600 369888 1371600 369888 1371600 369888" draw:mirror-horizontal="true" draw:mirror-vertical="true" draw:type="non-primitive" draw:enhanced-path="M 0 0 C 394305 29029 788610 58058 1001486 87086 C 1214362 116114 1277257 174171 1277257 174171 L 1277257 174171 L 1277257 174171 N">
            <draw:equation draw:name="f0" draw:formula=""/>
            <draw:equation draw:name="f1" draw:formula=""/>
            <draw:equation draw:name="f2" draw:formula="-(sin(0*(pi/180))*(12-10800)-cos(0*(pi/180))*(-7478-10800))+10800"/>
            <draw:equation draw:name="f3" draw:formula="15+?f46 -1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</draw:enhanced-geometry>
        </draw:custom-shape>
        <draw:line draw:name="Straight Connector 70" draw:style-name="gr14" draw:text-style-name="P18" draw:layer="layout" svg:x1="3.598cm" svg:y1="3.175cm" svg:x2="8.467cm" svg:y2="11.218cm">
          <text:p/>
        </draw:line>
        <draw:line draw:name="Straight Connector 71" draw:style-name="gr14" draw:text-style-name="P18" draw:layer="layout" svg:x1="12.277cm" svg:y1="12.246cm" svg:x2="13.335cm" svg:y2="12.246cm">
          <text:p/>
        </draw:line>
        <draw:custom-shape draw:name="Freeform 73" draw:style-name="gr29" draw:text-style-name="P11" draw:layer="layout" svg:width="2.752cm" svg:height="0.847cm" svg:x="3.598cm" svg:y="2.328cm">
          <text:p/>
          <draw:enhanced-geometry svg:viewBox="0 0 1277257 174171" draw:extrusion-allowed="true" draw:glue-points="0 0 776721 152401 990600 304800 990600 304800 990600 304800" draw:glue-point-type="0 0 776721 152401 990600 304800 990600 304800 990600 304800" draw:type="non-primitive" draw:enhanced-path="M 0 0 C 394305 29029 788610 58058 1001486 87086 C 1214362 116114 1277257 174171 1277257 174171 L 1277257 174171 L 1277257 174171 N">
            <draw:equation draw:name="f0" draw:formula=""/>
            <draw:equation draw:name="f1" draw:formula=""/>
            <draw:equation draw:name="f2" draw:formula="-(sin(0*(pi/180))*(12-10800)-cos(0*(pi/180))*(-7478-10800))+10800"/>
            <draw:equation draw:name="f3" draw:formula="15+?f46 -1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</draw:enhanced-geometry>
        </draw:custom-shape>
        <draw:custom-shape draw:name="Freeform 74" draw:style-name="gr27" draw:text-style-name="P11" draw:layer="layout" svg:width="3.81cm" svg:height="1.028cm" svg:x="11.218cm" svg:y="11.218cm">
          <text:p/>
          <draw:enhanced-geometry svg:viewBox="0 0 1277257 174171" draw:extrusion-allowed="true" draw:glue-points="0 0 1075460 184945 1371600 369888 1371600 369888 1371600 369888" draw:glue-point-type="0 0 1075460 184945 1371600 369888 1371600 369888 1371600 369888" draw:mirror-horizontal="true" draw:mirror-vertical="true" draw:type="non-primitive" draw:enhanced-path="M 0 0 C 394305 29029 788610 58058 1001486 87086 C 1214362 116114 1277257 174171 1277257 174171 L 1277257 174171 L 1277257 174171 N">
            <draw:equation draw:name="f0" draw:formula=""/>
            <draw:equation draw:name="f1" draw:formula=""/>
            <draw:equation draw:name="f2" draw:formula="-(sin(0*(pi/180))*(12-10800)-cos(0*(pi/180))*(-7478-10800))+10800"/>
            <draw:equation draw:name="f3" draw:formula="15+?f46 -1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</draw:enhanced-geometry>
        </draw:custom-shape>
        <draw:line draw:name="Straight Connector 75" draw:style-name="gr14" draw:text-style-name="P18" draw:layer="layout" svg:x1="6.35cm" svg:y1="3.175cm" svg:x2="11.218cm" svg:y2="11.218cm">
          <text:p/>
        </draw:line>
        <draw:line draw:name="Straight Connector 76" draw:style-name="gr14" draw:text-style-name="P18" draw:layer="layout" svg:x1="15.026cm" svg:y1="12.246cm" svg:x2="16.085cm" svg:y2="12.246cm">
          <text:p/>
        </draw:line>
        <draw:line draw:name="Straight Connector 77" draw:style-name="gr14" draw:text-style-name="P18" draw:layer="layout" svg:x1="2.54cm" svg:y1="2.328cm" svg:x2="3.598cm" svg:y2="2.333cm">
          <text:p/>
        </draw:line>
        <draw:line draw:name="Straight Connector 78" draw:style-name="gr30" draw:text-style-name="P18" draw:layer="layout" svg:x1="9.948cm" svg:y1="3.387cm" svg:x2="1.058cm" svg:y2="12.277cm">
          <text:p/>
        </draw:line>
        <draw:custom-shape draw:name="TextBox 37" draw:style-name="gr1" draw:text-style-name="P2" draw:layer="layout" svg:width="3.387cm" svg:height="1.417cm" svg:x="6.138cm" svg:y="12.263cm">
          <text:list text:style-name="L1">
            <text:list-header>
              <text:p text:style-name="P1"><text:span text:style-name="T5">0.5 V</text:span><text:span text:style-name="T7">D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7" draw:style-name="gr1" draw:text-style-name="P2" draw:layer="layout" svg:width="2.54cm" svg:height="1.417cm" svg:x="11.43cm" svg:y="12.052cm">
          <text:list text:style-name="L1">
            <text:list-header>
              <text:p text:style-name="P1"><text:span text:style-name="T5">V</text:span><text:span text:style-name="T7">D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22" draw:style-name="gr1" draw:text-style-name="P2" draw:layer="layout" svg:width="3.81cm" svg:height="1.417cm" svg:x="8.89cm" svg:y="4.008cm">
          <text:list text:style-name="L1">
            <text:list-header>
              <text:p text:style-name="P1"><text:span text:style-name="T5">V</text:span><text:span text:style-name="T7">in</text:span><text:span text:style-name="T5">= V</text:span><text:span text:style-name="T7">o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86" draw:style-name="gr5" draw:text-style-name="P14" draw:layer="layout" svg:width="14.182cm" svg:height="3.034cm" svg:x="11.218cm" svg:y="7.408cm">
          <text:list text:style-name="L1">
            <text:list-header>
              <text:p text:style-name="P12"><text:span text:style-name="T24">Saturation region</text:span></text:p>
              <text:p text:style-name="P1"><text:span text:style-name="T24">I</text:span><text:span text:style-name="T25">dsn</text:span><text:span text:style-name="T24">= </text:span><text:span text:style-name="T29"></text:span><text:span text:style-name="T30">n</text:span><text:span text:style-name="T24"> (</text:span><text:span text:style-name="T31">V</text:span><text:span text:style-name="T32">gs</text:span><text:span text:style-name="T31"> – V</text:span><text:span text:style-name="T32">tn </text:span><text:span text:style-name="T24">)</text:span><text:span text:style-name="T33">2</text:span><text:span text:style-name="T31">/2 <text:s text:c="2"/>[</text:span><text:span text:style-name="T29"></text:span><text:span text:style-name="T30">n </text:span><text:span text:style-name="T31">=</text:span><text:span text:style-name="T29"></text:span><text:span text:style-name="T30">n</text:span><text:span text:style-name="T24"> </text:span><text:span text:style-name="T31">C</text:span><text:span text:style-name="T32">ox</text:span><text:span text:style-name="T24"> (W</text:span><text:span text:style-name="T25">n</text:span><text:span text:style-name="T24">/L</text:span><text:span text:style-name="T25">n</text:span><text:span text:style-name="T24">) </text:span><text:span text:style-name="T31">]</text:span></text:p>
              <text:p text:style-name="P1"><text:span text:style-name="T24">I</text:span><text:span text:style-name="T25">dsp</text:span><text:span text:style-name="T24">= - </text:span><text:span text:style-name="T29"></text:span><text:span text:style-name="T25">p</text:span><text:span text:style-name="T24">(</text:span><text:span text:style-name="T31">V</text:span><text:span text:style-name="T32">gs</text:span><text:span text:style-name="T31"> – V</text:span><text:span text:style-name="T32">tp </text:span><text:span text:style-name="T24">)</text:span><text:span text:style-name="T33">2</text:span><text:span text:style-name="T31">/2 [</text:span><text:span text:style-name="T29"></text:span><text:span text:style-name="T25">p</text:span><text:span text:style-name="T30"> </text:span><text:span text:style-name="T31">=</text:span><text:span text:style-name="T29"></text:span><text:span text:style-name="T25">p</text:span><text:span text:style-name="T24"> </text:span><text:span text:style-name="T31">C</text:span><text:span text:style-name="T32">ox</text:span><text:span text:style-name="T24"> (W</text:span><text:span text:style-name="T25">p</text:span><text:span text:style-name="T24">/L</text:span><text:span text:style-name="T25">p</text:span><text:span text:style-name="T24">) </text:span><text:span text:style-name="T31">]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6" draw:style-name="gr31" draw:text-style-name="P20" xml:id="id26" draw:id="id26" draw:layer="layout" svg:width="25.4cm" svg:height="1.32cm" svg:x="0cm" svg:y="13.758cm">
          <text:list text:style-name="L9">
            <text:list-header>
              <text:p xml:id="id27" text:id="id27" text:style-name="P1"><text:span text:style-name="T34">When </text:span><text:span text:style-name="T34">both in </text:span><text:span text:style-name="T34">saturatio</text:span><text:span text:style-name="T34">n, I</text:span><text:span text:style-name="T35">dsn</text:span><text:span text:style-name="T34">= </text:span><text:span text:style-name="T36"></text:span><text:span text:style-name="T37">n</text:span><text:span text:style-name="T34"> (</text:span><text:span text:style-name="T38">V</text:span><text:span text:style-name="T39">in</text:span><text:span text:style-name="T38"> -</text:span><text:span text:style-name="T38">V</text:span><text:span text:style-name="T39">tn </text:span><text:span text:style-name="T34">)</text:span><text:span text:style-name="T40">2</text:span><text:span text:style-name="T38">/2, <text:s text:c="3"/></text:span><text:span text:style-name="T38"><text:s text:c="2"/></text:span><text:span text:style-name="T34">I</text:span><text:span text:style-name="T35">dsp</text:span><text:span text:style-name="T34">= - </text:span><text:span text:style-name="T36"></text:span><text:span text:style-name="T35">p</text:span><text:span text:style-name="T34"> <text:s/>(</text:span><text:span text:style-name="T38">V</text:span><text:span text:style-name="T39">in </text:span><text:span text:style-name="T38">-</text:span><text:span text:style-name="T38">V</text:span><text:span text:style-name="T39">DD</text:span><text:span text:style-name="T38"> – </text:span><text:span text:style-name="T38">V</text:span><text:span text:style-name="T39">tp </text:span><text:span text:style-name="T34">)</text:span><text:span text:style-name="T40">2</text:span><text:span text:style-name="T38">/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Object 17" draw:style-name="gr3" draw:text-style-name="P6" draw:layer="layout" svg:width="8.043cm" svg:height="6.985cm" svg:x="16.087cm" svg:y="-0.635cm">
          <draw:object-ole draw:class-id="00000000-0000-0000-0000-000000000000" xlink:href="./Object 10" xlink:type="simple" xlink:show="embed" xlink:actuate="onLoad">
            <loext:p/>
          </draw:object-ole>
          <draw:image xlink:href="./ObjectReplacements/Object 10" xlink:type="simple" xlink:show="embed" xlink:actuate="onLoad"/>
        </draw:frame>
        <draw:custom-shape draw:name="TextBox 37" draw:style-name="gr1" draw:text-style-name="P2" draw:layer="layout" svg:width="23.071cm" svg:height="1.32cm" svg:x="0.847cm" svg:y="15.663cm">
          <text:list text:style-name="L1">
            <text:list-header>
              <text:p xml:id="id28" text:id="id28" text:style-name="P1"><text:span text:style-name="T41">As</text:span><text:span text:style-name="T42"> </text:span><text:span text:style-name="T41">I</text:span><text:span text:style-name="T43">dsn</text:span><text:span text:style-name="T41">= - </text:span><text:span text:style-name="T41">I</text:span><text:span text:style-name="T43">dsp</text:span><text:span text:style-name="T41">,</text:span><text:span text:style-name="T42"> </text:span><text:span text:style-name="T41">(</text:span><text:span text:style-name="T42">V</text:span><text:span text:style-name="T44">in</text:span><text:span text:style-name="T42"> </text:span><text:span text:style-name="T42">–V</text:span><text:span text:style-name="T44">DD </text:span><text:span text:style-name="T42">-</text:span><text:span text:style-name="T42">V</text:span><text:span text:style-name="T44">tp </text:span><text:span text:style-name="T41">) /</text:span><text:span text:style-name="T42"> </text:span><text:span text:style-name="T42">(V</text:span><text:span text:style-name="T44">in</text:span><text:span text:style-name="T42"> – </text:span><text:span text:style-name="T42">V</text:span><text:span text:style-name="T44">tn</text:span><text:span text:style-name="T41">) = - </text:span><text:span text:style-name="T41">(</text:span><text:span text:style-name="T45"></text:span><text:span text:style-name="T46">n</text:span><text:span text:style-name="T41">/</text:span><text:span text:style-name="T45"></text:span><text:span text:style-name="T44">p</text:span><text:span text:style-name="T41">)</text:span><text:span text:style-name="T47">1/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8" draw:style-name="gr32" draw:text-style-name="P22" draw:layer="layout" svg:width="23.495cm" svg:height="1.32cm" svg:x="1.058cm" svg:y="17.432cm">
          <text:list text:style-name="L10">
            <text:list-header>
              <text:p xml:id="id29" text:id="id29" text:style-name="P21"><text:span text:style-name="T48">Thus</text:span><text:span text:style-name="T49">,</text:span><text:span text:style-name="T49"><text:tab/></text:span><text:span text:style-name="T49">V</text:span><text:span text:style-name="T50">in</text:span><text:span text:style-name="T49"> <text:s/>= </text:span><text:span text:style-name="T49">{V</text:span><text:span text:style-name="T50">DD</text:span><text:span text:style-name="T49"> </text:span><text:span text:style-name="T49">+V</text:span><text:span text:style-name="T50">tp </text:span><text:span text:style-name="T49">+V</text:span><text:span text:style-name="T50">tn </text:span><text:span text:style-name="T48">(</text:span><text:span text:style-name="T51"></text:span><text:span text:style-name="T52">n</text:span><text:span text:style-name="T48">/</text:span><text:span text:style-name="T51"></text:span><text:span text:style-name="T50">p</text:span><text:span text:style-name="T48">)</text:span><text:span text:style-name="T53">1/2</text:span><text:span text:style-name="T48"> </text:span><text:span text:style-name="T48">}/ {1+</text:span><text:span text:style-name="T48">(</text:span><text:span text:style-name="T51"></text:span><text:span text:style-name="T52">n</text:span><text:span text:style-name="T48">/</text:span><text:span text:style-name="T51"></text:span><text:span text:style-name="T50">p</text:span><text:span text:style-name="T48">)</text:span><text:span text:style-name="T53">1/2</text:span><text:span text:style-name="T48">}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6" anim:sub-item="background" smil:attributeName="visibility" smil:to="visible"/>
                  <anim:transitionFilter smil:dur="2s" smil:targetElement="id26" anim:sub-item="background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27" anim:sub-item="text" smil:attributeName="visibility" smil:to="visible"/>
                  <anim:transitionFilter smil:dur="2s" smil:targetElement="id2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8" anim:sub-item="text" smil:attributeName="visibility" smil:to="visible"/>
                  <anim:transitionFilter smil:dur="2s" smil:targetElement="id2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x;x" smil:keyTimes="0;1" smil:additive="base"/>
                  <anim:animate smil:dur="0.5s" smil:fill="hold" smil:targetElement="id29" anim:sub-item="text" smil:attributeName="y" smil:values="1+height/2;y" smil:keyTimes="0;1" smil:additive="base"/>
                </anim:par>
              </anim:par>
            </anim:par>
          </anim:seq>
        </anim:par>
        <presentation:notes draw:style-name="dp5">
          <draw:page-thumbnail draw:style-name="gr25" draw:layer="layout" svg:width="10.173cm" svg:height="7.629cm" svg:x="8.254cm" svg:y="1.52cm" draw:page-number="8" presentation:class="page"/>
          <draw:frame presentation:style-name="pr8" draw:text-style-name="P19" draw:layer="layout" svg:width="19.544cm" svg:height="9.142cm" svg:x="3.563cm" svg:y="9.657cm" presentation:class="notes" presentation:placeholder="true">
            <draw:text-box/>
          </draw:frame>
        </presentation:notes>
      </draw:page>
      <draw:page draw:name="page9" draw:style-name="dp4" draw:master-page-name="Title7" presentation:use-date-time-name="dtd1">
        <draw:custom-shape draw:name="TextBox 1" draw:style-name="gr1" draw:text-style-name="P13" draw:layer="layout" svg:width="16.087cm" svg:height="1.615cm" svg:x="3.598cm" svg:y="0.423cm">
          <text:list text:style-name="L1">
            <text:list-header>
              <text:p text:style-name="P12"><text:span text:style-name="T28">CMOS INVERT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28" draw:style-name="gr18" draw:text-style-name="P18" draw:layer="layout" svg:x1="1.062cm" svg:y1="1.305cm" svg:x2="1.053cm" svg:y2="12.312cm">
          <text:p/>
        </draw:line>
        <draw:line draw:name="Straight Connector 29" draw:style-name="gr19" draw:text-style-name="P18" draw:layer="layout" svg:x1="1.058cm" svg:y1="12.307cm" svg:x2="17.992cm" svg:y2="12.276cm">
          <text:p/>
        </draw:line>
        <draw:custom-shape draw:name="Freeform 30" draw:style-name="gr26" draw:text-style-name="P11" draw:layer="layout" svg:width="2.751cm" svg:height="0.847cm" svg:x="2.117cm" svg:y="2.359cm">
          <text:p/>
          <draw:enhanced-geometry svg:viewBox="0 0 1277257 174171" draw:extrusion-allowed="true" draw:glue-points="0 0 776721 152401 990600 304800 990600 304800 990600 304800" draw:glue-point-type="0 0 776721 152401 990600 304800 990600 304800 990600 304800" draw:type="non-primitive" draw:enhanced-path="M 0 0 C 394305 29029 788610 58058 1001486 87086 C 1214362 116114 1277257 174171 1277257 174171 L 1277257 174171 L 1277257 174171 N">
            <draw:equation draw:name="f0" draw:formula=""/>
            <draw:equation draw:name="f1" draw:formula=""/>
            <draw:equation draw:name="f2" draw:formula="-(sin(0*(pi/180))*(12-10800)-cos(0*(pi/180))*(-7478-10800))+10800"/>
            <draw:equation draw:name="f3" draw:formula="15+?f46 -1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</draw:enhanced-geometry>
        </draw:custom-shape>
        <draw:custom-shape draw:name="Freeform 31" draw:style-name="gr27" draw:text-style-name="P11" draw:layer="layout" svg:width="3.81cm" svg:height="1.028cm" svg:x="9.737cm" svg:y="11.249cm">
          <text:p/>
          <draw:enhanced-geometry svg:viewBox="0 0 1277257 174171" draw:extrusion-allowed="true" draw:glue-points="0 0 1075460 184945 1371600 369887 1371600 369887 1371600 369887" draw:glue-point-type="0 0 1075460 184945 1371600 369887 1371600 369887 1371600 369887" draw:mirror-horizontal="true" draw:mirror-vertical="true" draw:type="non-primitive" draw:enhanced-path="M 0 0 C 394305 29029 788610 58058 1001486 87086 C 1214362 116114 1277257 174171 1277257 174171 L 1277257 174171 L 1277257 174171 N">
            <draw:equation draw:name="f0" draw:formula=""/>
            <draw:equation draw:name="f1" draw:formula=""/>
            <draw:equation draw:name="f2" draw:formula="-(sin(0*(pi/180))*(12-10800)-cos(0*(pi/180))*(-7478-10800))+10800"/>
            <draw:equation draw:name="f3" draw:formula="15+?f46 -1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</draw:enhanced-geometry>
        </draw:custom-shape>
        <draw:line draw:name="Straight Connector 32" draw:style-name="gr14" draw:text-style-name="P18" draw:layer="layout" svg:x1="4.868cm" svg:y1="3.206cm" svg:x2="9.737cm" svg:y2="11.249cm">
          <text:p/>
        </draw:line>
        <draw:line draw:name="Straight Connector 33" draw:style-name="gr14" draw:text-style-name="P18" draw:layer="layout" svg:x1="13.547cm" svg:y1="12.277cm" svg:x2="14.605cm" svg:y2="12.277cm">
          <text:p/>
        </draw:line>
        <draw:line draw:name="Straight Connector 34" draw:style-name="gr15" draw:text-style-name="P18" draw:layer="layout" svg:x1="1.058cm" svg:y1="2.359cm" svg:x2="11.007cm" svg:y2="2.364cm">
          <text:p/>
        </draw:line>
        <draw:line draw:name="Straight Connector 35" draw:style-name="gr14" draw:text-style-name="P18" draw:layer="layout" svg:x1="1.058cm" svg:y1="2.359cm" svg:x2="2.117cm" svg:y2="2.364cm">
          <text:p/>
        </draw:line>
        <draw:line draw:name="Straight Connector 36" draw:style-name="gr15" draw:text-style-name="P18" draw:layer="layout" svg:x1="6.83cm" svg:y1="6.526cm" svg:x2="6.825cm" svg:y2="12.246cm">
          <text:p/>
        </draw:line>
        <draw:custom-shape draw:name="TextBox 37" draw:style-name="gr1" draw:text-style-name="P2" draw:layer="layout" svg:width="2.54cm" svg:height="1.417cm" svg:x="10.16cm" svg:y="1.513cm">
          <text:list text:style-name="L1">
            <text:list-header>
              <text:p text:style-name="P1"><text:span text:style-name="T5">V</text:span><text:span text:style-name="T7">D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8" draw:style-name="gr1" draw:text-style-name="P2" draw:layer="layout" svg:width="1.905cm" svg:height="1.417cm" svg:x="1.27cm" svg:y="0.847cm">
          <text:list text:style-name="L1">
            <text:list-header>
              <text:p text:style-name="P1"><text:span text:style-name="T5">V</text:span><text:span text:style-name="T7">o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9" draw:style-name="gr1" draw:text-style-name="P2" draw:layer="layout" svg:width="1.905cm" svg:height="1.417cm" svg:x="16.087cm" svg:y="11.007cm">
          <text:list text:style-name="L1">
            <text:list-header>
              <text:p text:style-name="P1"><text:span text:style-name="T5">V</text:span><text:span text:style-name="T7">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0" draw:style-name="gr1" draw:text-style-name="P2" draw:layer="layout" svg:width="1.905cm" svg:height="1.417cm" svg:x="2.752cm" svg:y="12.308cm">
          <text:list text:style-name="L1">
            <text:list-header>
              <text:p text:style-name="P1"><text:span text:style-name="T5">V</text:span><text:span text:style-name="T7">tp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67" draw:style-name="gr28" draw:text-style-name="P11" draw:layer="layout" svg:width="1.905cm" svg:height="0.847cm" svg:x="1.693cm" svg:y="2.328cm">
          <text:p/>
          <draw:enhanced-geometry svg:viewBox="0 0 1277257 174171" draw:extrusion-allowed="true" draw:glue-points="0 0 537730 152401 685800 304800 685800 304800 685800 304800" draw:glue-point-type="0 0 537730 152401 685800 304800 685800 304800 685800 304800" draw:type="non-primitive" draw:enhanced-path="M 0 0 C 394305 29029 788610 58058 1001486 87086 C 1214362 116114 1277257 174171 1277257 174171 L 1277257 174171 L 1277257 174171 N">
            <draw:equation draw:name="f0" draw:formula=""/>
            <draw:equation draw:name="f1" draw:formula=""/>
            <draw:equation draw:name="f2" draw:formula="-(sin(0*(pi/180))*(12-10800)-cos(0*(pi/180))*(-7478-10800))+10800"/>
            <draw:equation draw:name="f3" draw:formula="15+?f46 -1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</draw:enhanced-geometry>
        </draw:custom-shape>
        <draw:custom-shape draw:name="Freeform 68" draw:style-name="gr27" draw:text-style-name="P11" draw:layer="layout" svg:width="3.81cm" svg:height="1.028cm" svg:x="8.467cm" svg:y="11.218cm">
          <text:p/>
          <draw:enhanced-geometry svg:viewBox="0 0 1277257 174171" draw:extrusion-allowed="true" draw:glue-points="0 0 1075460 184945 1371600 369888 1371600 369888 1371600 369888" draw:glue-point-type="0 0 1075460 184945 1371600 369888 1371600 369888 1371600 369888" draw:mirror-horizontal="true" draw:mirror-vertical="true" draw:type="non-primitive" draw:enhanced-path="M 0 0 C 394305 29029 788610 58058 1001486 87086 C 1214362 116114 1277257 174171 1277257 174171 L 1277257 174171 L 1277257 174171 N">
            <draw:equation draw:name="f0" draw:formula=""/>
            <draw:equation draw:name="f1" draw:formula=""/>
            <draw:equation draw:name="f2" draw:formula="-(sin(0*(pi/180))*(12-10800)-cos(0*(pi/180))*(-7478-10800))+10800"/>
            <draw:equation draw:name="f3" draw:formula="15+?f46 -1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</draw:enhanced-geometry>
        </draw:custom-shape>
        <draw:line draw:name="Straight Connector 70" draw:style-name="gr14" draw:text-style-name="P18" draw:layer="layout" svg:x1="3.598cm" svg:y1="3.175cm" svg:x2="8.467cm" svg:y2="11.218cm">
          <text:p/>
        </draw:line>
        <draw:line draw:name="Straight Connector 71" draw:style-name="gr14" draw:text-style-name="P18" draw:layer="layout" svg:x1="12.277cm" svg:y1="12.246cm" svg:x2="13.335cm" svg:y2="12.246cm">
          <text:p/>
        </draw:line>
        <draw:custom-shape draw:name="Freeform 73" draw:style-name="gr29" draw:text-style-name="P11" draw:layer="layout" svg:width="2.752cm" svg:height="0.847cm" svg:x="3.598cm" svg:y="2.328cm">
          <text:p/>
          <draw:enhanced-geometry svg:viewBox="0 0 1277257 174171" draw:extrusion-allowed="true" draw:glue-points="0 0 776721 152401 990600 304800 990600 304800 990600 304800" draw:glue-point-type="0 0 776721 152401 990600 304800 990600 304800 990600 304800" draw:type="non-primitive" draw:enhanced-path="M 0 0 C 394305 29029 788610 58058 1001486 87086 C 1214362 116114 1277257 174171 1277257 174171 L 1277257 174171 L 1277257 174171 N">
            <draw:equation draw:name="f0" draw:formula=""/>
            <draw:equation draw:name="f1" draw:formula=""/>
            <draw:equation draw:name="f2" draw:formula="-(sin(0*(pi/180))*(12-10800)-cos(0*(pi/180))*(-7478-10800))+10800"/>
            <draw:equation draw:name="f3" draw:formula="15+?f46 -1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</draw:enhanced-geometry>
        </draw:custom-shape>
        <draw:custom-shape draw:name="Freeform 74" draw:style-name="gr27" draw:text-style-name="P11" draw:layer="layout" svg:width="3.81cm" svg:height="1.028cm" svg:x="11.218cm" svg:y="11.218cm">
          <text:p/>
          <draw:enhanced-geometry svg:viewBox="0 0 1277257 174171" draw:extrusion-allowed="true" draw:glue-points="0 0 1075460 184945 1371600 369888 1371600 369888 1371600 369888" draw:glue-point-type="0 0 1075460 184945 1371600 369888 1371600 369888 1371600 369888" draw:mirror-horizontal="true" draw:mirror-vertical="true" draw:type="non-primitive" draw:enhanced-path="M 0 0 C 394305 29029 788610 58058 1001486 87086 C 1214362 116114 1277257 174171 1277257 174171 L 1277257 174171 L 1277257 174171 N">
            <draw:equation draw:name="f0" draw:formula=""/>
            <draw:equation draw:name="f1" draw:formula=""/>
            <draw:equation draw:name="f2" draw:formula="-(sin(0*(pi/180))*(12-10800)-cos(0*(pi/180))*(-7478-10800))+10800"/>
            <draw:equation draw:name="f3" draw:formula="15+?f46 -1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</draw:enhanced-geometry>
        </draw:custom-shape>
        <draw:line draw:name="Straight Connector 75" draw:style-name="gr14" draw:text-style-name="P18" draw:layer="layout" svg:x1="6.35cm" svg:y1="3.175cm" svg:x2="11.218cm" svg:y2="11.218cm">
          <text:p/>
        </draw:line>
        <draw:line draw:name="Straight Connector 76" draw:style-name="gr14" draw:text-style-name="P18" draw:layer="layout" svg:x1="15.026cm" svg:y1="12.246cm" svg:x2="16.085cm" svg:y2="12.246cm">
          <text:p/>
        </draw:line>
        <draw:line draw:name="Straight Connector 77" draw:style-name="gr14" draw:text-style-name="P18" draw:layer="layout" svg:x1="2.54cm" svg:y1="2.328cm" svg:x2="3.598cm" svg:y2="2.333cm">
          <text:p/>
        </draw:line>
        <draw:line draw:name="Straight Connector 78" draw:style-name="gr30" draw:text-style-name="P18" draw:layer="layout" svg:x1="9.948cm" svg:y1="3.387cm" svg:x2="1.058cm" svg:y2="12.277cm">
          <text:p/>
        </draw:line>
        <draw:custom-shape draw:name="TextBox 37" draw:style-name="gr1" draw:text-style-name="P2" draw:layer="layout" svg:width="3.387cm" svg:height="1.417cm" svg:x="6.138cm" svg:y="12.263cm">
          <text:list text:style-name="L1">
            <text:list-header>
              <text:p text:style-name="P1"><text:span text:style-name="T5">0.5 V</text:span><text:span text:style-name="T7">D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7" draw:style-name="gr1" draw:text-style-name="P2" draw:layer="layout" svg:width="2.54cm" svg:height="1.417cm" svg:x="11.43cm" svg:y="12.052cm">
          <text:list text:style-name="L1">
            <text:list-header>
              <text:p text:style-name="P1"><text:span text:style-name="T5">V</text:span><text:span text:style-name="T7">D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22" draw:style-name="gr1" draw:text-style-name="P2" draw:layer="layout" svg:width="3.81cm" svg:height="1.417cm" svg:x="8.89cm" svg:y="4.008cm">
          <text:list text:style-name="L1">
            <text:list-header>
              <text:p text:style-name="P1"><text:span text:style-name="T5">V</text:span><text:span text:style-name="T7">in</text:span><text:span text:style-name="T5">= V</text:span><text:span text:style-name="T7">o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86" draw:style-name="gr1" draw:text-style-name="P2" draw:layer="layout" svg:width="15.663cm" svg:height="2.886cm" svg:x="9.737cm" svg:y="7.408cm">
          <text:list text:style-name="L1">
            <text:list-header>
              <text:p text:style-name="P1"><text:span text:style-name="T42">V</text:span><text:span text:style-name="T44">in</text:span><text:span text:style-name="T42"> <text:s/>= {V</text:span><text:span text:style-name="T44">DD</text:span><text:span text:style-name="T42"> +V</text:span><text:span text:style-name="T44">tp </text:span><text:span text:style-name="T42">+V</text:span><text:span text:style-name="T44">tn </text:span><text:span text:style-name="T41">(</text:span><text:span text:style-name="T45"></text:span><text:span text:style-name="T46">n</text:span><text:span text:style-name="T41">/</text:span><text:span text:style-name="T45"></text:span><text:span text:style-name="T44">p</text:span><text:span text:style-name="T41">)</text:span><text:span text:style-name="T47">1/2</text:span><text:span text:style-name="T41"> }/ {1+(</text:span><text:span text:style-name="T45"></text:span><text:span text:style-name="T46">n</text:span><text:span text:style-name="T41">/</text:span><text:span text:style-name="T45"></text:span><text:span text:style-name="T44">p</text:span><text:span text:style-name="T41">)</text:span><text:span text:style-name="T47">1/2</text:span><text:span text:style-name="T41">}</text:span></text:p>
              <text:p text:style-name="P1"><text:span text:style-name="T2"/></text:p>
              <text:p text:style-name="P1"><text:span text:style-name="T41"><text:s text:c="5"/></text:span><text:span text:style-name="T41">If <text:s/></text:span><text:span text:style-name="T45"></text:span><text:span text:style-name="T46">n</text:span><text:span text:style-name="T41">=</text:span><text:span text:style-name="T45"></text:span><text:span text:style-name="T44">p</text:span><text:span text:style-name="T41">, and </text:span><text:span text:style-name="T42">V</text:span><text:span text:style-name="T44">tp </text:span><text:span text:style-name="T42">=-V</text:span><text:span text:style-name="T44">tn </text:span><text:span text:style-name="T42">, </text:span><text:span text:style-name="T41">then</text:span><text:span text:style-name="T42">, V</text:span><text:span text:style-name="T44">in</text:span><text:span text:style-name="T42"> <text:s/>= V</text:span><text:span text:style-name="T44">DD</text:span><text:span text:style-name="T42"> /2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Object 17" draw:style-name="gr3" draw:text-style-name="P6" draw:layer="layout" svg:width="8.043cm" svg:height="6.985cm" svg:x="16.087cm" svg:y="-0.635cm">
          <draw:object-ole draw:class-id="00000000-0000-0000-0000-000000000000" xlink:href="./Object 11" xlink:type="simple" xlink:show="embed" xlink:actuate="onLoad">
            <loext:p/>
          </draw:object-ole>
          <draw:image xlink:href="./ObjectReplacements/Object 11" xlink:type="simple" xlink:show="embed" xlink:actuate="onLoad"/>
        </draw:frame>
        <draw:custom-shape draw:name="TextBox 37" draw:style-name="gr1" draw:text-style-name="P2" draw:layer="layout" svg:width="24.553cm" svg:height="2.45cm" svg:x="0.847cm" svg:y="13.547cm">
          <text:list text:style-name="L1">
            <text:list-header>
              <text:p text:style-name="P1"><text:span text:style-name="T5"><text:s/></text:span><text:span text:style-name="T34">For </text:span><text:span text:style-name="T36"></text:span><text:span text:style-name="T37">n</text:span><text:span text:style-name="T34">=</text:span><text:span text:style-name="T36"></text:span><text:span text:style-name="T39">p</text:span><text:span text:style-name="T34">, the change in logic levels is symmetrically disposed about the point at which </text:span><text:span text:style-name="T38">V</text:span><text:span text:style-name="T39">in</text:span><text:span text:style-name="T38"> <text:s/>= V</text:span><text:span text:style-name="T39">out</text:span><text:span text:style-name="T38">= V</text:span><text:span text:style-name="T39">DD</text:span><text:span text:style-name="T38"> /2,</text:span><text:span text:style-name="T34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ight Arrow 38" draw:style-name="gr33" draw:text-style-name="P23" xml:id="id30" draw:id="id30" draw:layer="layout" svg:width="1.27cm" svg:height="0.635cm" svg:x="0.635cm" svg:y="17.78cm">
          <text:list text:style-name="L13">
            <text:list-header>
              <text:p/>
            </text:list-header>
          </text:list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39" draw:style-name="gr34" draw:text-style-name="P23" xml:id="id32" draw:id="id32" draw:layer="layout" svg:width="1.27cm" svg:height="0.635cm" svg:x="12.077cm" svg:y="17.88cm">
          <text:list text:style-name="L13">
            <text:list-header>
              <text:p/>
            </text:list-header>
          </text:list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TextBox 37" draw:style-name="gr35" draw:text-style-name="P2" xml:id="id31" draw:id="id31" draw:layer="layout" svg:width="24.553cm" svg:height="2.379cm" svg:x="0.635cm" svg:y="16.488cm">
          <text:list text:style-name="L10">
            <text:list-header>
              <text:p text:style-name="P1"><text:span text:style-name="T48">Thus for </text:span><text:span text:style-name="T48">a good </text:span><text:span text:style-name="T48">CMOS </text:span><text:span text:style-name="T48">inverter, </text:span><text:span text:style-name="T48">we need </text:span><text:span text:style-name="T51"></text:span><text:span text:style-name="T52">n</text:span><text:span text:style-name="T48">=</text:span><text:span text:style-name="T51"></text:span><text:span text:style-name="T50">p</text:span><text:span text:style-name="T51"></text:span></text:p>
            </text:list-header>
          </text:list>
          <text:p text:style-name="P24"><text:span text:style-name="T54"></text:span><text:span text:style-name="T55">n</text:span><text:span text:style-name="T56">C</text:span><text:span text:style-name="T57">ox</text:span><text:span text:style-name="T58"> </text:span><text:span text:style-name="T58">(W</text:span><text:span text:style-name="T59">n</text:span><text:span text:style-name="T58">/L</text:span><text:span text:style-name="T59">n</text:span><text:span text:style-name="T58">)=</text:span><text:span text:style-name="T54"></text:span><text:span text:style-name="T55">p</text:span><text:span text:style-name="T58"> </text:span><text:span text:style-name="T56">C</text:span><text:span text:style-name="T57">ox</text:span><text:span text:style-name="T60"> </text:span><text:span text:style-name="T60">(W</text:span><text:span text:style-name="T61">p</text:span><text:span text:style-name="T60">/L</text:span><text:span text:style-name="T61">p</text:span><text:span text:style-name="T60">) <text:s text:c="2"/></text:span><text:span text:style-name="T60"><text:s text:c="7"/>W</text:span><text:span text:style-name="T61">p</text:span><text:span text:style-name="T60">/</text:span><text:span text:style-name="T60">L</text:span><text:span text:style-name="T61">p</text:span><text:span text:style-name="T60"> </text:span><text:span text:style-name="T60">=2.5(W</text:span><text:span text:style-name="T61">n</text:span><text:span text:style-name="T60">/</text:span><text:span text:style-name="T60">L</text:span><text:span text:style-name="T61">n</text:span><text:span text:style-name="T60">) <text:s/>as </text:span><text:span text:style-name="T62"></text:span><text:span text:style-name="T63">n</text:span><text:span text:style-name="T49">=2.5 </text:span><text:span text:style-name="T51"></text:span><text:span text:style-name="T52">p</text:span></text:p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2s" smil:targetElement="id30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2s" smil:targetElement="id31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2s" smil:targetElement="id32" smil:type="fade" smil:subtype="crossfade"/>
                </anim:par>
              </anim:par>
            </anim:par>
          </anim:seq>
        </anim:par>
        <presentation:notes draw:style-name="dp5">
          <draw:page-thumbnail draw:style-name="gr25" draw:layer="layout" svg:width="10.173cm" svg:height="7.629cm" svg:x="8.254cm" svg:y="1.52cm" draw:page-number="9" presentation:class="page"/>
          <draw:frame presentation:style-name="pr8" draw:text-style-name="P19" draw:layer="layout" svg:width="19.544cm" svg:height="9.142cm" svg:x="3.563cm" svg:y="9.657cm" presentation:class="notes" presentation:placeholder="true">
            <draw:text-box/>
          </draw:frame>
        </presentation:notes>
      </draw:page>
      <draw:page draw:name="Beta Ratio" draw:style-name="dp3" draw:master-page-name="Title2" presentation:use-date-time-name="dtd1">
        <draw:frame presentation:style-name="pr5" draw:text-style-name="P11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1"><text:span text:style-name="T5">Bet</text:span><text:span text:style-name="T5">a </text:span><text:span text:style-name="T5">Rati</text:span><text:span text:style-name="T5">o</text:span></text:p>
              </text:list-header>
            </text:list>
          </draw:text-box>
        </draw:frame>
        <draw:frame presentation:style-name="pr9" draw:text-style-name="P11" draw:layer="layout" svg:width="22.86cm" svg:height="4.233cm" svg:x="1.27cm" svg:y="4.444cm" presentation:class="outline" presentation:user-transformed="true">
          <draw:text-box>
            <text:list text:style-name="L2">
              <text:list-item>
                <text:p text:style-name="P7"><text:span text:style-name="T3">If </text:span><text:span text:style-name="T64"></text:span><text:span text:style-name="T4">p</text:span><text:span text:style-name="T3"> / </text:span><text:span text:style-name="T64"></text:span><text:span text:style-name="T4">n</text:span><text:span text:style-name="T3"> </text:span><text:span text:style-name="T64"></text:span><text:span text:style-name="T3"> 1, switching point will move from V</text:span><text:span text:style-name="T4">DD</text:span><text:span text:style-name="T3">/2</text:span></text:p>
              </text:list-item>
              <text:list-item>
                <text:p text:style-name="P7"><text:span text:style-name="T3">Called </text:span><text:span text:style-name="T65">skewed</text:span><text:span text:style-name="T3"> gate</text:span></text:p>
              </text:list-item>
              <text:list-item>
                <text:p text:style-name="P7"><text:span text:style-name="T3">Other gates: collapse into equivalent inverter</text:span></text:p>
              </text:list-item>
            </text:list>
          </draw:text-box>
        </draw:frame>
        <draw:frame draw:name="Object 4" draw:style-name="gr36" draw:text-style-name="P6" draw:layer="layout" svg:width="12.065cm" svg:height="8.917cm" svg:x="6.985cm" svg:y="8.678cm">
          <draw:object-ole draw:class-id="00000000-0000-0000-0000-000000000000" xlink:href="./Object 12" xlink:type="simple" xlink:show="embed" xlink:actuate="onLoad">
            <loext:p/>
          </draw:object-ole>
          <draw:image xlink:href="./ObjectReplacements/Object 12" xlink:type="simple" xlink:show="embed" xlink:actuate="onLoad"/>
        </draw:frame>
        <presentation:notes draw:style-name="dp2" presentation:use-date-time-name="dtd1">
          <draw:custom-shape draw:name="Rectangle 7" draw:style-name="gr2" draw:text-style-name="P4" draw:layer="layout" svg:width="11.558cm" svg:height="1.014cm" svg:x="15.112cm" svg:y="19.306cm">
            <text:list text:style-name="L1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0.173cm" svg:height="7.629cm" svg:x="8.255cm" svg:y="1.521cm" draw:page-number="10" presentation:class="page"/>
          <draw:frame presentation:style-name="pr3" draw:text-style-name="P5" draw:layer="layout" svg:width="19.544cm" svg:height="9.142cm" svg:x="3.563cm" svg:y="9.657cm" presentation:class="notes" presentation:placeholder="true">
            <draw:text-box/>
          </draw:frame>
        </presentation:notes>
      </draw:page>
      <draw:page draw:name="Book to be followed" draw:style-name="dp4" draw:master-page-name="Title2" presentation:use-date-time-name="dtd1">
        <draw:frame presentation:style-name="pr5" draw:text-style-name="P11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25"><text:span text:style-name="T66">Bo</text:span><text:span text:style-name="T66">ok </text:span><text:span text:style-name="T66">to </text:span><text:span text:style-name="T66">be </text:span><text:span text:style-name="T66">foll</text:span><text:span text:style-name="T66">ow</text:span><text:span text:style-name="T66">ed</text:span></text:p>
              </text:list-header>
            </text:list>
          </draw:text-box>
        </draw:frame>
        <draw:frame presentation:style-name="pr2" draw:text-style-name="P11" draw:layer="layout" svg:width="22.86cm" svg:height="12.572cm" svg:x="1.27cm" svg:y="4.445cm" presentation:class="outline" presentation:user-transformed="true">
          <draw:text-box>
            <text:list text:style-name="L12">
              <text:list-header>
                <text:p text:style-name="P26"><text:span text:style-name="T67">Basic VLSI Design: Systems and Circuits</text:span></text:p>
                <text:p text:style-name="P27"><text:span text:style-name="T5">BY</text:span></text:p>
                <text:p text:style-name="P26"><text:span text:style-name="T67">Douglas A Pucknell</text:span></text:p>
                <text:p text:style-name="P26"><text:span text:style-name="T67">Kamran Eshraghian</text:span></text:p>
              </text:list-header>
            </text:list>
          </draw:text-box>
        </draw:frame>
        <presentation:notes draw:style-name="dp5">
          <draw:page-thumbnail draw:style-name="gr25" draw:layer="layout" svg:width="10.173cm" svg:height="7.629cm" svg:x="8.254cm" svg:y="1.52cm" draw:page-number="11" presentation:class="page"/>
          <draw:frame presentation:style-name="pr10" draw:text-style-name="P19" draw:layer="layout" svg:width="19.544cm" svg:height="9.142cm" svg:x="3.563cm" svg:y="9.6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315 315" svg:d="M158 0l157 287-47 28-110-202-111 202-47-28z"/>
    <draw:stroke-dash draw:name="Dashed_20__28_var_29__20_4" draw:display-name="Dashed (var) 4" draw:style="rect" draw:dots2="1" draw:dots2-length="0.105cm" draw:distance="0.07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3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graphic-properties>
        <text:list-style style:name="Title3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4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graphic-properties>
        <text:list-style style:name="Title4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5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graphic-properties>
        <text:list-style style:name="Title5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6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graphic-properties>
        <text:list-style style:name="Title6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7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graphic-properties>
        <text:list-style style:name="Title7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8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graphic-properties>
        <text:list-style style:name="Title8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9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9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graphic-properties>
        <text:list-style style:name="Title9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0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0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graphic-properties>
        <text:list-style style:name="Title10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1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graphic-properties>
        <text:list-style style:name="Title11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2-notes" style:family="presentation">
      <style:graphic-properties draw:stroke="none" draw:fill="none">
        <text:list-style style:name="Title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2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2-outline2" style:family="presentation" style:parent-style-name="Title12-outline1">
      <style:graphic-properties>
        <text:list-style style:name="Title12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2-outline3" style:family="presentation" style:parent-style-name="Title12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2-outline4" style:family="presentation" style:parent-style-name="Title12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2-outline5" style:family="presentation" style:parent-style-name="Title12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2-outline6" style:family="presentation" style:parent-style-name="Title12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2-outline7" style:family="presentation" style:parent-style-name="Title12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2-outline8" style:family="presentation" style:parent-style-name="Title12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2-outline9" style:family="presentation" style:parent-style-name="Title12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2-subtitle" style:family="presentation">
      <style:graphic-properties draw:stroke="none" draw:fill="none" draw:textarea-vertical-align="middle">
        <text:list-style style:name="Title1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3-notes" style:family="presentation">
      <style:graphic-properties draw:stroke="none" draw:fill="none">
        <text:list-style style:name="Title1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3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3-outline2" style:family="presentation" style:parent-style-name="Title13-outline1">
      <style:graphic-properties>
        <text:list-style style:name="Title13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3-outline3" style:family="presentation" style:parent-style-name="Title13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3-outline4" style:family="presentation" style:parent-style-name="Title13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3-outline5" style:family="presentation" style:parent-style-name="Title13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3-outline6" style:family="presentation" style:parent-style-name="Title13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3-outline7" style:family="presentation" style:parent-style-name="Title13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3-outline8" style:family="presentation" style:parent-style-name="Title13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3-outline9" style:family="presentation" style:parent-style-name="Title13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3-subtitle" style:family="presentation">
      <style:graphic-properties draw:stroke="none" draw:fill="none" draw:textarea-vertical-align="middle">
        <text:list-style style:name="Title1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4-notes" style:family="presentation">
      <style:graphic-properties draw:stroke="none" draw:fill="none">
        <text:list-style style:name="Title1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4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4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4-outline2" style:family="presentation" style:parent-style-name="Title14-outline1">
      <style:graphic-properties>
        <text:list-style style:name="Title14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4-outline3" style:family="presentation" style:parent-style-name="Title14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4-outline4" style:family="presentation" style:parent-style-name="Title14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4-outline5" style:family="presentation" style:parent-style-name="Title14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4-outline6" style:family="presentation" style:parent-style-name="Title14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4-outline7" style:family="presentation" style:parent-style-name="Title14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4-outline8" style:family="presentation" style:parent-style-name="Title14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4-outline9" style:family="presentation" style:parent-style-name="Title14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4-subtitle" style:family="presentation">
      <style:graphic-properties draw:stroke="none" draw:fill="none" draw:textarea-vertical-align="middle">
        <text:list-style style:name="Title1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4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5-notes" style:family="presentation">
      <style:graphic-properties draw:stroke="none" draw:fill="none">
        <text:list-style style:name="Title1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5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5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5-outline2" style:family="presentation" style:parent-style-name="Title15-outline1">
      <style:graphic-properties>
        <text:list-style style:name="Title15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5-outline3" style:family="presentation" style:parent-style-name="Title15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5-outline4" style:family="presentation" style:parent-style-name="Title15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5-outline5" style:family="presentation" style:parent-style-name="Title15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5-outline6" style:family="presentation" style:parent-style-name="Title15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5-outline7" style:family="presentation" style:parent-style-name="Title15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5-outline8" style:family="presentation" style:parent-style-name="Title15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5-outline9" style:family="presentation" style:parent-style-name="Title15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5-subtitle" style:family="presentation">
      <style:graphic-properties draw:stroke="none" draw:fill="none" draw:textarea-vertical-align="middle">
        <text:list-style style:name="Title1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5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6.67cm" fo:page-height="20.32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3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4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5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6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7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8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9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10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11" style:family="presentation" style:parent-style-name="Title6-backgroundobjects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12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13" style:family="presentation" style:parent-style-name="Title7-backgroundobjects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14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15" style:family="presentation" style:parent-style-name="Title8-backgroundobjects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16" style:family="presentation" style:parent-style-name="Title8-backgroundobjects">
      <style:graphic-properties draw:stroke="none" draw:fill="none" draw:fill-color="#ffffff" draw:textarea-horizontal-align="justify" draw:textarea-vertical-align="bottom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17" style:family="presentation" style:parent-style-name="Title9-backgroundobjects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18" style:family="presentation" style:parent-style-name="Title9-backgroundobjects">
      <style:graphic-properties draw:stroke="none" draw:fill="none" draw:fill-color="#ffffff" draw:textarea-horizontal-align="justify" draw:textarea-vertical-align="bottom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19" style:family="presentation" style:parent-style-name="Title10-backgroundobjects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20" style:family="presentation" style:parent-style-name="Title10-backgroundobjects">
      <style:graphic-properties draw:stroke="none" draw:fill="none" draw:fill-color="#ffffff" draw:textarea-horizontal-align="justify" draw:textarea-vertical-align="bottom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21" style:family="presentation" style:parent-style-name="Title11-backgroundobjects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22" style:family="presentation" style:parent-style-name="Title11-backgroundobjects">
      <style:graphic-properties draw:stroke="none" draw:fill="none" draw:fill-color="#ffffff" draw:textarea-horizontal-align="justify" draw:textarea-vertical-align="bottom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23" style:family="presentation" style:parent-style-name="Title12-backgroundobjects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24" style:family="presentation" style:parent-style-name="Title12-backgroundobjects">
      <style:graphic-properties draw:stroke="none" draw:fill="none" draw:fill-color="#ffffff" draw:textarea-horizontal-align="justify" draw:textarea-vertical-align="bottom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25" style:family="presentation" style:parent-style-name="Title13-backgroundobjects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26" style:family="presentation" style:parent-style-name="Title13-backgroundobjects">
      <style:graphic-properties draw:stroke="none" draw:fill="none" draw:fill-color="#ffffff" draw:textarea-horizontal-align="justify" draw:textarea-vertical-align="bottom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27" style:family="presentation" style:parent-style-name="Title14-backgroundobjects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28" style:family="presentation" style:parent-style-name="Title14-backgroundobjects">
      <style:graphic-properties draw:stroke="none" draw:fill="none" draw:fill-color="#ffffff" draw:textarea-horizontal-align="justify" draw:textarea-vertical-align="bottom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29" style:family="presentation" style:parent-style-name="Title15-backgroundobjects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30" style:family="presentation" style:parent-style-name="Title15-backgroundobjects">
      <style:graphic-properties draw:stroke="none" draw:fill="none" draw:fill-color="#ffffff" draw:textarea-horizontal-align="justify" draw:textarea-vertical-align="bottom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align="end" fo:text-indent="0cm" style:punctuation-wrap="hanging" style:line-break="strict"/>
    </style:style>
    <style:style style:name="MP5" style:family="paragraph">
      <style:paragraph-properties fo:margin-left="0cm" fo:margin-right="0cm" fo:text-indent="0cm" style:punctuation-wrap="hanging" style:line-break="strict"/>
    </style:style>
    <style:style style:name="MT1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3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26.67cm" svg:height="20.32cm" svg:x="0cm" svg:y="0cm">
        <text:p/>
      </draw:rect>
      <draw:frame draw:style-name="Mgr2" draw:text-style-name="MP2" draw:layer="backgroundobjects" svg:width="11.558cm" svg:height="1.014cm" svg:x="0cm" svg:y="0cm" presentation:class="header">
        <draw:text-box>
          <text:list text:style-name="">
            <text:list-header>
              <text:p><text:span text:style-name="MT1"/></text:p>
            </text:list-header>
          </text:list>
        </draw:text-box>
      </draw:frame>
      <draw:frame draw:style-name="Mgr2" draw:text-style-name="MP3" draw:layer="backgroundobjects" svg:width="11.558cm" svg:height="1.014cm" svg:x="15.112cm" svg:y="0cm" presentation:class="date-time">
        <draw:text-box>
          <text:list text:style-name="">
            <text:list-header>
              <text:p><text:span text:style-name="MT1"/></text:p>
            </text:list-header>
          </text:list>
        </draw:text-box>
      </draw:frame>
      <draw:frame draw:style-name="Mgr3" draw:text-style-name="MP2" draw:layer="backgroundobjects" svg:width="11.558cm" svg:height="1.014cm" svg:x="0cm" svg:y="19.306cm" presentation:class="footer">
        <draw:text-box>
          <text:list text:style-name="">
            <text:list-header>
              <text:p><text:span text:style-name="MT1"/></text:p>
            </text:list-header>
          </text:list>
        </draw:text-box>
      </draw:frame>
      <draw:frame draw:style-name="Mgr3" draw:text-style-name="MP3" draw:layer="backgroundobjects" svg:width="11.558cm" svg:height="1.014cm" svg:x="15.112cm" svg:y="19.306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7.555cm" svg:height="5.666cm" svg:x="1cm" svg:y="3.004cm"/>
      <draw:page-thumbnail draw:layer="backgroundobjects" svg:width="7.555cm" svg:height="5.666cm" svg:x="1cm" svg:y="11.648cm"/>
      <draw:page-thumbnail draw:layer="backgroundobjects" svg:width="7.555cm" svg:height="5.666cm" svg:x="9.556cm" svg:y="3.004cm"/>
      <draw:page-thumbnail draw:layer="backgroundobjects" svg:width="7.555cm" svg:height="5.666cm" svg:x="9.556cm" svg:y="11.648cm"/>
      <draw:page-thumbnail draw:layer="backgroundobjects" svg:width="7.555cm" svg:height="5.666cm" svg:x="18.112cm" svg:y="3.004cm"/>
      <draw:page-thumbnail draw:layer="backgroundobjects" svg:width="7.555cm" svg:height="5.666cm" svg:x="18.112cm" svg:y="11.648cm"/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presentation:notes style:page-layout-name="PM0">
        <draw:rect draw:style-name="Mgr1" draw:text-style-name="MP1" draw:layer="backgroundobjects" svg:width="26.67cm" svg:height="20.32cm" svg:x="0cm" svg:y="0cm">
          <text:p/>
        </draw:rect>
        <draw:frame draw:style-name="Mgr2" draw:text-style-name="MP2" draw:layer="backgroundobjects" svg:width="11.558cm" svg:height="1.014cm" svg:x="0cm" svg:y="0cm" presentation:class="header">
          <draw:text-box>
            <text:list text:style-name="">
              <text:list-header>
                <text:p><text:span text:style-name="MT2"/></text:p>
              </text:list-header>
            </text:list>
          </draw:text-box>
        </draw:frame>
        <draw:frame draw:style-name="Mgr2" draw:text-style-name="MP3" draw:layer="backgroundobjects" svg:width="11.558cm" svg:height="1.014cm" svg:x="15.112cm" svg:y="0cm" presentation:class="date-time">
          <draw:text-box>
            <text:list text:style-name="">
              <text:list-header>
                <text:p><text:span text:style-name="MT2"/></text:p>
              </text:list-header>
            </text:list>
          </draw:text-box>
        </draw:frame>
        <draw:page-thumbnail presentation:style-name="Default-title" draw:layer="backgroundobjects" svg:width="10.173cm" svg:height="7.629cm" svg:x="8.254cm" svg:y="1.52cm" presentation:class="page"/>
        <draw:frame presentation:style-name="Default-notes" draw:layer="backgroundobjects" svg:width="19.544cm" svg:height="9.142cm" svg:x="3.563cm" svg:y="9.657cm" presentation:class="notes" presentation:placeholder="true">
          <draw:text-box/>
        </draw:frame>
        <draw:frame draw:style-name="Mgr3" draw:text-style-name="MP2" draw:layer="backgroundobjects" svg:width="11.558cm" svg:height="1.014cm" svg:x="0cm" svg:y="19.306cm" presentation:class="footer">
          <draw:text-box>
            <text:list text:style-name="">
              <text:list-header>
                <text:p><text:span text:style-name="MT2"/></text:p>
              </text:list-header>
            </text:list>
          </draw:text-box>
        </draw:frame>
        <draw:frame draw:style-name="Mgr3" draw:text-style-name="MP3" draw:layer="backgroundobjects" svg:width="11.558cm" svg:height="1.014cm" svg:x="15.112cm" svg:y="19.306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86cm" svg:height="3.175cm" svg:x="1.27cm" svg:y="0.762cm" presentation:class="title" presentation:placeholder="true">
        <draw:text-box/>
      </draw:frame>
      <draw:frame presentation:style-name="Title1-outline1" draw:layer="backgroundobjects" svg:width="22.86cm" svg:height="12.572cm" svg:x="1.27cm" svg:y="4.445cm" presentation:class="outline" presentation:placeholder="true">
        <draw:text-box/>
      </draw:frame>
      <draw:frame draw:style-name="Mgr4" draw:text-style-name="MP2" draw:layer="backgroundobjects" svg:width="5.927cm" svg:height="1.014cm" svg:x="1.269cm" svg:y="17.657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draw:style-name="Mgr4" draw:text-style-name="MP2" draw:layer="backgroundobjects" svg:width="8.044cm" svg:height="1.014cm" svg:x="8.678cm" svg:y="17.657cm" presentation:class="footer">
        <draw:text-box>
          <text:list text:style-name="">
            <text:list-header>
              <text:p><text:span text:style-name="MT3"/></text:p>
            </text:list-header>
          </text:list>
        </draw:text-box>
      </draw:frame>
      <draw:frame draw:style-name="Mgr4" draw:text-style-name="MP2" draw:layer="backgroundobjects" svg:width="5.927cm" svg:height="1.014cm" svg:x="18.202cm" svg:y="17.657cm" presentation:class="page-number">
        <draw:text-box>
          <text:list text:style-name="ML1">
            <text:list-header>
              <text:p text:style-name="MP5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6.67cm" svg:height="20.32cm" svg:x="0cm" svg:y="0cm">
          <text:p/>
        </draw:rect>
        <draw:frame presentation:style-name="Mpr1" draw:text-style-name="MP2" draw:layer="backgroundobjects" svg:width="11.558cm" svg:height="1.014cm" svg:x="0cm" svg:y="0cm" presentation:class="header">
          <draw:text-box>
            <text:p/>
          </draw:text-box>
        </draw:frame>
        <draw:frame presentation:style-name="Mpr1" draw:text-style-name="MP3" draw:layer="backgroundobjects" svg:width="11.558cm" svg:height="1.014cm" svg:x="15.112cm" svg:y="0cm" presentation:class="date-time">
          <draw:text-box>
            <text:p/>
          </draw:text-box>
        </draw:frame>
        <draw:page-thumbnail presentation:style-name="Title1-title" draw:layer="backgroundobjects" svg:width="10.173cm" svg:height="7.629cm" svg:x="8.254cm" svg:y="1.52cm" presentation:class="page"/>
        <draw:frame presentation:style-name="Title1-notes" draw:layer="backgroundobjects" svg:width="19.544cm" svg:height="9.142cm" svg:x="3.563cm" svg:y="9.657cm" presentation:class="notes" presentation:placeholder="true">
          <draw:text-box/>
        </draw:frame>
        <draw:frame presentation:style-name="Mpr2" draw:text-style-name="MP2" draw:layer="backgroundobjects" svg:width="11.558cm" svg:height="1.014cm" svg:x="0cm" svg:y="19.306cm" presentation:class="footer">
          <draw:text-box>
            <text:p/>
          </draw:text-box>
        </draw:frame>
        <draw:frame presentation:style-name="Mpr2" draw:text-style-name="MP3" draw:layer="backgroundobjects" svg:width="11.558cm" svg:height="1.014cm" svg:x="15.112cm" svg:y="19.306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presentation:style-name="Title2-title" draw:layer="backgroundobjects" svg:width="22.86cm" svg:height="3.175cm" svg:x="1.27cm" svg:y="0.762cm" presentation:class="title" presentation:placeholder="true">
        <draw:text-box/>
      </draw:frame>
      <draw:frame presentation:style-name="Title2-outline1" draw:layer="backgroundobjects" svg:width="22.86cm" svg:height="12.572cm" svg:x="1.27cm" svg:y="4.445cm" presentation:class="outline" presentation:placeholder="true">
        <draw:text-box/>
      </draw:frame>
      <draw:frame draw:style-name="Mgr4" draw:text-style-name="MP2" draw:layer="backgroundobjects" svg:width="5.927cm" svg:height="1.014cm" svg:x="1.269cm" svg:y="17.657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draw:style-name="Mgr4" draw:text-style-name="MP2" draw:layer="backgroundobjects" svg:width="8.044cm" svg:height="1.014cm" svg:x="8.678cm" svg:y="17.657cm" presentation:class="footer">
        <draw:text-box>
          <text:list text:style-name="">
            <text:list-header>
              <text:p><text:span text:style-name="MT3"/></text:p>
            </text:list-header>
          </text:list>
        </draw:text-box>
      </draw:frame>
      <draw:frame draw:style-name="Mgr4" draw:text-style-name="MP2" draw:layer="backgroundobjects" svg:width="5.927cm" svg:height="1.014cm" svg:x="18.202cm" svg:y="17.657cm" presentation:class="page-number">
        <draw:text-box>
          <text:list text:style-name="ML1">
            <text:list-header>
              <text:p text:style-name="MP5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6.67cm" svg:height="20.32cm" svg:x="0cm" svg:y="0cm">
          <text:p/>
        </draw:rect>
        <draw:frame presentation:style-name="Mpr3" draw:text-style-name="MP2" draw:layer="backgroundobjects" svg:width="11.558cm" svg:height="1.014cm" svg:x="0cm" svg:y="0cm" presentation:class="header">
          <draw:text-box>
            <text:p/>
          </draw:text-box>
        </draw:frame>
        <draw:frame presentation:style-name="Mpr3" draw:text-style-name="MP3" draw:layer="backgroundobjects" svg:width="11.558cm" svg:height="1.014cm" svg:x="15.112cm" svg:y="0cm" presentation:class="date-time">
          <draw:text-box>
            <text:p/>
          </draw:text-box>
        </draw:frame>
        <draw:page-thumbnail presentation:style-name="Title2-title" draw:layer="backgroundobjects" svg:width="10.173cm" svg:height="7.629cm" svg:x="8.254cm" svg:y="1.52cm" presentation:class="page"/>
        <draw:frame presentation:style-name="Title2-notes" draw:layer="backgroundobjects" svg:width="19.544cm" svg:height="9.142cm" svg:x="3.563cm" svg:y="9.657cm" presentation:class="notes" presentation:placeholder="true">
          <draw:text-box/>
        </draw:frame>
        <draw:frame presentation:style-name="Mpr4" draw:text-style-name="MP2" draw:layer="backgroundobjects" svg:width="11.558cm" svg:height="1.014cm" svg:x="0cm" svg:y="19.306cm" presentation:class="footer">
          <draw:text-box>
            <text:p/>
          </draw:text-box>
        </draw:frame>
        <draw:frame presentation:style-name="Mpr4" draw:text-style-name="MP3" draw:layer="backgroundobjects" svg:width="11.558cm" svg:height="1.014cm" svg:x="15.112cm" svg:y="19.306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presentation:style-name="Title3-title" draw:layer="backgroundobjects" svg:width="22.86cm" svg:height="3.175cm" svg:x="1.27cm" svg:y="0.762cm" presentation:class="title" presentation:placeholder="true">
        <draw:text-box/>
      </draw:frame>
      <draw:frame presentation:style-name="Title3-outline1" draw:layer="backgroundobjects" svg:width="22.86cm" svg:height="12.572cm" svg:x="1.27cm" svg:y="4.445cm" presentation:class="outline" presentation:placeholder="true">
        <draw:text-box/>
      </draw:frame>
      <draw:frame draw:style-name="Mgr4" draw:text-style-name="MP2" draw:layer="backgroundobjects" svg:width="5.927cm" svg:height="1.014cm" svg:x="1.269cm" svg:y="17.657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draw:style-name="Mgr4" draw:text-style-name="MP2" draw:layer="backgroundobjects" svg:width="8.044cm" svg:height="1.014cm" svg:x="8.678cm" svg:y="17.657cm" presentation:class="footer">
        <draw:text-box>
          <text:list text:style-name="">
            <text:list-header>
              <text:p><text:span text:style-name="MT3"/></text:p>
            </text:list-header>
          </text:list>
        </draw:text-box>
      </draw:frame>
      <draw:frame draw:style-name="Mgr4" draw:text-style-name="MP2" draw:layer="backgroundobjects" svg:width="5.927cm" svg:height="1.014cm" svg:x="18.202cm" svg:y="17.657cm" presentation:class="page-number">
        <draw:text-box>
          <text:list text:style-name="ML1">
            <text:list-header>
              <text:p text:style-name="MP5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6.67cm" svg:height="20.32cm" svg:x="0cm" svg:y="0cm">
          <text:p/>
        </draw:rect>
        <draw:frame presentation:style-name="Mpr5" draw:text-style-name="MP2" draw:layer="backgroundobjects" svg:width="11.558cm" svg:height="1.014cm" svg:x="0cm" svg:y="0cm" presentation:class="header">
          <draw:text-box>
            <text:p/>
          </draw:text-box>
        </draw:frame>
        <draw:frame presentation:style-name="Mpr5" draw:text-style-name="MP3" draw:layer="backgroundobjects" svg:width="11.558cm" svg:height="1.014cm" svg:x="15.112cm" svg:y="0cm" presentation:class="date-time">
          <draw:text-box>
            <text:p/>
          </draw:text-box>
        </draw:frame>
        <draw:page-thumbnail presentation:style-name="Title3-title" draw:layer="backgroundobjects" svg:width="10.173cm" svg:height="7.629cm" svg:x="8.254cm" svg:y="1.52cm" presentation:class="page"/>
        <draw:frame presentation:style-name="Title3-notes" draw:layer="backgroundobjects" svg:width="19.544cm" svg:height="9.142cm" svg:x="3.563cm" svg:y="9.657cm" presentation:class="notes" presentation:placeholder="true">
          <draw:text-box/>
        </draw:frame>
        <draw:frame presentation:style-name="Mpr6" draw:text-style-name="MP2" draw:layer="backgroundobjects" svg:width="11.558cm" svg:height="1.014cm" svg:x="0cm" svg:y="19.306cm" presentation:class="footer">
          <draw:text-box>
            <text:p/>
          </draw:text-box>
        </draw:frame>
        <draw:frame presentation:style-name="Mpr6" draw:text-style-name="MP3" draw:layer="backgroundobjects" svg:width="11.558cm" svg:height="1.014cm" svg:x="15.112cm" svg:y="19.306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frame presentation:style-name="Title4-title" draw:layer="backgroundobjects" svg:width="22.86cm" svg:height="3.175cm" svg:x="1.27cm" svg:y="0.762cm" presentation:class="title" presentation:placeholder="true">
        <draw:text-box/>
      </draw:frame>
      <draw:frame presentation:style-name="Title4-outline1" draw:layer="backgroundobjects" svg:width="22.86cm" svg:height="12.572cm" svg:x="1.27cm" svg:y="4.445cm" presentation:class="outline" presentation:placeholder="true">
        <draw:text-box/>
      </draw:frame>
      <draw:frame draw:style-name="Mgr4" draw:text-style-name="MP2" draw:layer="backgroundobjects" svg:width="5.927cm" svg:height="1.014cm" svg:x="1.269cm" svg:y="17.657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draw:style-name="Mgr4" draw:text-style-name="MP2" draw:layer="backgroundobjects" svg:width="8.044cm" svg:height="1.014cm" svg:x="8.678cm" svg:y="17.657cm" presentation:class="footer">
        <draw:text-box>
          <text:list text:style-name="">
            <text:list-header>
              <text:p><text:span text:style-name="MT3"/></text:p>
            </text:list-header>
          </text:list>
        </draw:text-box>
      </draw:frame>
      <draw:frame draw:style-name="Mgr4" draw:text-style-name="MP2" draw:layer="backgroundobjects" svg:width="5.927cm" svg:height="1.014cm" svg:x="18.202cm" svg:y="17.657cm" presentation:class="page-number">
        <draw:text-box>
          <text:list text:style-name="ML1">
            <text:list-header>
              <text:p text:style-name="MP5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6.67cm" svg:height="20.32cm" svg:x="0cm" svg:y="0cm">
          <text:p/>
        </draw:rect>
        <draw:frame presentation:style-name="Mpr7" draw:text-style-name="MP2" draw:layer="backgroundobjects" svg:width="11.558cm" svg:height="1.014cm" svg:x="0cm" svg:y="0cm" presentation:class="header">
          <draw:text-box>
            <text:p/>
          </draw:text-box>
        </draw:frame>
        <draw:frame presentation:style-name="Mpr7" draw:text-style-name="MP3" draw:layer="backgroundobjects" svg:width="11.558cm" svg:height="1.014cm" svg:x="15.112cm" svg:y="0cm" presentation:class="date-time">
          <draw:text-box>
            <text:p/>
          </draw:text-box>
        </draw:frame>
        <draw:page-thumbnail presentation:style-name="Title4-title" draw:layer="backgroundobjects" svg:width="10.173cm" svg:height="7.629cm" svg:x="8.254cm" svg:y="1.52cm" presentation:class="page"/>
        <draw:frame presentation:style-name="Title4-notes" draw:layer="backgroundobjects" svg:width="19.544cm" svg:height="9.142cm" svg:x="3.563cm" svg:y="9.657cm" presentation:class="notes" presentation:placeholder="true">
          <draw:text-box/>
        </draw:frame>
        <draw:frame presentation:style-name="Mpr8" draw:text-style-name="MP2" draw:layer="backgroundobjects" svg:width="11.558cm" svg:height="1.014cm" svg:x="0cm" svg:y="19.306cm" presentation:class="footer">
          <draw:text-box>
            <text:p/>
          </draw:text-box>
        </draw:frame>
        <draw:frame presentation:style-name="Mpr8" draw:text-style-name="MP3" draw:layer="backgroundobjects" svg:width="11.558cm" svg:height="1.014cm" svg:x="15.112cm" svg:y="19.306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frame presentation:style-name="Title5-title" draw:layer="backgroundobjects" svg:width="22.86cm" svg:height="3.175cm" svg:x="1.27cm" svg:y="0.762cm" presentation:class="title" presentation:placeholder="true">
        <draw:text-box/>
      </draw:frame>
      <draw:frame presentation:style-name="Title5-outline1" draw:layer="backgroundobjects" svg:width="22.86cm" svg:height="12.572cm" svg:x="1.27cm" svg:y="4.445cm" presentation:class="outline" presentation:placeholder="true">
        <draw:text-box/>
      </draw:frame>
      <draw:frame draw:style-name="Mgr4" draw:text-style-name="MP2" draw:layer="backgroundobjects" svg:width="5.927cm" svg:height="1.014cm" svg:x="1.269cm" svg:y="17.657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draw:style-name="Mgr4" draw:text-style-name="MP2" draw:layer="backgroundobjects" svg:width="8.044cm" svg:height="1.014cm" svg:x="8.678cm" svg:y="17.657cm" presentation:class="footer">
        <draw:text-box>
          <text:list text:style-name="">
            <text:list-header>
              <text:p><text:span text:style-name="MT3"/></text:p>
            </text:list-header>
          </text:list>
        </draw:text-box>
      </draw:frame>
      <draw:frame draw:style-name="Mgr4" draw:text-style-name="MP2" draw:layer="backgroundobjects" svg:width="5.927cm" svg:height="1.014cm" svg:x="18.202cm" svg:y="17.657cm" presentation:class="page-number">
        <draw:text-box>
          <text:list text:style-name="ML1">
            <text:list-header>
              <text:p text:style-name="MP5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6.67cm" svg:height="20.32cm" svg:x="0cm" svg:y="0cm">
          <text:p/>
        </draw:rect>
        <draw:frame presentation:style-name="Mpr9" draw:text-style-name="MP2" draw:layer="backgroundobjects" svg:width="11.558cm" svg:height="1.014cm" svg:x="0cm" svg:y="0cm" presentation:class="header">
          <draw:text-box>
            <text:p/>
          </draw:text-box>
        </draw:frame>
        <draw:frame presentation:style-name="Mpr9" draw:text-style-name="MP3" draw:layer="backgroundobjects" svg:width="11.558cm" svg:height="1.014cm" svg:x="15.112cm" svg:y="0cm" presentation:class="date-time">
          <draw:text-box>
            <text:p/>
          </draw:text-box>
        </draw:frame>
        <draw:page-thumbnail presentation:style-name="Title5-title" draw:layer="backgroundobjects" svg:width="10.173cm" svg:height="7.629cm" svg:x="8.254cm" svg:y="1.52cm" presentation:class="page"/>
        <draw:frame presentation:style-name="Title5-notes" draw:layer="backgroundobjects" svg:width="19.544cm" svg:height="9.142cm" svg:x="3.563cm" svg:y="9.657cm" presentation:class="notes" presentation:placeholder="true">
          <draw:text-box/>
        </draw:frame>
        <draw:frame presentation:style-name="Mpr10" draw:text-style-name="MP2" draw:layer="backgroundobjects" svg:width="11.558cm" svg:height="1.014cm" svg:x="0cm" svg:y="19.306cm" presentation:class="footer">
          <draw:text-box>
            <text:p/>
          </draw:text-box>
        </draw:frame>
        <draw:frame presentation:style-name="Mpr10" draw:text-style-name="MP3" draw:layer="backgroundobjects" svg:width="11.558cm" svg:height="1.014cm" svg:x="15.112cm" svg:y="19.306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frame presentation:style-name="Title6-title" draw:layer="backgroundobjects" svg:width="22.86cm" svg:height="3.175cm" svg:x="1.27cm" svg:y="0.762cm" presentation:class="title" presentation:placeholder="true">
        <draw:text-box/>
      </draw:frame>
      <draw:frame presentation:style-name="Title6-outline1" draw:layer="backgroundobjects" svg:width="22.86cm" svg:height="12.572cm" svg:x="1.27cm" svg:y="4.445cm" presentation:class="outline" presentation:placeholder="true">
        <draw:text-box/>
      </draw:frame>
      <draw:frame draw:style-name="Mgr4" draw:text-style-name="MP2" draw:layer="backgroundobjects" svg:width="5.927cm" svg:height="1.014cm" svg:x="1.269cm" svg:y="17.657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draw:style-name="Mgr4" draw:text-style-name="MP2" draw:layer="backgroundobjects" svg:width="8.044cm" svg:height="1.014cm" svg:x="8.678cm" svg:y="17.657cm" presentation:class="footer">
        <draw:text-box>
          <text:list text:style-name="">
            <text:list-header>
              <text:p><text:span text:style-name="MT3"/></text:p>
            </text:list-header>
          </text:list>
        </draw:text-box>
      </draw:frame>
      <draw:frame draw:style-name="Mgr4" draw:text-style-name="MP2" draw:layer="backgroundobjects" svg:width="5.927cm" svg:height="1.014cm" svg:x="18.202cm" svg:y="17.657cm" presentation:class="page-number">
        <draw:text-box>
          <text:list text:style-name="ML1">
            <text:list-header>
              <text:p text:style-name="MP5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6.67cm" svg:height="20.32cm" svg:x="0cm" svg:y="0cm">
          <text:p/>
        </draw:rect>
        <draw:frame presentation:style-name="Mpr11" draw:text-style-name="MP2" draw:layer="backgroundobjects" svg:width="11.558cm" svg:height="1.014cm" svg:x="0cm" svg:y="0cm" presentation:class="header">
          <draw:text-box>
            <text:p/>
          </draw:text-box>
        </draw:frame>
        <draw:frame presentation:style-name="Mpr11" draw:text-style-name="MP3" draw:layer="backgroundobjects" svg:width="11.558cm" svg:height="1.014cm" svg:x="15.112cm" svg:y="0cm" presentation:class="date-time">
          <draw:text-box>
            <text:p/>
          </draw:text-box>
        </draw:frame>
        <draw:page-thumbnail presentation:style-name="Title6-title" draw:layer="backgroundobjects" svg:width="10.173cm" svg:height="7.629cm" svg:x="8.254cm" svg:y="1.52cm" presentation:class="page"/>
        <draw:frame presentation:style-name="Title6-notes" draw:layer="backgroundobjects" svg:width="19.544cm" svg:height="9.142cm" svg:x="3.563cm" svg:y="9.657cm" presentation:class="notes" presentation:placeholder="true">
          <draw:text-box/>
        </draw:frame>
        <draw:frame presentation:style-name="Mpr12" draw:text-style-name="MP2" draw:layer="backgroundobjects" svg:width="11.558cm" svg:height="1.014cm" svg:x="0cm" svg:y="19.306cm" presentation:class="footer">
          <draw:text-box>
            <text:p/>
          </draw:text-box>
        </draw:frame>
        <draw:frame presentation:style-name="Mpr12" draw:text-style-name="MP3" draw:layer="backgroundobjects" svg:width="11.558cm" svg:height="1.014cm" svg:x="15.112cm" svg:y="19.306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frame presentation:style-name="Title7-title" draw:layer="backgroundobjects" svg:width="22.86cm" svg:height="3.175cm" svg:x="1.27cm" svg:y="0.762cm" presentation:class="title" presentation:placeholder="true">
        <draw:text-box/>
      </draw:frame>
      <draw:frame presentation:style-name="Title7-outline1" draw:layer="backgroundobjects" svg:width="22.86cm" svg:height="12.572cm" svg:x="1.27cm" svg:y="4.445cm" presentation:class="outline" presentation:placeholder="true">
        <draw:text-box/>
      </draw:frame>
      <draw:frame draw:style-name="Mgr4" draw:text-style-name="MP2" draw:layer="backgroundobjects" svg:width="5.927cm" svg:height="1.014cm" svg:x="1.269cm" svg:y="17.657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draw:style-name="Mgr4" draw:text-style-name="MP2" draw:layer="backgroundobjects" svg:width="8.044cm" svg:height="1.014cm" svg:x="8.678cm" svg:y="17.657cm" presentation:class="footer">
        <draw:text-box>
          <text:list text:style-name="">
            <text:list-header>
              <text:p><text:span text:style-name="MT3"/></text:p>
            </text:list-header>
          </text:list>
        </draw:text-box>
      </draw:frame>
      <draw:frame draw:style-name="Mgr4" draw:text-style-name="MP2" draw:layer="backgroundobjects" svg:width="5.927cm" svg:height="1.014cm" svg:x="18.202cm" svg:y="17.657cm" presentation:class="page-number">
        <draw:text-box>
          <text:list text:style-name="ML1">
            <text:list-header>
              <text:p text:style-name="MP5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6.67cm" svg:height="20.32cm" svg:x="0cm" svg:y="0cm">
          <text:p/>
        </draw:rect>
        <draw:frame presentation:style-name="Mpr13" draw:text-style-name="MP2" draw:layer="backgroundobjects" svg:width="11.558cm" svg:height="1.014cm" svg:x="0cm" svg:y="0cm" presentation:class="header">
          <draw:text-box>
            <text:p/>
          </draw:text-box>
        </draw:frame>
        <draw:frame presentation:style-name="Mpr13" draw:text-style-name="MP3" draw:layer="backgroundobjects" svg:width="11.558cm" svg:height="1.014cm" svg:x="15.112cm" svg:y="0cm" presentation:class="date-time">
          <draw:text-box>
            <text:p/>
          </draw:text-box>
        </draw:frame>
        <draw:page-thumbnail presentation:style-name="Title7-title" draw:layer="backgroundobjects" svg:width="10.173cm" svg:height="7.629cm" svg:x="8.254cm" svg:y="1.52cm" presentation:class="page"/>
        <draw:frame presentation:style-name="Title7-notes" draw:layer="backgroundobjects" svg:width="19.544cm" svg:height="9.142cm" svg:x="3.563cm" svg:y="9.657cm" presentation:class="notes" presentation:placeholder="true">
          <draw:text-box/>
        </draw:frame>
        <draw:frame presentation:style-name="Mpr14" draw:text-style-name="MP2" draw:layer="backgroundobjects" svg:width="11.558cm" svg:height="1.014cm" svg:x="0cm" svg:y="19.306cm" presentation:class="footer">
          <draw:text-box>
            <text:p/>
          </draw:text-box>
        </draw:frame>
        <draw:frame presentation:style-name="Mpr14" draw:text-style-name="MP3" draw:layer="backgroundobjects" svg:width="11.558cm" svg:height="1.014cm" svg:x="15.112cm" svg:y="19.306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frame presentation:style-name="Title8-title" draw:layer="backgroundobjects" svg:width="22.86cm" svg:height="3.175cm" svg:x="1.27cm" svg:y="0.762cm" presentation:class="title" presentation:placeholder="true">
        <draw:text-box/>
      </draw:frame>
      <draw:frame presentation:style-name="Title8-outline1" draw:layer="backgroundobjects" svg:width="22.86cm" svg:height="12.572cm" svg:x="1.27cm" svg:y="4.445cm" presentation:class="outline" presentation:placeholder="true">
        <draw:text-box/>
      </draw:frame>
      <draw:frame draw:style-name="Mgr4" draw:text-style-name="MP2" draw:layer="backgroundobjects" svg:width="5.927cm" svg:height="1.014cm" svg:x="1.269cm" svg:y="17.657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draw:style-name="Mgr4" draw:text-style-name="MP2" draw:layer="backgroundobjects" svg:width="8.044cm" svg:height="1.014cm" svg:x="8.678cm" svg:y="17.657cm" presentation:class="footer">
        <draw:text-box>
          <text:list text:style-name="">
            <text:list-header>
              <text:p><text:span text:style-name="MT3"/></text:p>
            </text:list-header>
          </text:list>
        </draw:text-box>
      </draw:frame>
      <draw:frame draw:style-name="Mgr4" draw:text-style-name="MP2" draw:layer="backgroundobjects" svg:width="5.927cm" svg:height="1.014cm" svg:x="18.202cm" svg:y="17.657cm" presentation:class="page-number">
        <draw:text-box>
          <text:list text:style-name="ML1">
            <text:list-header>
              <text:p text:style-name="MP5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6.67cm" svg:height="20.32cm" svg:x="0cm" svg:y="0cm">
          <text:p/>
        </draw:rect>
        <draw:frame presentation:style-name="Mpr15" draw:text-style-name="MP2" draw:layer="backgroundobjects" svg:width="11.558cm" svg:height="1.014cm" svg:x="0cm" svg:y="0cm" presentation:class="header">
          <draw:text-box>
            <text:p/>
          </draw:text-box>
        </draw:frame>
        <draw:frame presentation:style-name="Mpr15" draw:text-style-name="MP3" draw:layer="backgroundobjects" svg:width="11.558cm" svg:height="1.014cm" svg:x="15.112cm" svg:y="0cm" presentation:class="date-time">
          <draw:text-box>
            <text:p/>
          </draw:text-box>
        </draw:frame>
        <draw:page-thumbnail presentation:style-name="Title8-title" draw:layer="backgroundobjects" svg:width="10.173cm" svg:height="7.629cm" svg:x="8.254cm" svg:y="1.52cm" presentation:class="page"/>
        <draw:frame presentation:style-name="Title8-notes" draw:layer="backgroundobjects" svg:width="19.544cm" svg:height="9.142cm" svg:x="3.563cm" svg:y="9.657cm" presentation:class="notes" presentation:placeholder="true">
          <draw:text-box/>
        </draw:frame>
        <draw:frame presentation:style-name="Mpr16" draw:text-style-name="MP2" draw:layer="backgroundobjects" svg:width="11.558cm" svg:height="1.014cm" svg:x="0cm" svg:y="19.306cm" presentation:class="footer">
          <draw:text-box>
            <text:p/>
          </draw:text-box>
        </draw:frame>
        <draw:frame presentation:style-name="Mpr16" draw:text-style-name="MP3" draw:layer="backgroundobjects" svg:width="11.558cm" svg:height="1.014cm" svg:x="15.112cm" svg:y="19.306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frame presentation:style-name="Title9-title" draw:layer="backgroundobjects" svg:width="22.86cm" svg:height="3.175cm" svg:x="1.27cm" svg:y="0.762cm" presentation:class="title" presentation:placeholder="true">
        <draw:text-box/>
      </draw:frame>
      <draw:frame presentation:style-name="Title9-outline1" draw:layer="backgroundobjects" svg:width="22.86cm" svg:height="12.572cm" svg:x="1.27cm" svg:y="4.445cm" presentation:class="outline" presentation:placeholder="true">
        <draw:text-box/>
      </draw:frame>
      <draw:frame draw:style-name="Mgr4" draw:text-style-name="MP2" draw:layer="backgroundobjects" svg:width="5.927cm" svg:height="1.014cm" svg:x="1.269cm" svg:y="17.657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draw:style-name="Mgr4" draw:text-style-name="MP2" draw:layer="backgroundobjects" svg:width="8.044cm" svg:height="1.014cm" svg:x="8.678cm" svg:y="17.657cm" presentation:class="footer">
        <draw:text-box>
          <text:list text:style-name="">
            <text:list-header>
              <text:p><text:span text:style-name="MT3"/></text:p>
            </text:list-header>
          </text:list>
        </draw:text-box>
      </draw:frame>
      <draw:frame draw:style-name="Mgr4" draw:text-style-name="MP2" draw:layer="backgroundobjects" svg:width="5.927cm" svg:height="1.014cm" svg:x="18.202cm" svg:y="17.657cm" presentation:class="page-number">
        <draw:text-box>
          <text:list text:style-name="ML1">
            <text:list-header>
              <text:p text:style-name="MP5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6.67cm" svg:height="20.32cm" svg:x="0cm" svg:y="0cm">
          <text:p/>
        </draw:rect>
        <draw:frame presentation:style-name="Mpr17" draw:text-style-name="MP2" draw:layer="backgroundobjects" svg:width="11.558cm" svg:height="1.014cm" svg:x="0cm" svg:y="0cm" presentation:class="header">
          <draw:text-box>
            <text:p/>
          </draw:text-box>
        </draw:frame>
        <draw:frame presentation:style-name="Mpr17" draw:text-style-name="MP3" draw:layer="backgroundobjects" svg:width="11.558cm" svg:height="1.014cm" svg:x="15.112cm" svg:y="0cm" presentation:class="date-time">
          <draw:text-box>
            <text:p/>
          </draw:text-box>
        </draw:frame>
        <draw:page-thumbnail presentation:style-name="Title9-title" draw:layer="backgroundobjects" svg:width="10.173cm" svg:height="7.629cm" svg:x="8.254cm" svg:y="1.52cm" presentation:class="page"/>
        <draw:frame presentation:style-name="Title9-notes" draw:layer="backgroundobjects" svg:width="19.544cm" svg:height="9.142cm" svg:x="3.563cm" svg:y="9.657cm" presentation:class="notes" presentation:placeholder="true">
          <draw:text-box/>
        </draw:frame>
        <draw:frame presentation:style-name="Mpr18" draw:text-style-name="MP2" draw:layer="backgroundobjects" svg:width="11.558cm" svg:height="1.014cm" svg:x="0cm" svg:y="19.306cm" presentation:class="footer">
          <draw:text-box>
            <text:p/>
          </draw:text-box>
        </draw:frame>
        <draw:frame presentation:style-name="Mpr18" draw:text-style-name="MP3" draw:layer="backgroundobjects" svg:width="11.558cm" svg:height="1.014cm" svg:x="15.112cm" svg:y="19.306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0" style:page-layout-name="PM1" draw:style-name="Mdp1">
      <draw:frame presentation:style-name="Title10-title" draw:layer="backgroundobjects" svg:width="22.86cm" svg:height="3.175cm" svg:x="1.27cm" svg:y="0.762cm" presentation:class="title" presentation:placeholder="true">
        <draw:text-box/>
      </draw:frame>
      <draw:frame presentation:style-name="Title10-outline1" draw:layer="backgroundobjects" svg:width="22.86cm" svg:height="12.572cm" svg:x="1.27cm" svg:y="4.445cm" presentation:class="outline" presentation:placeholder="true">
        <draw:text-box/>
      </draw:frame>
      <draw:frame draw:style-name="Mgr4" draw:text-style-name="MP2" draw:layer="backgroundobjects" svg:width="5.927cm" svg:height="1.014cm" svg:x="1.269cm" svg:y="17.657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draw:style-name="Mgr4" draw:text-style-name="MP2" draw:layer="backgroundobjects" svg:width="8.044cm" svg:height="1.014cm" svg:x="8.678cm" svg:y="17.657cm" presentation:class="footer">
        <draw:text-box>
          <text:list text:style-name="">
            <text:list-header>
              <text:p><text:span text:style-name="MT3"/></text:p>
            </text:list-header>
          </text:list>
        </draw:text-box>
      </draw:frame>
      <draw:frame draw:style-name="Mgr4" draw:text-style-name="MP2" draw:layer="backgroundobjects" svg:width="5.927cm" svg:height="1.014cm" svg:x="18.202cm" svg:y="17.657cm" presentation:class="page-number">
        <draw:text-box>
          <text:list text:style-name="ML1">
            <text:list-header>
              <text:p text:style-name="MP5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6.67cm" svg:height="20.32cm" svg:x="0cm" svg:y="0cm">
          <text:p/>
        </draw:rect>
        <draw:frame presentation:style-name="Mpr19" draw:text-style-name="MP2" draw:layer="backgroundobjects" svg:width="11.558cm" svg:height="1.014cm" svg:x="0cm" svg:y="0cm" presentation:class="header">
          <draw:text-box>
            <text:p/>
          </draw:text-box>
        </draw:frame>
        <draw:frame presentation:style-name="Mpr19" draw:text-style-name="MP3" draw:layer="backgroundobjects" svg:width="11.558cm" svg:height="1.014cm" svg:x="15.112cm" svg:y="0cm" presentation:class="date-time">
          <draw:text-box>
            <text:p/>
          </draw:text-box>
        </draw:frame>
        <draw:page-thumbnail presentation:style-name="Title10-title" draw:layer="backgroundobjects" svg:width="10.173cm" svg:height="7.629cm" svg:x="8.254cm" svg:y="1.52cm" presentation:class="page"/>
        <draw:frame presentation:style-name="Title10-notes" draw:layer="backgroundobjects" svg:width="19.544cm" svg:height="9.142cm" svg:x="3.563cm" svg:y="9.657cm" presentation:class="notes" presentation:placeholder="true">
          <draw:text-box/>
        </draw:frame>
        <draw:frame presentation:style-name="Mpr20" draw:text-style-name="MP2" draw:layer="backgroundobjects" svg:width="11.558cm" svg:height="1.014cm" svg:x="0cm" svg:y="19.306cm" presentation:class="footer">
          <draw:text-box>
            <text:p/>
          </draw:text-box>
        </draw:frame>
        <draw:frame presentation:style-name="Mpr20" draw:text-style-name="MP3" draw:layer="backgroundobjects" svg:width="11.558cm" svg:height="1.014cm" svg:x="15.112cm" svg:y="19.306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1" style:page-layout-name="PM1" draw:style-name="Mdp1">
      <draw:frame presentation:style-name="Title11-title" draw:layer="backgroundobjects" svg:width="22.86cm" svg:height="3.175cm" svg:x="1.27cm" svg:y="0.762cm" presentation:class="title" presentation:placeholder="true">
        <draw:text-box/>
      </draw:frame>
      <draw:frame presentation:style-name="Title11-outline1" draw:layer="backgroundobjects" svg:width="22.86cm" svg:height="12.572cm" svg:x="1.27cm" svg:y="4.445cm" presentation:class="outline" presentation:placeholder="true">
        <draw:text-box/>
      </draw:frame>
      <draw:frame draw:style-name="Mgr4" draw:text-style-name="MP2" draw:layer="backgroundobjects" svg:width="5.927cm" svg:height="1.014cm" svg:x="1.269cm" svg:y="17.657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draw:style-name="Mgr4" draw:text-style-name="MP2" draw:layer="backgroundobjects" svg:width="8.044cm" svg:height="1.014cm" svg:x="8.678cm" svg:y="17.657cm" presentation:class="footer">
        <draw:text-box>
          <text:list text:style-name="">
            <text:list-header>
              <text:p><text:span text:style-name="MT3"/></text:p>
            </text:list-header>
          </text:list>
        </draw:text-box>
      </draw:frame>
      <draw:frame draw:style-name="Mgr4" draw:text-style-name="MP2" draw:layer="backgroundobjects" svg:width="5.927cm" svg:height="1.014cm" svg:x="18.202cm" svg:y="17.657cm" presentation:class="page-number">
        <draw:text-box>
          <text:list text:style-name="ML1">
            <text:list-header>
              <text:p text:style-name="MP5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6.67cm" svg:height="20.32cm" svg:x="0cm" svg:y="0cm">
          <text:p/>
        </draw:rect>
        <draw:frame presentation:style-name="Mpr21" draw:text-style-name="MP2" draw:layer="backgroundobjects" svg:width="11.558cm" svg:height="1.014cm" svg:x="0cm" svg:y="0cm" presentation:class="header">
          <draw:text-box>
            <text:p/>
          </draw:text-box>
        </draw:frame>
        <draw:frame presentation:style-name="Mpr21" draw:text-style-name="MP3" draw:layer="backgroundobjects" svg:width="11.558cm" svg:height="1.014cm" svg:x="15.112cm" svg:y="0cm" presentation:class="date-time">
          <draw:text-box>
            <text:p/>
          </draw:text-box>
        </draw:frame>
        <draw:page-thumbnail presentation:style-name="Title11-title" draw:layer="backgroundobjects" svg:width="10.173cm" svg:height="7.629cm" svg:x="8.254cm" svg:y="1.52cm" presentation:class="page"/>
        <draw:frame presentation:style-name="Title11-notes" draw:layer="backgroundobjects" svg:width="19.544cm" svg:height="9.142cm" svg:x="3.563cm" svg:y="9.657cm" presentation:class="notes" presentation:placeholder="true">
          <draw:text-box/>
        </draw:frame>
        <draw:frame presentation:style-name="Mpr22" draw:text-style-name="MP2" draw:layer="backgroundobjects" svg:width="11.558cm" svg:height="1.014cm" svg:x="0cm" svg:y="19.306cm" presentation:class="footer">
          <draw:text-box>
            <text:p/>
          </draw:text-box>
        </draw:frame>
        <draw:frame presentation:style-name="Mpr22" draw:text-style-name="MP3" draw:layer="backgroundobjects" svg:width="11.558cm" svg:height="1.014cm" svg:x="15.112cm" svg:y="19.306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2" style:page-layout-name="PM1" draw:style-name="Mdp1">
      <draw:frame presentation:style-name="Title12-title" draw:layer="backgroundobjects" svg:width="22.86cm" svg:height="3.175cm" svg:x="1.27cm" svg:y="0.762cm" presentation:class="title" presentation:placeholder="true">
        <draw:text-box/>
      </draw:frame>
      <draw:frame presentation:style-name="Title12-outline1" draw:layer="backgroundobjects" svg:width="22.86cm" svg:height="12.572cm" svg:x="1.27cm" svg:y="4.445cm" presentation:class="outline" presentation:placeholder="true">
        <draw:text-box/>
      </draw:frame>
      <presentation:notes style:page-layout-name="PM0">
        <draw:rect draw:style-name="Mgr1" draw:text-style-name="MP1" draw:layer="backgroundobjects" svg:width="26.67cm" svg:height="20.32cm" svg:x="0cm" svg:y="0cm">
          <text:p/>
        </draw:rect>
        <draw:frame presentation:style-name="Mpr23" draw:text-style-name="MP2" draw:layer="backgroundobjects" svg:width="11.558cm" svg:height="1.014cm" svg:x="0cm" svg:y="0cm" presentation:class="header">
          <draw:text-box>
            <text:p/>
          </draw:text-box>
        </draw:frame>
        <draw:frame presentation:style-name="Mpr23" draw:text-style-name="MP3" draw:layer="backgroundobjects" svg:width="11.558cm" svg:height="1.014cm" svg:x="15.112cm" svg:y="0cm" presentation:class="date-time">
          <draw:text-box>
            <text:p/>
          </draw:text-box>
        </draw:frame>
        <draw:page-thumbnail presentation:style-name="Title12-title" draw:layer="backgroundobjects" svg:width="10.173cm" svg:height="7.629cm" svg:x="8.254cm" svg:y="1.52cm" presentation:class="page"/>
        <draw:frame presentation:style-name="Title12-notes" draw:layer="backgroundobjects" svg:width="19.544cm" svg:height="9.142cm" svg:x="3.563cm" svg:y="9.657cm" presentation:class="notes" presentation:placeholder="true">
          <draw:text-box/>
        </draw:frame>
        <draw:frame presentation:style-name="Mpr24" draw:text-style-name="MP2" draw:layer="backgroundobjects" svg:width="11.558cm" svg:height="1.014cm" svg:x="0cm" svg:y="19.306cm" presentation:class="footer">
          <draw:text-box>
            <text:p/>
          </draw:text-box>
        </draw:frame>
        <draw:frame presentation:style-name="Mpr24" draw:text-style-name="MP3" draw:layer="backgroundobjects" svg:width="11.558cm" svg:height="1.014cm" svg:x="15.112cm" svg:y="19.306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3" style:page-layout-name="PM1" draw:style-name="Mdp1">
      <draw:frame presentation:style-name="Title13-title" draw:layer="backgroundobjects" svg:width="22.86cm" svg:height="3.175cm" svg:x="1.27cm" svg:y="0.762cm" presentation:class="title" presentation:placeholder="true">
        <draw:text-box/>
      </draw:frame>
      <draw:frame presentation:style-name="Title13-outline1" draw:layer="backgroundobjects" svg:width="22.86cm" svg:height="12.572cm" svg:x="1.27cm" svg:y="4.445cm" presentation:class="outline" presentation:placeholder="true">
        <draw:text-box/>
      </draw:frame>
      <presentation:notes style:page-layout-name="PM0">
        <draw:rect draw:style-name="Mgr1" draw:text-style-name="MP1" draw:layer="backgroundobjects" svg:width="26.67cm" svg:height="20.32cm" svg:x="0cm" svg:y="0cm">
          <text:p/>
        </draw:rect>
        <draw:frame presentation:style-name="Mpr25" draw:text-style-name="MP2" draw:layer="backgroundobjects" svg:width="11.558cm" svg:height="1.014cm" svg:x="0cm" svg:y="0cm" presentation:class="header">
          <draw:text-box>
            <text:p/>
          </draw:text-box>
        </draw:frame>
        <draw:frame presentation:style-name="Mpr25" draw:text-style-name="MP3" draw:layer="backgroundobjects" svg:width="11.558cm" svg:height="1.014cm" svg:x="15.112cm" svg:y="0cm" presentation:class="date-time">
          <draw:text-box>
            <text:p/>
          </draw:text-box>
        </draw:frame>
        <draw:page-thumbnail presentation:style-name="Title13-title" draw:layer="backgroundobjects" svg:width="10.173cm" svg:height="7.629cm" svg:x="8.254cm" svg:y="1.52cm" presentation:class="page"/>
        <draw:frame presentation:style-name="Title13-notes" draw:layer="backgroundobjects" svg:width="19.544cm" svg:height="9.142cm" svg:x="3.563cm" svg:y="9.657cm" presentation:class="notes" presentation:placeholder="true">
          <draw:text-box/>
        </draw:frame>
        <draw:frame presentation:style-name="Mpr26" draw:text-style-name="MP2" draw:layer="backgroundobjects" svg:width="11.558cm" svg:height="1.014cm" svg:x="0cm" svg:y="19.306cm" presentation:class="footer">
          <draw:text-box>
            <text:p/>
          </draw:text-box>
        </draw:frame>
        <draw:frame presentation:style-name="Mpr26" draw:text-style-name="MP3" draw:layer="backgroundobjects" svg:width="11.558cm" svg:height="1.014cm" svg:x="15.112cm" svg:y="19.306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4" style:page-layout-name="PM1" draw:style-name="Mdp1">
      <draw:frame presentation:style-name="Title14-title" draw:layer="backgroundobjects" svg:width="22.86cm" svg:height="3.175cm" svg:x="1.27cm" svg:y="0.762cm" presentation:class="title" presentation:placeholder="true">
        <draw:text-box/>
      </draw:frame>
      <draw:frame presentation:style-name="Title14-outline1" draw:layer="backgroundobjects" svg:width="22.86cm" svg:height="12.572cm" svg:x="1.27cm" svg:y="4.445cm" presentation:class="outline" presentation:placeholder="true">
        <draw:text-box/>
      </draw:frame>
      <presentation:notes style:page-layout-name="PM0">
        <draw:rect draw:style-name="Mgr1" draw:text-style-name="MP1" draw:layer="backgroundobjects" svg:width="26.67cm" svg:height="20.32cm" svg:x="0cm" svg:y="0cm">
          <text:p/>
        </draw:rect>
        <draw:frame presentation:style-name="Mpr27" draw:text-style-name="MP2" draw:layer="backgroundobjects" svg:width="11.558cm" svg:height="1.014cm" svg:x="0cm" svg:y="0cm" presentation:class="header">
          <draw:text-box>
            <text:p/>
          </draw:text-box>
        </draw:frame>
        <draw:frame presentation:style-name="Mpr27" draw:text-style-name="MP3" draw:layer="backgroundobjects" svg:width="11.558cm" svg:height="1.014cm" svg:x="15.112cm" svg:y="0cm" presentation:class="date-time">
          <draw:text-box>
            <text:p/>
          </draw:text-box>
        </draw:frame>
        <draw:page-thumbnail presentation:style-name="Title14-title" draw:layer="backgroundobjects" svg:width="10.173cm" svg:height="7.629cm" svg:x="8.254cm" svg:y="1.52cm" presentation:class="page"/>
        <draw:frame presentation:style-name="Title14-notes" draw:layer="backgroundobjects" svg:width="19.544cm" svg:height="9.142cm" svg:x="3.563cm" svg:y="9.657cm" presentation:class="notes" presentation:placeholder="true">
          <draw:text-box/>
        </draw:frame>
        <draw:frame presentation:style-name="Mpr28" draw:text-style-name="MP2" draw:layer="backgroundobjects" svg:width="11.558cm" svg:height="1.014cm" svg:x="0cm" svg:y="19.306cm" presentation:class="footer">
          <draw:text-box>
            <text:p/>
          </draw:text-box>
        </draw:frame>
        <draw:frame presentation:style-name="Mpr28" draw:text-style-name="MP3" draw:layer="backgroundobjects" svg:width="11.558cm" svg:height="1.014cm" svg:x="15.112cm" svg:y="19.306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5" style:page-layout-name="PM1" draw:style-name="Mdp1">
      <draw:frame presentation:style-name="Title15-title" draw:layer="backgroundobjects" svg:width="22.86cm" svg:height="3.175cm" svg:x="1.27cm" svg:y="0.762cm" presentation:class="title" presentation:placeholder="true">
        <draw:text-box/>
      </draw:frame>
      <draw:frame presentation:style-name="Title15-outline1" draw:layer="backgroundobjects" svg:width="22.86cm" svg:height="12.572cm" svg:x="1.27cm" svg:y="4.445cm" presentation:class="outline" presentation:placeholder="true">
        <draw:text-box/>
      </draw:frame>
      <draw:frame draw:style-name="Mgr5" draw:text-style-name="MP2" draw:layer="backgroundobjects" svg:width="21.59cm" svg:height="1.27cm" svg:x="1.905cm" svg:y="17.357cm" presentation:class="footer">
        <draw:text-box>
          <text:list text:style-name="ML1">
            <text:list-header>
              <text:p text:style-name="MP5"><text:span text:style-name="MT3">5: DC </text:span><text:span text:style-name="MT3">and </text:span><text:span text:style-name="MT3">Transie</text:span><text:span text:style-name="MT3">nt </text:span><text:span text:style-name="MT3">Respon</text:span><text:span text:style-name="MT3">se</text:span></text:p>
            </text:list-header>
          </text:list>
        </draw:text-box>
      </draw:frame>
      <draw:frame draw:style-name="Mgr5" draw:text-style-name="MP2" draw:layer="backgroundobjects" svg:width="5.292cm" svg:height="1.27cm" svg:x="18.203cm" svg:y="17.357cm" presentation:class="page-number">
        <draw:text-box>
          <text:list text:style-name="ML1">
            <text:list-header>
              <text:p text:style-name="MP5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6.67cm" svg:height="20.32cm" svg:x="0cm" svg:y="0cm">
          <text:p/>
        </draw:rect>
        <draw:frame presentation:style-name="Mpr29" draw:text-style-name="MP2" draw:layer="backgroundobjects" svg:width="11.558cm" svg:height="1.014cm" svg:x="0cm" svg:y="0cm" presentation:class="header">
          <draw:text-box>
            <text:p/>
          </draw:text-box>
        </draw:frame>
        <draw:frame presentation:style-name="Mpr29" draw:text-style-name="MP3" draw:layer="backgroundobjects" svg:width="11.558cm" svg:height="1.014cm" svg:x="15.112cm" svg:y="0cm" presentation:class="date-time">
          <draw:text-box>
            <text:p/>
          </draw:text-box>
        </draw:frame>
        <draw:page-thumbnail presentation:style-name="Title15-title" draw:layer="backgroundobjects" svg:width="10.173cm" svg:height="7.629cm" svg:x="8.254cm" svg:y="1.52cm" presentation:class="page"/>
        <draw:frame presentation:style-name="Title15-notes" draw:layer="backgroundobjects" svg:width="19.544cm" svg:height="9.142cm" svg:x="3.563cm" svg:y="9.657cm" presentation:class="notes" presentation:placeholder="true">
          <draw:text-box/>
        </draw:frame>
        <draw:frame presentation:style-name="Mpr30" draw:text-style-name="MP2" draw:layer="backgroundobjects" svg:width="11.558cm" svg:height="1.014cm" svg:x="0cm" svg:y="19.306cm" presentation:class="footer">
          <draw:text-box>
            <text:p/>
          </draw:text-box>
        </draw:frame>
        <draw:frame presentation:style-name="Mpr30" draw:text-style-name="MP3" draw:layer="backgroundobjects" svg:width="11.558cm" svg:height="1.014cm" svg:x="15.112cm" svg:y="19.306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David Harris</meta:initial-creator>
    <meta:creation-date>2003-12-29T08:43:39.257000000</meta:creation-date>
    <dc:date>2021-03-20T07:06:14.878719973</dc:date>
    <meta:editing-cycles>581</meta:editing-cycles>
    <meta:editing-duration>P12DT16H34M20S</meta:editing-duration>
    <meta:document-statistic meta:object-count="364"/>
    <meta:generator>LibreOffice/6.0.7.3$Linux_X86_64 LibreOffice_project/00m0$Build-3</meta:generator>
  </office:meta>
</office:document-meta>
</file>